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236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DMU</text:p>
          </table:table-cell>
          <table:table-cell office:value-type="string" calcext:value-type="string">
            <text:p>Dominaria United</text:p>
          </table:table-cell>
          <table:table-cell office:value-type="date" office:date-value="2022-09-09" calcext:value-type="date">
            <text:p>09.09.2022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office:value-type="string" calcext:value-type="string">
            <text:p>Dominaria United Commander</text:p>
          </table:table-cell>
          <table:table-cell office:value-type="date" office:date-value="2022-09-09" calcext:value-type="date">
            <text:p>09.09.2022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string" calcext:value-type="string">
            <text:p>Double Masters 2022</text:p>
          </table:table-cell>
          <table:table-cell office:value-type="date" office:date-value="2022-07-08" calcext:value-type="date">
            <text:p>08.07.2022</text:p>
          </table:table-cell>
        </table:table-row>
        <table:table-row table:style-name="ro1">
          <table:table-cell office:value-type="string" calcext:value-type="string">
            <text:p>HBG</text:p>
          </table:table-cell>
          <table:table-cell office:value-type="string" calcext:value-type="string">
            <text:p>Alchemy Horizons: Baldur's Gate</text:p>
          </table:table-cell>
          <table:table-cell office:value-type="date" office:date-value="2022-07-07" calcext:value-type="date">
            <text:p>07.07.2022</text:p>
          </table:table-cell>
        </table:table-row>
        <table:table-row table:style-name="ro1">
          <table:table-cell office:value-type="string" calcext:value-type="string">
            <text:p>CLB</text:p>
          </table:table-cell>
          <table:table-cell office:value-type="string" calcext:value-type="string">
            <text:p>Commander Legends: Battle for Baldur's Gate</text:p>
          </table:table-cell>
          <table:table-cell office:value-type="date" office:date-value="2022-06-10" calcext:value-type="date">
            <text:p>10.06.2022</text:p>
          </table:table-cell>
        </table:table-row>
        <table:table-row table:style-name="ro1">
          <table:table-cell office:value-type="string" calcext:value-type="string">
            <text:p>PCLB</text:p>
          </table:table-cell>
          <table:table-cell office:value-type="string" calcext:value-type="string">
            <text:p>Commander Legends: Battle for Baldur's Gate Promos</text:p>
          </table:table-cell>
          <table:table-cell office:value-type="date" office:date-value="2022-06-10" calcext:value-type="date">
            <text:p>10.06.2022</text:p>
          </table:table-cell>
        </table:table-row>
        <table:table-row table:style-name="ro1">
          <table:table-cell office:value-type="string" calcext:value-type="string">
            <text:p>YSNC</text:p>
          </table:table-cell>
          <table:table-cell office:value-type="string" calcext:value-type="string">
            <text:p>Alchemy: New Capenna</text:p>
          </table:table-cell>
          <table:table-cell office:value-type="date" office:date-value="2022-06-02" calcext:value-type="date">
            <text:p>02.06.2022</text:p>
          </table:table-cell>
        </table:table-row>
        <table:table-row table:style-name="ro1">
          <table:table-cell office:value-type="string" calcext:value-type="string">
            <text:p>PSNC</text:p>
          </table:table-cell>
          <table:table-cell office:value-type="string" calcext:value-type="string">
            <text:p>Streets of New Capenna Promos</text:p>
          </table:table-cell>
          <table:table-cell office:value-type="date" office:date-value="2022-04-30" calcext:value-type="date">
            <text:p>30.04.2022</text:p>
          </table:table-cell>
        </table:table-row>
        <table:table-row table:style-name="ro1">
          <table:table-cell office:value-type="string" calcext:value-type="string">
            <text:p>SNC</text:p>
          </table:table-cell>
          <table:table-cell office:value-type="string" calcext:value-type="string">
            <text:p>Streets of New Capenna</text:p>
          </table:table-cell>
          <table:table-cell office:value-type="date" office:date-value="2022-04-29" calcext:value-type="date">
            <text:p>29.04.2022</text:p>
          </table:table-cell>
        </table:table-row>
        <table:table-row table:style-name="ro1">
          <table:table-cell office:value-type="string" calcext:value-type="string">
            <text:p>NCC</text:p>
          </table:table-cell>
          <table:table-cell office:value-type="string" calcext:value-type="string">
            <text:p>New Capenna Commander</text:p>
          </table:table-cell>
          <table:table-cell office:value-type="date" office:date-value="2022-04-29" calcext:value-type="date">
            <text:p>29.04.2022</text:p>
          </table:table-cell>
        </table:table-row>
        <table:table-row table:style-name="ro1">
          <table:table-cell office:value-type="string" calcext:value-type="string">
            <text:p>TSNC</text:p>
          </table:table-cell>
          <table:table-cell office:value-type="string" calcext:value-type="string">
            <text:p>Streets of New Capenna Tokens</text:p>
          </table:table-cell>
          <table:table-cell office:value-type="date" office:date-value="2022-04-29" calcext:value-type="date">
            <text:p>29.04.2022</text:p>
          </table:table-cell>
        </table:table-row>
        <table:table-row table:style-name="ro1">
          <table:table-cell office:value-type="string" calcext:value-type="string">
            <text:p>TNCC</text:p>
          </table:table-cell>
          <table:table-cell office:value-type="string" calcext:value-type="string">
            <text:p>New Capenna Commander Tokens</text:p>
          </table:table-cell>
          <table:table-cell office:value-type="date" office:date-value="2022-04-20" calcext:value-type="date">
            <text:p>20.04.2022</text:p>
          </table:table-cell>
        </table:table-row>
        <table:table-row table:style-name="ro1">
          <table:table-cell office:value-type="string" calcext:value-type="string">
            <text:p>PNCC</text:p>
          </table:table-cell>
          <table:table-cell office:value-type="string" calcext:value-type="string">
            <text:p>New Capenna Commander Promos</text:p>
          </table:table-cell>
          <table:table-cell office:value-type="date" office:date-value="2022-04-09" calcext:value-type="date">
            <text:p>09.04.2022</text:p>
          </table:table-cell>
        </table:table-row>
        <table:table-row table:style-name="ro1">
          <table:table-cell office:value-type="string" calcext:value-type="string">
            <text:p>PW22</text:p>
          </table:table-cell>
          <table:table-cell office:value-type="string" calcext:value-type="string">
            <text:p>Wizards Play Network 2022</text:p>
          </table:table-cell>
          <table:table-cell office:value-type="date" office:date-value="2022-03-05" calcext:value-type="date">
            <text:p>05.03.2022</text:p>
          </table:table-cell>
        </table:table-row>
        <table:table-row table:style-name="ro1">
          <table:table-cell office:value-type="string" calcext:value-type="string">
            <text:p>PL22</text:p>
          </table:table-cell>
          <table:table-cell office:value-type="string" calcext:value-type="string">
            <text:p>Year of the Tiger 2022</text:p>
          </table:table-cell>
          <table:table-cell office:value-type="date" office:date-value="2022-02-25" calcext:value-type="date">
            <text:p>25.02.2022</text:p>
          </table:table-cell>
        </table:table-row>
        <table:table-row table:style-name="ro1">
          <table:table-cell office:value-type="string" calcext:value-type="string">
            <text:p>NEO</text:p>
          </table:table-cell>
          <table:table-cell office:value-type="string" calcext:value-type="string">
            <text:p>Kamigawa: Neon Dynasty</text:p>
          </table:table-cell>
          <table:table-cell office:value-type="date" office:date-value="2022-02-18" calcext:value-type="date">
            <text:p>18.02.2022</text:p>
          </table:table-cell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Neon Dynasty Commander</text:p>
          </table:table-cell>
          <table:table-cell office:value-type="date" office:date-value="2022-02-18" calcext:value-type="date">
            <text:p>18.02.2022</text:p>
          </table:table-cell>
        </table:table-row>
        <table:table-row table:style-name="ro1">
          <table:table-cell office:value-type="string" calcext:value-type="string">
            <text:p>PNEO</text:p>
          </table:table-cell>
          <table:table-cell office:value-type="string" calcext:value-type="string">
            <text:p>Kamigawa: Neon Dynasty Promos</text:p>
          </table:table-cell>
          <table:table-cell office:value-type="date" office:date-value="2022-02-18" calcext:value-type="date">
            <text:p>18.02.2022</text:p>
          </table:table-cell>
        </table:table-row>
        <table:table-row table:style-name="ro1">
          <table:table-cell office:value-type="string" calcext:value-type="string">
            <text:p>TNEO</text:p>
          </table:table-cell>
          <table:table-cell office:value-type="string" calcext:value-type="string">
            <text:p>Kamigawa: Neon Dynasty Tokens</text:p>
          </table:table-cell>
          <table:table-cell office:value-type="date" office:date-value="2022-02-18" calcext:value-type="date">
            <text:p>18.02.2022</text:p>
          </table:table-cell>
        </table:table-row>
        <table:table-row table:style-name="ro1">
          <table:table-cell office:value-type="string" calcext:value-type="string">
            <text:p>TNEC</text:p>
          </table:table-cell>
          <table:table-cell office:value-type="string" calcext:value-type="string">
            <text:p>Neon Dynasty Commander Tokens</text:p>
          </table:table-cell>
          <table:table-cell office:value-type="date" office:date-value="2022-02-18" calcext:value-type="date">
            <text:p>18.02.2022</text:p>
          </table:table-cell>
        </table:table-row>
        <table:table-row table:style-name="ro1">
          <table:table-cell office:value-type="string" calcext:value-type="string">
            <text:p>DBL</text:p>
          </table:table-cell>
          <table:table-cell office:value-type="string" calcext:value-type="string">
            <text:p>Innistrad: Double Feature</text:p>
          </table:table-cell>
          <table:table-cell office:value-type="date" office:date-value="2022-01-28" calcext:value-type="date">
            <text:p>28.01.2022</text:p>
          </table:table-cell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Commander Collection: Black</text:p>
          </table:table-cell>
          <table:table-cell office:value-type="date" office:date-value="2022-01-28" calcext:value-type="date">
            <text:p>28.01.2022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Judge Gift Cards 2022</text:p>
          </table:table-cell>
          <table:table-cell office:value-type="date" office:date-value="2022-01-01" calcext:value-type="date">
            <text:p>01.01.2022</text:p>
          </table:table-cell>
        </table:table-row>
        <table:table-row table:style-name="ro1">
          <table:table-cell office:value-type="string" calcext:value-type="string">
            <text:p>Y22</text:p>
          </table:table-cell>
          <table:table-cell office:value-type="string" calcext:value-type="string">
            <text:p>Alchemy 2022</text:p>
          </table:table-cell>
          <table:table-cell office:value-type="date" office:date-value="2021-12-09" calcext:value-type="date">
            <text:p>09.12.2021</text:p>
          </table:table-cell>
        </table:table-row>
        <table:table-row table:style-name="ro1">
          <table:table-cell office:value-type="string" calcext:value-type="string">
            <text:p>VOW</text:p>
          </table:table-cell>
          <table:table-cell office:value-type="string" calcext:value-type="string">
            <text:p>Innistrad: Crimson Vow</text:p>
          </table:table-cell>
          <table:table-cell office:value-type="date" office:date-value="2021-11-19" calcext:value-type="date">
            <text:p>19.11.2021</text:p>
          </table:table-cell>
        </table:table-row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Crimson Vow Commander</text:p>
          </table:table-cell>
          <table:table-cell office:value-type="date" office:date-value="2021-11-19" calcext:value-type="date">
            <text:p>19.11.2021</text:p>
          </table:table-cell>
        </table:table-row>
        <table:table-row table:style-name="ro1">
          <table:table-cell office:value-type="string" calcext:value-type="string">
            <text:p>TVOW</text:p>
          </table:table-cell>
          <table:table-cell office:value-type="string" calcext:value-type="string">
            <text:p>Innistrad: Crimson Vow Tokens</text:p>
          </table:table-cell>
          <table:table-cell office:value-type="date" office:date-value="2021-11-19" calcext:value-type="date">
            <text:p>19.11.202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Innistrad: Midnight Hunt</text:p>
          </table:table-cell>
          <table:table-cell office:value-type="date" office:date-value="2021-10-21" calcext:value-type="date">
            <text:p>21.10.2021</text:p>
          </table:table-cell>
        </table:table-row>
        <table:table-row table:style-name="ro1">
          <table:table-cell office:value-type="string" calcext:value-type="string">
            <text:p>Q06</text:p>
          </table:table-cell>
          <table:table-cell office:value-type="string" calcext:value-type="string">
            <text:p>Pioneer Challenge Decks 2021</text:p>
          </table:table-cell>
          <table:table-cell office:value-type="date" office:date-value="2021-10-15" calcext:value-type="date">
            <text:p>15.10.2021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Midnight Hunt Commander</text:p>
          </table:table-cell>
          <table:table-cell office:value-type="date" office:date-value="2021-09-24" calcext:value-type="date">
            <text:p>24.09.2021</text:p>
          </table:table-cell>
        </table:table-row>
        <table:table-row table:style-name="ro1">
          <table:table-cell office:value-type="string" calcext:value-type="string">
            <text:p>TMIC</text:p>
          </table:table-cell>
          <table:table-cell office:value-type="string" calcext:value-type="string">
            <text:p>Midnight Hunt Commander Tokens</text:p>
          </table:table-cell>
          <table:table-cell office:value-type="date" office:date-value="2021-09-24" calcext:value-type="date">
            <text:p>24.09.2021</text:p>
          </table:table-cell>
        </table:table-row>
        <table:table-row table:style-name="ro1">
          <table:table-cell office:value-type="string" calcext:value-type="string">
            <text:p>TMID</text:p>
          </table:table-cell>
          <table:table-cell office:value-type="string" calcext:value-type="string">
            <text:p>Innistrad: Midnight Hunt Tokens</text:p>
          </table:table-cell>
          <table:table-cell office:value-type="date" office:date-value="2021-09-24" calcext:value-type="date">
            <text:p>24.09.2021</text:p>
          </table:table-cell>
        </table:table-row>
        <table:table-row table:style-name="ro1">
          <table:table-cell office:value-type="string" calcext:value-type="string">
            <text:p>PMID</text:p>
          </table:table-cell>
          <table:table-cell office:value-type="string" calcext:value-type="string">
            <text:p>Innistrad: Midnight Hunt Promos</text:p>
          </table:table-cell>
          <table:table-cell office:value-type="date" office:date-value="2021-09-24" calcext:value-type="date">
            <text:p>24.09.2021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Jumpstart: Historic Horizons</text:p>
          </table:table-cell>
          <table:table-cell office:value-type="date" office:date-value="2021-08-26" calcext:value-type="date">
            <text:p>26.08.2021</text:p>
          </table:table-cell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Adventures in the Forgotten Realms</text:p>
          </table:table-cell>
          <table:table-cell office:value-type="date" office:date-value="2021-07-23" calcext:value-type="date">
            <text:p>23.07.2021</text:p>
          </table:table-cell>
        </table:table-row>
        <table:table-row table:style-name="ro1">
          <table:table-cell office:value-type="string" calcext:value-type="string">
            <text:p>TAFR</text:p>
          </table:table-cell>
          <table:table-cell office:value-type="string" calcext:value-type="string">
            <text:p>Adventures in the Forgotten Realms Tokens</text:p>
          </table:table-cell>
          <table:table-cell office:value-type="date" office:date-value="2021-07-23" calcext:value-type="date">
            <text:p>23.07.2021</text:p>
          </table:table-cell>
        </table:table-row>
        <table:table-row table:style-name="ro1">
          <table:table-cell office:value-type="string" calcext:value-type="string">
            <text:p>AFC</text:p>
          </table:table-cell>
          <table:table-cell office:value-type="string" calcext:value-type="string">
            <text:p>Forgotten Realms Commander</text:p>
          </table:table-cell>
          <table:table-cell office:value-type="date" office:date-value="2021-07-23" calcext:value-type="date">
            <text:p>23.07.2021</text:p>
          </table:table-cell>
        </table:table-row>
        <table:table-row table:style-name="ro1">
          <table:table-cell office:value-type="string" calcext:value-type="string">
            <text:p>PAFR</text:p>
          </table:table-cell>
          <table:table-cell office:value-type="string" calcext:value-type="string">
            <text:p>Adventures in the Forgotten Realms Promos</text:p>
          </table:table-cell>
          <table:table-cell office:value-type="date" office:date-value="2021-07-23" calcext:value-type="date">
            <text:p>23.07.2021</text:p>
          </table:table-cell>
        </table:table-row>
        <table:table-row table:style-name="ro1">
          <table:table-cell office:value-type="string" calcext:value-type="string">
            <text:p>PLG21</text:p>
          </table:table-cell>
          <table:table-cell office:value-type="string" calcext:value-type="string">
            <text:p>Love Your LGS 2021</text:p>
          </table:table-cell>
          <table:table-cell office:value-type="date" office:date-value="2021-06-22" calcext:value-type="date">
            <text:p>22.06.2021</text:p>
          </table:table-cell>
        </table:table-row>
        <table:table-row table:style-name="ro1">
          <table:table-cell office:value-type="string" calcext:value-type="string">
            <text:p>H1R</text:p>
          </table:table-cell>
          <table:table-cell office:value-type="string" calcext:value-type="string">
            <text:p>Modern Horizons 1 Timeshifts</text:p>
          </table:table-cell>
          <table:table-cell office:value-type="date" office:date-value="2021-06-18" calcext:value-type="date">
            <text:p>18.06.2021</text:p>
          </table:table-cell>
        </table:table-row>
        <table:table-row table:style-name="ro1">
          <table:table-cell office:value-type="string" calcext:value-type="string">
            <text:p>MH2</text:p>
          </table:table-cell>
          <table:table-cell office:value-type="string" calcext:value-type="string">
            <text:p>Modern Horizons 2</text:p>
          </table:table-cell>
          <table:table-cell office:value-type="date" office:date-value="2021-06-18" calcext:value-type="date">
            <text:p>18.06.2021</text:p>
          </table:table-cell>
        </table:table-row>
        <table:table-row table:style-name="ro1">
          <table:table-cell office:value-type="string" calcext:value-type="string">
            <text:p>PWP21</text:p>
          </table:table-cell>
          <table:table-cell office:value-type="string" calcext:value-type="string">
            <text:p>Wizards Play Network 2021</text:p>
          </table:table-cell>
          <table:table-cell office:value-type="date" office:date-value="2021-06-18" calcext:value-type="date">
            <text:p>18.06.2021</text:p>
          </table:table-cell>
        </table:table-row>
        <table:table-row table:style-name="ro1">
          <table:table-cell office:value-type="string" calcext:value-type="string">
            <text:p>PMH2</text:p>
          </table:table-cell>
          <table:table-cell office:value-type="string" calcext:value-type="string">
            <text:p>Modern Horizons 2 Promos</text:p>
          </table:table-cell>
          <table:table-cell office:value-type="date" office:date-value="2021-06-18" calcext:value-type="date">
            <text:p>18.06.2021</text:p>
          </table:table-cell>
        </table:table-row>
        <table:table-row table:style-name="ro1">
          <table:table-cell office:value-type="string" calcext:value-type="string">
            <text:p>TMH2</text:p>
          </table:table-cell>
          <table:table-cell office:value-type="string" calcext:value-type="string">
            <text:p>Modern Horizons 2 Tokens</text:p>
          </table:table-cell>
          <table:table-cell office:value-type="date" office:date-value="2021-06-18" calcext:value-type="date">
            <text:p>18.06.2021</text:p>
          </table:table-cell>
        </table:table-row>
        <table:table-row table:style-name="ro1">
          <table:table-cell office:value-type="string" calcext:value-type="string">
            <text:p>HA5</text:p>
          </table:table-cell>
          <table:table-cell office:value-type="string" calcext:value-type="string">
            <text:p>Historic Anthology 5</text:p>
          </table:table-cell>
          <table:table-cell office:value-type="date" office:date-value="2021-05-27" calcext:value-type="date">
            <text:p>27.05.2021</text:p>
          </table:table-cell>
        </table:table-row>
        <table:table-row table:style-name="ro1">
          <table:table-cell office:value-type="string" calcext:value-type="string">
            <text:p>TSTX</text:p>
          </table:table-cell>
          <table:table-cell office:value-type="string" calcext:value-type="string">
            <text:p>Strixhaven: School of Mages Tokens</text:p>
          </table:table-cell>
          <table:table-cell office:value-type="date" office:date-value="2021-04-23" calcext:value-type="date">
            <text:p>23.04.2021</text:p>
          </table:table-cell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Strixhaven: School of Mages</text:p>
          </table:table-cell>
          <table:table-cell office:value-type="date" office:date-value="2021-04-23" calcext:value-type="date">
            <text:p>23.04.2021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rixhaven Mystical Archive</text:p>
          </table:table-cell>
          <table:table-cell office:value-type="date" office:date-value="2021-04-23" calcext:value-type="date">
            <text:p>23.04.202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ommander 2021</text:p>
          </table:table-cell>
          <table:table-cell office:value-type="date" office:date-value="2021-04-23" calcext:value-type="date">
            <text:p>23.04.2021</text:p>
          </table:table-cell>
        </table:table-row>
        <table:table-row table:style-name="ro1">
          <table:table-cell office:value-type="string" calcext:value-type="string">
            <text:p>TC21</text:p>
          </table:table-cell>
          <table:table-cell office:value-type="string" calcext:value-type="string">
            <text:p>Commander 2021 Tokens</text:p>
          </table:table-cell>
          <table:table-cell office:value-type="date" office:date-value="2021-04-23" calcext:value-type="date">
            <text:p>23.04.2021</text:p>
          </table:table-cell>
        </table:table-row>
        <table:table-row table:style-name="ro1">
          <table:table-cell office:value-type="string" calcext:value-type="string">
            <text:p>TTSR</text:p>
          </table:table-cell>
          <table:table-cell office:value-type="string" calcext:value-type="string">
            <text:p>Time Spiral Remastered Tokens</text:p>
          </table:table-cell>
          <table:table-cell office:value-type="date" office:date-value="2021-03-19" calcext:value-type="date">
            <text:p>19.03.2021</text:p>
          </table:table-cell>
        </table:table-row>
        <table:table-row table:style-name="ro1">
          <table:table-cell office:value-type="string" calcext:value-type="string">
            <text:p>TSR</text:p>
          </table:table-cell>
          <table:table-cell office:value-type="string" calcext:value-type="string">
            <text:p>Time Spiral Remastered</text:p>
          </table:table-cell>
          <table:table-cell office:value-type="date" office:date-value="2021-03-19" calcext:value-type="date">
            <text:p>19.03.2021</text:p>
          </table:table-cell>
        </table:table-row>
        <table:table-row table:style-name="ro1">
          <table:table-cell office:value-type="string" calcext:value-type="string">
            <text:p>HA4</text:p>
          </table:table-cell>
          <table:table-cell office:value-type="string" calcext:value-type="string">
            <text:p>Historic Anthology 4</text:p>
          </table:table-cell>
          <table:table-cell office:value-type="date" office:date-value="2021-03-11" calcext:value-type="date">
            <text:p>11.03.2021</text:p>
          </table:table-cell>
        </table:table-row>
        <table:table-row table:style-name="ro1">
          <table:table-cell office:value-type="string" calcext:value-type="string">
            <text:p>TKHM</text:p>
          </table:table-cell>
          <table:table-cell office:value-type="string" calcext:value-type="string">
            <text:p>Kaldheim Tokens</text:p>
          </table:table-cell>
          <table:table-cell office:value-type="date" office:date-value="2021-02-05" calcext:value-type="date">
            <text:p>05.02.2021</text:p>
          </table:table-cell>
        </table:table-row>
        <table:table-row table:style-name="ro1">
          <table:table-cell office:value-type="string" calcext:value-type="string">
            <text:p>PKHM</text:p>
          </table:table-cell>
          <table:table-cell office:value-type="string" calcext:value-type="string">
            <text:p>Kaldheim Promos</text:p>
          </table:table-cell>
          <table:table-cell office:value-type="date" office:date-value="2021-02-05" calcext:value-type="date">
            <text:p>05.02.2021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string" calcext:value-type="string">
            <text:p>Kaldheim</text:p>
          </table:table-cell>
          <table:table-cell office:value-type="date" office:date-value="2021-02-05" calcext:value-type="date">
            <text:p>05.02.2021</text:p>
          </table:table-cell>
        </table:table-row>
        <table:table-row table:style-name="ro1">
          <table:table-cell office:value-type="string" calcext:value-type="string">
            <text:p>KHC</text:p>
          </table:table-cell>
          <table:table-cell office:value-type="string" calcext:value-type="string">
            <text:p>Kaldheim Commander</text:p>
          </table:table-cell>
          <table:table-cell office:value-type="date" office:date-value="2021-02-05" calcext:value-type="date">
            <text:p>05.02.2021</text:p>
          </table:table-cell>
        </table:table-row>
        <table:table-row table:style-name="ro1">
          <table:table-cell office:value-type="string" calcext:value-type="string">
            <text:p>PJ21</text:p>
          </table:table-cell>
          <table:table-cell office:value-type="string" calcext:value-type="string">
            <text:p>Judge Gift Cards 2021</text:p>
          </table:table-cell>
          <table:table-cell office:value-type="date" office:date-value="2021-01-01" calcext:value-type="date">
            <text:p>01.01.2021</text:p>
          </table:table-cell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Commander Collection: Green</text:p>
          </table:table-cell>
          <table:table-cell office:value-type="date" office:date-value="2020-12-04" calcext:value-type="date">
            <text:p>04.12.2020</text:p>
          </table:table-cell>
        </table:table-row>
        <table:table-row table:style-name="ro1">
          <table:table-cell office:value-type="string" calcext:value-type="string">
            <text:p>KLR</text:p>
          </table:table-cell>
          <table:table-cell office:value-type="string" calcext:value-type="string">
            <text:p>Kaladesh Remastered</text:p>
          </table:table-cell>
          <table:table-cell office:value-type="date" office:date-value="2020-11-12" calcext:value-type="date">
            <text:p>12.11.2020</text:p>
          </table:table-cell>
        </table:table-row>
        <table:table-row table:style-name="ro1">
          <table:table-cell office:value-type="string" calcext:value-type="string">
            <text:p>TCMR</text:p>
          </table:table-cell>
          <table:table-cell office:value-type="string" calcext:value-type="string">
            <text:p>Commander Legends Tokens</text:p>
          </table:table-cell>
          <table:table-cell office:value-type="date" office:date-value="2020-11-11" calcext:value-type="date">
            <text:p>11.11.2020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Commander Legends</text:p>
          </table:table-cell>
          <table:table-cell office:value-type="date" office:date-value="2020-11-11" calcext:value-type="date">
            <text:p>11.11.2020</text:p>
          </table:table-cell>
        </table:table-row>
        <table:table-row table:style-name="ro1">
          <table:table-cell office:value-type="string" calcext:value-type="string">
            <text:p>PLIST</text:p>
          </table:table-cell>
          <table:table-cell office:value-type="string" calcext:value-type="string">
            <text:p>The List</text:p>
          </table:table-cell>
          <table:table-cell office:value-type="date" office:date-value="2020-09-26" calcext:value-type="date">
            <text:p>26.09.2020</text:p>
          </table:table-cell>
        </table:table-row>
        <table:table-row table:style-name="ro1">
          <table:table-cell office:value-type="string" calcext:value-type="string">
            <text:p>TZNR</text:p>
          </table:table-cell>
          <table:table-cell office:value-type="string" calcext:value-type="string">
            <text:p>Zendikar Rising Tokens</text:p>
          </table:table-cell>
          <table:table-cell office:value-type="date" office:date-value="2020-09-25" calcext:value-type="date">
            <text:p>25.09.2020</text:p>
          </table:table-cell>
        </table:table-row>
        <table:table-row table:style-name="ro1">
          <table:table-cell office:value-type="string" calcext:value-type="string">
            <text:p>ZNC</text:p>
          </table:table-cell>
          <table:table-cell office:value-type="string" calcext:value-type="string">
            <text:p>Zendikar Rising Commander</text:p>
          </table:table-cell>
          <table:table-cell office:value-type="date" office:date-value="2020-09-25" calcext:value-type="date">
            <text:p>25.09.2020</text:p>
          </table:table-cell>
        </table:table-row>
        <table:table-row table:style-name="ro1">
          <table:table-cell office:value-type="string" calcext:value-type="string">
            <text:p>ZNR</text:p>
          </table:table-cell>
          <table:table-cell office:value-type="string" calcext:value-type="string">
            <text:p>Zendikar Rising</text:p>
          </table:table-cell>
          <table:table-cell office:value-type="date" office:date-value="2020-09-25" calcext:value-type="date">
            <text:p>25.09.2020</text:p>
          </table:table-cell>
        </table:table-row>
        <table:table-row table:style-name="ro1">
          <table:table-cell office:value-type="string" calcext:value-type="string">
            <text:p>ZNE</text:p>
          </table:table-cell>
          <table:table-cell office:value-type="string" calcext:value-type="string">
            <text:p>Zendikar Rising Expeditions</text:p>
          </table:table-cell>
          <table:table-cell office:value-type="date" office:date-value="2020-09-25" calcext:value-type="date">
            <text:p>25.09.2020</text:p>
          </table:table-cell>
        </table:table-row>
        <table:table-row table:style-name="ro1">
          <table:table-cell office:value-type="string" calcext:value-type="string">
            <text:p>PZNR</text:p>
          </table:table-cell>
          <table:table-cell office:value-type="string" calcext:value-type="string">
            <text:p>Zendikar Rising Promos</text:p>
          </table:table-cell>
          <table:table-cell office:value-type="date" office:date-value="2020-09-25" calcext:value-type="date">
            <text:p>25.09.2020</text:p>
          </table:table-cell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Amonkhet Remastered</text:p>
          </table:table-cell>
          <table:table-cell office:value-type="date" office:date-value="2020-08-13" calcext:value-type="date">
            <text:p>13.08.2020</text:p>
          </table:table-cell>
        </table:table-row>
        <table:table-row table:style-name="ro1">
          <table:table-cell office:value-type="string" calcext:value-type="string">
            <text:p>ANB</text:p>
          </table:table-cell>
          <table:table-cell office:value-type="string" calcext:value-type="string">
            <text:p>Arena Beginner Set</text:p>
          </table:table-cell>
          <table:table-cell office:value-type="date" office:date-value="2020-08-13" calcext:value-type="date">
            <text:p>13.08.2020</text:p>
          </table:table-cell>
        </table:table-row>
        <table:table-row table:style-name="ro1">
          <table:table-cell office:value-type="string" calcext:value-type="string">
            <text:p>2XM</text:p>
          </table:table-cell>
          <table:table-cell office:value-type="string" calcext:value-type="string">
            <text:p>Double Masters</text:p>
          </table:table-cell>
          <table:table-cell office:value-type="date" office:date-value="2020-08-07" calcext:value-type="date">
            <text:p>07.08.2020</text:p>
          </table:table-cell>
        </table:table-row>
        <table:table-row table:style-name="ro1">
          <table:table-cell office:value-type="string" calcext:value-type="string">
            <text:p>HTR19</text:p>
          </table:table-cell>
          <table:table-cell office:value-type="string" calcext:value-type="string">
            <text:p>2019 Heroes of the Realm</text:p>
          </table:table-cell>
          <table:table-cell office:value-type="date" office:date-value="2020-08-01" calcext:value-type="date">
            <text:p>01.08.2020</text:p>
          </table:table-cell>
        </table:table-row>
        <table:table-row table:style-name="ro1">
          <table:table-cell office:value-type="string" calcext:value-type="string">
            <text:p>AJMP</text:p>
          </table:table-cell>
          <table:table-cell office:value-type="string" calcext:value-type="string">
            <text:p>Jumpstart Arena Exclusives</text:p>
          </table:table-cell>
          <table:table-cell office:value-type="date" office:date-value="2020-07-17" calcext:value-type="date">
            <text:p>17.07.2020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start</text:p>
          </table:table-cell>
          <table:table-cell office:value-type="date" office:date-value="2020-07-17" calcext:value-type="date">
            <text:p>17.07.2020</text:p>
          </table:table-cell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Core Set 2021 Tokens</text:p>
          </table:table-cell>
          <table:table-cell office:value-type="date" office:date-value="2020-07-03" calcext:value-type="date">
            <text:p>03.07.2020</text:p>
          </table:table-cell>
        </table:table-row>
        <table:table-row table:style-name="ro1">
          <table:table-cell office:value-type="string" calcext:value-type="string">
            <text:p>PM21</text:p>
          </table:table-cell>
          <table:table-cell office:value-type="string" calcext:value-type="string">
            <text:p>Core Set 2021 Promos</text:p>
          </table:table-cell>
          <table:table-cell office:value-type="date" office:date-value="2020-07-03" calcext:value-type="date">
            <text:p>03.07.2020</text:p>
          </table:table-cell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Core Set 2021</text:p>
          </table:table-cell>
          <table:table-cell office:value-type="date" office:date-value="2020-07-03" calcext:value-type="date">
            <text:p>03.07.2020</text:p>
          </table:table-cell>
        </table:table-row>
        <table:table-row table:style-name="ro1">
          <table:table-cell office:value-type="string" calcext:value-type="string">
            <text:p>SS3</text:p>
          </table:table-cell>
          <table:table-cell office:value-type="string" calcext:value-type="string">
            <text:p>Signature Spellbook: Chandra</text:p>
          </table:table-cell>
          <table:table-cell office:value-type="date" office:date-value="2020-06-26" calcext:value-type="date">
            <text:p>26.06.2020</text:p>
          </table:table-cell>
        </table:table-row>
        <table:table-row table:style-name="ro1">
          <table:table-cell office:value-type="string" calcext:value-type="string">
            <text:p>SLU</text:p>
          </table:table-cell>
          <table:table-cell office:value-type="string" calcext:value-type="string">
            <text:p>Secret Lair: Ultimate Edition</text:p>
          </table:table-cell>
          <table:table-cell office:value-type="date" office:date-value="2020-05-29" calcext:value-type="date">
            <text:p>29.05.2020</text:p>
          </table:table-cell>
        </table:table-row>
        <table:table-row table:style-name="ro1">
          <table:table-cell office:value-type="string" calcext:value-type="string">
            <text:p>PLGS</text:p>
          </table:table-cell>
          <table:table-cell office:value-type="string" calcext:value-type="string">
            <text:p>Love Your LGS</text:p>
          </table:table-cell>
          <table:table-cell office:value-type="date" office:date-value="2020-05-18" calcext:value-type="date">
            <text:p>18.05.202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ommander 2020</text:p>
          </table:table-cell>
          <table:table-cell office:value-type="date" office:date-value="2020-04-17" calcext:value-type="date">
            <text:p>17.04.2020</text:p>
          </table:table-cell>
        </table:table-row>
        <table:table-row table:style-name="ro1">
          <table:table-cell office:value-type="string" calcext:value-type="string">
            <text:p>TIKO</text:p>
          </table:table-cell>
          <table:table-cell office:value-type="string" calcext:value-type="string">
            <text:p>Ikoria: Lair of Behemoths Tokens</text:p>
          </table:table-cell>
          <table:table-cell office:value-type="date" office:date-value="2020-04-16" calcext:value-type="date">
            <text:p>16.04.2020</text:p>
          </table:table-cell>
        </table:table-row>
        <table:table-row table:style-name="ro1">
          <table:table-cell office:value-type="string" calcext:value-type="string">
            <text:p>PIKO</text:p>
          </table:table-cell>
          <table:table-cell office:value-type="string" calcext:value-type="string">
            <text:p>Ikoria: Lair of Behemoths Promos</text:p>
          </table:table-cell>
          <table:table-cell office:value-type="date" office:date-value="2020-04-16" calcext:value-type="date">
            <text:p>16.04.2020</text:p>
          </table:table-cell>
        </table:table-row>
        <table:table-row table:style-name="ro1">
          <table:table-cell office:value-type="string" calcext:value-type="string">
            <text:p>IKO</text:p>
          </table:table-cell>
          <table:table-cell office:value-type="string" calcext:value-type="string">
            <text:p>Ikoria: Lair of Behemoths</text:p>
          </table:table-cell>
          <table:table-cell office:value-type="date" office:date-value="2020-04-16" calcext:value-type="date">
            <text:p>16.04.2020</text:p>
          </table:table-cell>
        </table:table-row>
        <table:table-row table:style-name="ro1">
          <table:table-cell office:value-type="string" calcext:value-type="string">
            <text:p>FMB1</text:p>
          </table:table-cell>
          <table:table-cell office:value-type="string" calcext:value-type="string">
            <text:p>Mystery Booster Retail Edition Foils</text:p>
          </table:table-cell>
          <table:table-cell office:value-type="date" office:date-value="2020-03-08" calcext:value-type="date">
            <text:p>08.03.2020</text:p>
          </table:table-cell>
        </table:table-row>
        <table:table-row table:style-name="ro1">
          <table:table-cell office:value-type="string" calcext:value-type="string">
            <text:p>MB1</text:p>
          </table:table-cell>
          <table:table-cell office:value-type="string" calcext:value-type="string">
            <text:p>Mystery Booster</text:p>
          </table:table-cell>
          <table:table-cell office:value-type="date" office:date-value="2020-03-03" calcext:value-type="date">
            <text:p>03.03.2020</text:p>
          </table:table-cell>
        </table:table-row>
        <table:table-row table:style-name="ro1">
          <table:table-cell office:value-type="string" calcext:value-type="string">
            <text:p>TUND</text:p>
          </table:table-cell>
          <table:table-cell office:value-type="string" calcext:value-type="string">
            <text:p>Unsanctioned Tokens</text:p>
          </table:table-cell>
          <table:table-cell office:value-type="date" office:date-value="2020-02-29" calcext:value-type="date">
            <text:p>29.02.2020</text:p>
          </table:table-cell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Unsanctioned</text:p>
          </table:table-cell>
          <table:table-cell office:value-type="date" office:date-value="2020-02-29" calcext:value-type="date">
            <text:p>29.02.2020</text:p>
          </table:table-cell>
        </table:table-row>
        <table:table-row table:style-name="ro1">
          <table:table-cell office:value-type="string" calcext:value-type="string">
            <text:p>TTHB</text:p>
          </table:table-cell>
          <table:table-cell office:value-type="string" calcext:value-type="string">
            <text:p>Theros: Beyond Death Tokens</text:p>
          </table:table-cell>
          <table:table-cell office:value-type="date" office:date-value="2020-01-24" calcext:value-type="date">
            <text:p>24.01.2020</text:p>
          </table:table-cell>
        </table:table-row>
        <table:table-row table:style-name="ro1">
          <table:table-cell office:value-type="string" calcext:value-type="string">
            <text:p>PTHB</text:p>
          </table:table-cell>
          <table:table-cell office:value-type="string" calcext:value-type="string">
            <text:p>Theros Beyond Death Promos</text:p>
          </table:table-cell>
          <table:table-cell office:value-type="date" office:date-value="2020-01-24" calcext:value-type="date">
            <text:p>24.01.2020</text:p>
          </table:table-cell>
        </table:table-row>
        <table:table-row table:style-name="ro1">
          <table:table-cell office:value-type="string" calcext:value-type="string">
            <text:p>THB</text:p>
          </table:table-cell>
          <table:table-cell office:value-type="string" calcext:value-type="string">
            <text:p>Theros: Beyond Death</text:p>
          </table:table-cell>
          <table:table-cell office:value-type="date" office:date-value="2020-01-24" calcext:value-type="date">
            <text:p>24.01.2020</text:p>
          </table:table-cell>
        </table:table-row>
        <table:table-row table:style-name="ro1">
          <table:table-cell office:value-type="string" calcext:value-type="string">
            <text:p>PF20</text:p>
          </table:table-cell>
          <table:table-cell office:value-type="string" calcext:value-type="string">
            <text:p>MagicFest 2020</text:p>
          </table:table-cell>
          <table:table-cell office:value-type="date" office:date-value="2020-01-01" calcext:value-type="date">
            <text:p>01.01.2020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Judge Gift Cards 2020</text:p>
          </table:table-cell>
          <table:table-cell office:value-type="date" office:date-value="2020-01-01" calcext:value-type="date">
            <text:p>01.01.2020</text:p>
          </table:table-cell>
        </table:table-row>
        <table:table-row table:style-name="ro1">
          <table:table-cell office:value-type="string" calcext:value-type="string">
            <text:p>SLD</text:p>
          </table:table-cell>
          <table:table-cell office:value-type="string" calcext:value-type="string">
            <text:p>Secret Lair Drop Series</text:p>
          </table:table-cell>
          <table:table-cell office:value-type="date" office:date-value="2019-12-02" calcext:value-type="date">
            <text:p>02.12.2019</text:p>
          </table:table-cell>
        </table:table-row>
        <table:table-row table:style-name="ro1">
          <table:table-cell office:value-type="string" calcext:value-type="string">
            <text:p>PSLD</text:p>
          </table:table-cell>
          <table:table-cell office:value-type="string" calcext:value-type="string">
            <text:p>Secret Lair Promos</text:p>
          </table:table-cell>
          <table:table-cell office:value-type="date" office:date-value="2019-12-02" calcext:value-type="date">
            <text:p>02.12.2019</text:p>
          </table:table-cell>
        </table:table-row>
        <table:table-row table:style-name="ro1">
          <table:table-cell office:value-type="string" calcext:value-type="string">
            <text:p>TGN2</text:p>
          </table:table-cell>
          <table:table-cell office:value-type="string" calcext:value-type="string">
            <text:p>Game Night 2019 Tokens</text:p>
          </table:table-cell>
          <table:table-cell office:value-type="date" office:date-value="2019-11-15" calcext:value-type="date">
            <text:p>15.11.2019</text:p>
          </table:table-cell>
        </table:table-row>
        <table:table-row table:style-name="ro1">
          <table:table-cell office:value-type="string" calcext:value-type="string">
            <text:p>GN2</text:p>
          </table:table-cell>
          <table:table-cell office:value-type="string" calcext:value-type="string">
            <text:p>Game Night 2019</text:p>
          </table:table-cell>
          <table:table-cell office:value-type="date" office:date-value="2019-11-15" calcext:value-type="date">
            <text:p>15.11.2019</text:p>
          </table:table-cell>
        </table:table-row>
        <table:table-row table:style-name="ro1">
          <table:table-cell office:value-type="string" calcext:value-type="string">
            <text:p>CMB1</text:p>
          </table:table-cell>
          <table:table-cell office:value-type="string" calcext:value-type="string">
            <text:p>Mystery Booster Playtest Cards</text:p>
          </table:table-cell>
          <table:table-cell office:value-type="date" office:date-value="2019-11-07" calcext:value-type="date">
            <text:p>07.11.2019</text:p>
          </table:table-cell>
        </table:table-row>
        <table:table-row table:style-name="ro1">
          <table:table-cell office:value-type="string" calcext:value-type="string">
            <text:p>PTG</text:p>
          </table:table-cell>
          <table:table-cell office:value-type="string" calcext:value-type="string">
            <text:p>Ponies: The Galloping</text:p>
          </table:table-cell>
          <table:table-cell office:value-type="date" office:date-value="2019-10-22" calcext:value-type="date">
            <text:p>22.10.2019</text:p>
          </table:table-cell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Throne of Eldraine</text:p>
          </table:table-cell>
          <table:table-cell office:value-type="date" office:date-value="2019-10-04" calcext:value-type="date">
            <text:p>04.10.2019</text:p>
          </table:table-cell>
        </table:table-row>
        <table:table-row table:style-name="ro1">
          <table:table-cell office:value-type="string" calcext:value-type="string">
            <text:p>CELD</text:p>
          </table:table-cell>
          <table:table-cell office:value-type="string" calcext:value-type="string">
            <text:p>ELD Collector Boosters</text:p>
          </table:table-cell>
          <table:table-cell office:value-type="date" office:date-value="2019-10-04" calcext:value-type="date">
            <text:p>04.10.2019</text:p>
          </table:table-cell>
        </table:table-row>
        <table:table-row table:style-name="ro1">
          <table:table-cell office:value-type="string" calcext:value-type="string">
            <text:p>PELD</text:p>
          </table:table-cell>
          <table:table-cell office:value-type="string" calcext:value-type="string">
            <text:p>Throne of Eldraine Promos</text:p>
          </table:table-cell>
          <table:table-cell office:value-type="date" office:date-value="2019-10-04" calcext:value-type="date">
            <text:p>04.10.2019</text:p>
          </table:table-cell>
        </table:table-row>
        <table:table-row table:style-name="ro1">
          <table:table-cell office:value-type="string" calcext:value-type="string">
            <text:p>TELD</text:p>
          </table:table-cell>
          <table:table-cell office:value-type="string" calcext:value-type="string">
            <text:p>Throne of Eldraine Tokens</text:p>
          </table:table-cell>
          <table:table-cell office:value-type="date" office:date-value="2019-09-04" calcext:value-type="date">
            <text:p>04.09.2019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ommander 2019</text:p>
          </table:table-cell>
          <table:table-cell office:value-type="date" office:date-value="2019-08-23" calcext:value-type="date">
            <text:p>23.08.2019</text:p>
          </table:table-cell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Commander 2019 Tokens</text:p>
          </table:table-cell>
          <table:table-cell office:value-type="date" office:date-value="2019-08-23" calcext:value-type="date">
            <text:p>23.08.2019</text:p>
          </table:table-cell>
        </table:table-row>
        <table:table-row table:style-name="ro1">
          <table:table-cell office:value-type="string" calcext:value-type="string">
            <text:p>HTR18</text:p>
          </table:table-cell>
          <table:table-cell office:value-type="string" calcext:value-type="string">
            <text:p>2018 Heroes of the Realm</text:p>
          </table:table-cell>
          <table:table-cell office:value-type="date" office:date-value="2019-08-01" calcext:value-type="date">
            <text:p>01.08.2019</text:p>
          </table:table-cell>
        </table:table-row>
        <table:table-row table:style-name="ro1">
          <table:table-cell office:value-type="string" calcext:value-type="string">
            <text:p>PS19</text:p>
          </table:table-cell>
          <table:table-cell office:value-type="string" calcext:value-type="string">
            <text:p>San Diego Comic-Con 2019</text:p>
          </table:table-cell>
          <table:table-cell office:value-type="date" office:date-value="2019-07-18" calcext:value-type="date">
            <text:p>18.07.2019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Core Set 2020</text:p>
          </table:table-cell>
          <table:table-cell office:value-type="date" office:date-value="2019-07-12" calcext:value-type="date">
            <text:p>12.07.2019</text:p>
          </table:table-cell>
        </table:table-row>
        <table:table-row table:style-name="ro1">
          <table:table-cell office:value-type="string" calcext:value-type="string">
            <text:p>PPP1</text:p>
          </table:table-cell>
          <table:table-cell office:value-type="string" calcext:value-type="string">
            <text:p>M20 Promo Packs</text:p>
          </table:table-cell>
          <table:table-cell office:value-type="date" office:date-value="2019-07-12" calcext:value-type="date">
            <text:p>12.07.2019</text:p>
          </table:table-cell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Core Set 2020 Tokens</text:p>
          </table:table-cell>
          <table:table-cell office:value-type="date" office:date-value="2019-07-12" calcext:value-type="date">
            <text:p>12.07.2019</text:p>
          </table:table-cell>
        </table:table-row>
        <table:table-row table:style-name="ro1">
          <table:table-cell office:value-type="string" calcext:value-type="string">
            <text:p>PM20</text:p>
          </table:table-cell>
          <table:table-cell office:value-type="string" calcext:value-type="string">
            <text:p>Core Set 2020 Promos</text:p>
          </table:table-cell>
          <table:table-cell office:value-type="date" office:date-value="2019-07-12" calcext:value-type="date">
            <text:p>12.07.2019</text:p>
          </table:table-cell>
        </table:table-row>
        <table:table-row table:style-name="ro1">
          <table:table-cell office:value-type="string" calcext:value-type="string">
            <text:p>SS2</text:p>
          </table:table-cell>
          <table:table-cell office:value-type="string" calcext:value-type="string">
            <text:p>Signature Spellbook: Gideon</text:p>
          </table:table-cell>
          <table:table-cell office:value-type="date" office:date-value="2019-06-28" calcext:value-type="date">
            <text:p>28.06.2019</text:p>
          </table:table-cell>
        </table:table-row>
        <table:table-row table:style-name="ro1">
          <table:table-cell office:value-type="string" calcext:value-type="string">
            <text:p>MH1</text:p>
          </table:table-cell>
          <table:table-cell office:value-type="string" calcext:value-type="string">
            <text:p>Modern Horizons</text:p>
          </table:table-cell>
          <table:table-cell office:value-type="date" office:date-value="2019-06-14" calcext:value-type="date">
            <text:p>14.06.2019</text:p>
          </table:table-cell>
        </table:table-row>
        <table:table-row table:style-name="ro1">
          <table:table-cell office:value-type="string" calcext:value-type="string">
            <text:p>TMH1</text:p>
          </table:table-cell>
          <table:table-cell office:value-type="string" calcext:value-type="string">
            <text:p>Modern Horizons Tokens</text:p>
          </table:table-cell>
          <table:table-cell office:value-type="date" office:date-value="2019-06-14" calcext:value-type="date">
            <text:p>14.06.2019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War of the Spark</text:p>
          </table:table-cell>
          <table:table-cell office:value-type="date" office:date-value="2019-05-03" calcext:value-type="date">
            <text:p>03.05.2019</text:p>
          </table:table-cell>
        </table:table-row>
        <table:table-row table:style-name="ro1">
          <table:table-cell office:value-type="string" calcext:value-type="string">
            <text:p>TWAR</text:p>
          </table:table-cell>
          <table:table-cell office:value-type="string" calcext:value-type="string">
            <text:p>War of the Spark Tokens</text:p>
          </table:table-cell>
          <table:table-cell office:value-type="date" office:date-value="2019-05-03" calcext:value-type="date">
            <text:p>03.05.2019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Judge Gift Cards 2019</text:p>
          </table:table-cell>
          <table:table-cell office:value-type="date" office:date-value="2019-04-10" calcext:value-type="date">
            <text:p>10.04.2019</text:p>
          </table:table-cell>
        </table:table-row>
        <table:table-row table:style-name="ro1">
          <table:table-cell office:value-type="string" calcext:value-type="string">
            <text:p>PWAR</text:p>
          </table:table-cell>
          <table:table-cell office:value-type="string" calcext:value-type="string">
            <text:p>War of the Spark Promos</text:p>
          </table:table-cell>
          <table:table-cell office:value-type="date" office:date-value="2019-03-31" calcext:value-type="date">
            <text:p>31.03.2019</text:p>
          </table:table-cell>
        </table:table-row>
        <table:table-row table:style-name="ro1">
          <table:table-cell office:value-type="string" calcext:value-type="string">
            <text:p>PRW2</text:p>
          </table:table-cell>
          <table:table-cell office:value-type="string" calcext:value-type="string">
            <text:p>RNA Ravnica Weekend</text:p>
          </table:table-cell>
          <table:table-cell office:value-type="date" office:date-value="2019-02-16" calcext:value-type="date">
            <text:p>16.02.2019</text:p>
          </table:table-cell>
        </table:table-row>
        <table:table-row table:style-name="ro1">
          <table:table-cell office:value-type="string" calcext:value-type="string">
            <text:p>GK2</text:p>
          </table:table-cell>
          <table:table-cell office:value-type="string" calcext:value-type="string">
            <text:p>RNA Guild Kit</text:p>
          </table:table-cell>
          <table:table-cell office:value-type="date" office:date-value="2019-02-15" calcext:value-type="date">
            <text:p>15.02.2019</text:p>
          </table:table-cell>
        </table:table-row>
        <table:table-row table:style-name="ro1">
          <table:table-cell office:value-type="string" calcext:value-type="string">
            <text:p>TGK2</text:p>
          </table:table-cell>
          <table:table-cell office:value-type="string" calcext:value-type="string">
            <text:p>RNA Guild Kit Tokens</text:p>
          </table:table-cell>
          <table:table-cell office:value-type="date" office:date-value="2019-02-15" calcext:value-type="date">
            <text:p>15.02.2019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office:value-type="string" calcext:value-type="string">
            <text:p>Ravnica Allegiance</text:p>
          </table:table-cell>
          <table:table-cell office:value-type="date" office:date-value="2019-01-25" calcext:value-type="date">
            <text:p>25.01.2019</text:p>
          </table:table-cell>
        </table:table-row>
        <table:table-row table:style-name="ro1">
          <table:table-cell office:value-type="string" calcext:value-type="string">
            <text:p>PRNA</text:p>
          </table:table-cell>
          <table:table-cell office:value-type="string" calcext:value-type="string">
            <text:p>Ravnica Allegiance Promos</text:p>
          </table:table-cell>
          <table:table-cell office:value-type="date" office:date-value="2019-01-25" calcext:value-type="date">
            <text:p>25.01.2019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string" calcext:value-type="string">
            <text:p>Ravnica Allegiance Tokens</text:p>
          </table:table-cell>
          <table:table-cell office:value-type="date" office:date-value="2019-01-25" calcext:value-type="date">
            <text:p>25.01.2019</text:p>
          </table:table-cell>
        </table:table-row>
        <table:table-row table:style-name="ro1">
          <table:table-cell office:value-type="string" calcext:value-type="string">
            <text:p>PF19</text:p>
          </table:table-cell>
          <table:table-cell office:value-type="string" calcext:value-type="string">
            <text:p>MagicFest 2019</text:p>
          </table:table-cell>
          <table:table-cell office:value-type="date" office:date-value="2019-01-01" calcext:value-type="date">
            <text:p>01.01.2019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Ultimate Masters</text:p>
          </table:table-cell>
          <table:table-cell office:value-type="date" office:date-value="2018-12-07" calcext:value-type="date">
            <text:p>07.12.2018</text:p>
          </table:table-cell>
        </table:table-row>
        <table:table-row table:style-name="ro1">
          <table:table-cell office:value-type="string" calcext:value-type="string">
            <text:p>PUMA</text:p>
          </table:table-cell>
          <table:table-cell office:value-type="string" calcext:value-type="string">
            <text:p>Ultimate Box Topper</text:p>
          </table:table-cell>
          <table:table-cell office:value-type="date" office:date-value="2018-12-07" calcext:value-type="date">
            <text:p>07.12.2018</text:p>
          </table:table-cell>
        </table:table-row>
        <table:table-row table:style-name="ro1">
          <table:table-cell office:value-type="string" calcext:value-type="string">
            <text:p>GNT</text:p>
          </table:table-cell>
          <table:table-cell office:value-type="string" calcext:value-type="string">
            <text:p>Game Night</text:p>
          </table:table-cell>
          <table:table-cell office:value-type="date" office:date-value="2018-11-16" calcext:value-type="date">
            <text:p>16.11.2018</text:p>
          </table:table-cell>
        </table:table-row>
        <table:table-row table:style-name="ro1">
          <table:table-cell office:value-type="string" calcext:value-type="string">
            <text:p>PRWK</text:p>
          </table:table-cell>
          <table:table-cell office:value-type="string" calcext:value-type="string">
            <text:p>Ravnica Weekend</text:p>
          </table:table-cell>
          <table:table-cell office:value-type="date" office:date-value="2018-11-09" calcext:value-type="date">
            <text:p>09.11.2018</text:p>
          </table:table-cell>
        </table:table-row>
        <table:table-row table:style-name="ro1">
          <table:table-cell office:value-type="string" calcext:value-type="string">
            <text:p>TGK1</text:p>
          </table:table-cell>
          <table:table-cell office:value-type="string" calcext:value-type="string">
            <text:p>Guilds of Ravnica Guild Kit Tokens</text:p>
          </table:table-cell>
          <table:table-cell office:value-type="date" office:date-value="2018-11-02" calcext:value-type="date">
            <text:p>02.11.2018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string" calcext:value-type="string">
            <text:p>Guilds of Ravnica Guild Kit</text:p>
          </table:table-cell>
          <table:table-cell office:value-type="date" office:date-value="2018-11-02" calcext:value-type="date">
            <text:p>02.11.2018</text:p>
          </table:table-cell>
        </table:table-row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Guilds of Ravnica</text:p>
          </table:table-cell>
          <table:table-cell office:value-type="date" office:date-value="2018-10-05" calcext:value-type="date">
            <text:p>05.10.2018</text:p>
          </table:table-cell>
        </table:table-row>
        <table:table-row table:style-name="ro1">
          <table:table-cell office:value-type="string" calcext:value-type="string">
            <text:p>PGRN</text:p>
          </table:table-cell>
          <table:table-cell office:value-type="string" calcext:value-type="string">
            <text:p>Guilds of Ravnica Promos</text:p>
          </table:table-cell>
          <table:table-cell office:value-type="date" office:date-value="2018-10-05" calcext:value-type="date">
            <text:p>05.10.2018</text:p>
          </table:table-cell>
        </table:table-row>
        <table:table-row table:style-name="ro1">
          <table:table-cell office:value-type="string" calcext:value-type="string">
            <text:p>TGRN</text:p>
          </table:table-cell>
          <table:table-cell office:value-type="string" calcext:value-type="string">
            <text:p>Guilds of Ravnica Tokens</text:p>
          </table:table-cell>
          <table:table-cell office:value-type="date" office:date-value="2018-10-05" calcext:value-type="date">
            <text:p>05.10.2018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Mythic Edition</text:p>
          </table:table-cell>
          <table:table-cell office:value-type="date" office:date-value="2018-10-03" calcext:value-type="date">
            <text:p>03.10.2018</text:p>
          </table:table-cell>
        </table:table-row>
        <table:table-row table:style-name="ro1">
          <table:table-cell office:value-type="string" calcext:value-type="string">
            <text:p>TMED</text:p>
          </table:table-cell>
          <table:table-cell office:value-type="string" calcext:value-type="string">
            <text:p>Mythic Edition Tokens</text:p>
          </table:table-cell>
          <table:table-cell office:value-type="date" office:date-value="2018-10-03" calcext:value-type="date">
            <text:p>03.10.2018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ommander 2018</text:p>
          </table:table-cell>
          <table:table-cell office:value-type="date" office:date-value="2018-08-09" calcext:value-type="date">
            <text:p>09.08.2018</text:p>
          </table:table-cell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Commander 2018 Tokens</text:p>
          </table:table-cell>
          <table:table-cell office:value-type="date" office:date-value="2018-08-09" calcext:value-type="date">
            <text:p>09.08.2018</text:p>
          </table:table-cell>
        </table:table-row>
        <table:table-row table:style-name="ro1">
          <table:table-cell office:value-type="string" calcext:value-type="string">
            <text:p>HTR17</text:p>
          </table:table-cell>
          <table:table-cell office:value-type="string" calcext:value-type="string">
            <text:p>Heroes of the Realm 2017</text:p>
          </table:table-cell>
          <table:table-cell office:value-type="date" office:date-value="2018-08-01" calcext:value-type="date">
            <text:p>01.08.2018</text:p>
          </table:table-cell>
        </table:table-row>
        <table:table-row table:style-name="ro1">
          <table:table-cell office:value-type="string" calcext:value-type="string">
            <text:p>PS18</text:p>
          </table:table-cell>
          <table:table-cell office:value-type="string" calcext:value-type="string">
            <text:p>San Diego Comic-Con 2018</text:p>
          </table:table-cell>
          <table:table-cell office:value-type="date" office:date-value="2018-07-19" calcext:value-type="date">
            <text:p>19.07.2018</text:p>
          </table:table-cell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Core Set 2019</text:p>
          </table:table-cell>
          <table:table-cell office:value-type="date" office:date-value="2018-07-13" calcext:value-type="date">
            <text:p>13.07.2018</text:p>
          </table:table-cell>
        </table:table-row>
        <table:table-row table:style-name="ro1">
          <table:table-cell office:value-type="string" calcext:value-type="string">
            <text:p>PSS3</text:p>
          </table:table-cell>
          <table:table-cell office:value-type="string" calcext:value-type="string">
            <text:p>M19 Standard Showdown</text:p>
          </table:table-cell>
          <table:table-cell office:value-type="date" office:date-value="2018-07-13" calcext:value-type="date">
            <text:p>13.07.2018</text:p>
          </table:table-cell>
        </table:table-row>
        <table:table-row table:style-name="ro1">
          <table:table-cell office:value-type="string" calcext:value-type="string">
            <text:p>pM19</text:p>
          </table:table-cell>
          <table:table-cell office:value-type="string" calcext:value-type="string">
            <text:p>Core Set 2019 Promos</text:p>
          </table:table-cell>
          <table:table-cell office:value-type="date" office:date-value="2018-07-13" calcext:value-type="date">
            <text:p>13.07.2018</text:p>
          </table:table-cell>
        </table:table-row>
        <table:table-row table:style-name="ro1">
          <table:table-cell office:value-type="string" calcext:value-type="string">
            <text:p>tM19</text:p>
          </table:table-cell>
          <table:table-cell office:value-type="string" calcext:value-type="string">
            <text:p>Core Set 2019 Tokens</text:p>
          </table:table-cell>
          <table:table-cell office:value-type="date" office:date-value="2018-07-13" calcext:value-type="date">
            <text:p>13.07.2018</text:p>
          </table:table-cell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M19 Gift Pack</text:p>
          </table:table-cell>
          <table:table-cell office:value-type="date" office:date-value="2018-07-13" calcext:value-type="date">
            <text:p>13.07.2018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rena New Player Experience</text:p>
          </table:table-cell>
          <table:table-cell office:value-type="date" office:date-value="2018-07-12" calcext:value-type="date">
            <text:p>12.07.2018</text:p>
          </table:table-cell>
        </table:table-row>
        <table:table-row table:style-name="ro1">
          <table:table-cell office:value-type="string" calcext:value-type="string">
            <text:p>GS1</text:p>
          </table:table-cell>
          <table:table-cell office:value-type="string" calcext:value-type="string">
            <text:p>Global Series Jiang Yanggu &amp; Mu Yanling</text:p>
          </table:table-cell>
          <table:table-cell office:value-type="date" office:date-value="2018-06-22" calcext:value-type="date">
            <text:p>22.06.2018</text:p>
          </table:table-cell>
        </table:table-row>
        <table:table-row table:style-name="ro1">
          <table:table-cell office:value-type="string" calcext:value-type="string">
            <text:p>SS1</text:p>
          </table:table-cell>
          <table:table-cell office:value-type="string" calcext:value-type="string">
            <text:p>Signature Spellbook: Jace</text:p>
          </table:table-cell>
          <table:table-cell office:value-type="date" office:date-value="2018-06-15" calcext:value-type="date">
            <text:p>15.06.2018</text:p>
          </table:table-cell>
        </table:table-row>
        <table:table-row table:style-name="ro1">
          <table:table-cell office:value-type="string" calcext:value-type="string">
            <text:p>CM2</text:p>
          </table:table-cell>
          <table:table-cell office:value-type="string" calcext:value-type="string">
            <text:p>Commander Anthology Volume II</text:p>
          </table:table-cell>
          <table:table-cell office:value-type="date" office:date-value="2018-06-08" calcext:value-type="date">
            <text:p>08.06.2018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Battlebond</text:p>
          </table:table-cell>
          <table:table-cell office:value-type="date" office:date-value="2018-06-08" calcext:value-type="date">
            <text:p>08.06.2018</text:p>
          </table:table-cell>
        </table:table-row>
        <table:table-row table:style-name="ro1">
          <table:table-cell office:value-type="string" calcext:value-type="string">
            <text:p>tBBD</text:p>
          </table:table-cell>
          <table:table-cell office:value-type="string" calcext:value-type="string">
            <text:p>Battlebond Tokens</text:p>
          </table:table-cell>
          <table:table-cell office:value-type="date" office:date-value="2018-06-08" calcext:value-type="date">
            <text:p>08.06.2018</text:p>
          </table:table-cell>
        </table:table-row>
        <table:table-row table:style-name="ro1">
          <table:table-cell office:value-type="string" calcext:value-type="string">
            <text:p>PBBD</text:p>
          </table:table-cell>
          <table:table-cell office:value-type="string" calcext:value-type="string">
            <text:p>Battlebond Promos</text:p>
          </table:table-cell>
          <table:table-cell office:value-type="date" office:date-value="2018-06-08" calcext:value-type="date">
            <text:p>08.06.2018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ominaria</text:p>
          </table:table-cell>
          <table:table-cell office:value-type="date" office:date-value="2018-04-27" calcext:value-type="date">
            <text:p>27.04.2018</text:p>
          </table:table-cell>
        </table:table-row>
        <table:table-row table:style-name="ro1">
          <table:table-cell office:value-type="string" calcext:value-type="string">
            <text:p>tDOM</text:p>
          </table:table-cell>
          <table:table-cell office:value-type="string" calcext:value-type="string">
            <text:p>Dominaria Tokens</text:p>
          </table:table-cell>
          <table:table-cell office:value-type="date" office:date-value="2018-04-27" calcext:value-type="date">
            <text:p>27.04.2018</text:p>
          </table:table-cell>
        </table:table-row>
        <table:table-row table:style-name="ro1">
          <table:table-cell office:value-type="string" calcext:value-type="string">
            <text:p>pDOM</text:p>
          </table:table-cell>
          <table:table-cell office:value-type="string" calcext:value-type="string">
            <text:p>Dominaria Promos</text:p>
          </table:table-cell>
          <table:table-cell office:value-type="date" office:date-value="2018-04-27" calcext:value-type="date">
            <text:p>27.04.2018</text:p>
          </table:table-cell>
        </table:table-row>
        <table:table-row table:style-name="ro1">
          <table:table-cell office:value-type="string" calcext:value-type="string">
            <text:p>DDU</text:p>
          </table:table-cell>
          <table:table-cell office:value-type="string" calcext:value-type="string">
            <text:p>Duel Decks: Elves vs. Inventors</text:p>
          </table:table-cell>
          <table:table-cell office:value-type="date" office:date-value="2018-04-06" calcext:value-type="date">
            <text:p>06.04.2018</text:p>
          </table:table-cell>
        </table:table-row>
        <table:table-row table:style-name="ro1">
          <table:table-cell office:value-type="string" calcext:value-type="string">
            <text:p>tDDU</text:p>
          </table:table-cell>
          <table:table-cell office:value-type="string" calcext:value-type="string">
            <text:p>Duel Decks: Elves vs. Inventors tokens</text:p>
          </table:table-cell>
          <table:table-cell office:value-type="date" office:date-value="2018-04-06" calcext:value-type="date">
            <text:p>06.04.2018</text:p>
          </table:table-cell>
        </table:table-row>
        <table:table-row table:style-name="ro1">
          <table:table-cell office:value-type="string" calcext:value-type="string">
            <text:p>tA25</text:p>
          </table:table-cell>
          <table:table-cell office:value-type="string" calcext:value-type="string">
            <text:p>Masters 25 Tokens</text:p>
          </table:table-cell>
          <table:table-cell office:value-type="date" office:date-value="2018-03-16" calcext:value-type="date">
            <text:p>16.03.2018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Masters 25</text:p>
          </table:table-cell>
          <table:table-cell office:value-type="date" office:date-value="2018-03-16" calcext:value-type="date">
            <text:p>16.03.2018</text:p>
          </table:table-cell>
        </table:table-row>
        <table:table-row table:style-name="ro1">
          <table:table-cell office:value-type="string" calcext:value-type="string">
            <text:p>RIX</text:p>
          </table:table-cell>
          <table:table-cell office:value-type="string" calcext:value-type="string">
            <text:p>Rivals of Ixalan</text:p>
          </table:table-cell>
          <table:table-cell office:value-type="date" office:date-value="2018-01-19" calcext:value-type="date">
            <text:p>19.01.2018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Rivals of Ixalan Promo</text:p>
          </table:table-cell>
          <table:table-cell office:value-type="date" office:date-value="2018-01-19" calcext:value-type="date">
            <text:p>19.01.2018</text:p>
          </table:table-cell>
        </table:table-row>
        <table:table-row table:style-name="ro1">
          <table:table-cell office:value-type="string" calcext:value-type="string">
            <text:p>tRIX</text:p>
          </table:table-cell>
          <table:table-cell office:value-type="string" calcext:value-type="string">
            <text:p>Rivals of Ixalan Tokens</text:p>
          </table:table-cell>
          <table:table-cell office:value-type="date" office:date-value="2018-01-19" calcext:value-type="date">
            <text:p>19.01.20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Friday Night Magic 2018</text:p>
          </table:table-cell>
          <table:table-cell office:value-type="date" office:date-value="2018-01-05" calcext:value-type="date">
            <text:p>05.01.2018</text:p>
          </table:table-cell>
        </table:table-row>
        <table:table-row table:style-name="ro1">
          <table:table-cell office:value-type="string" calcext:value-type="string">
            <text:p>pNAT</text:p>
          </table:table-cell>
          <table:table-cell office:value-type="string" calcext:value-type="string">
            <text:p>Nationals Promos</text:p>
          </table:table-cell>
          <table:table-cell office:value-type="date" office:date-value="2018-01-01" calcext:value-type="date">
            <text:p>01.01.2018</text:p>
          </table:table-cell>
        </table:table-row>
        <table:table-row table:style-name="ro1">
          <table:table-cell office:value-type="string" calcext:value-type="string">
            <text:p>UST</text:p>
          </table:table-cell>
          <table:table-cell office:value-type="string" calcext:value-type="string">
            <text:p>Unstable</text:p>
          </table:table-cell>
          <table:table-cell office:value-type="date" office:date-value="2017-12-08" calcext:value-type="date">
            <text:p>08.12.2017</text:p>
          </table:table-cell>
        </table:table-row>
        <table:table-row table:style-name="ro1">
          <table:table-cell office:value-type="string" calcext:value-type="string">
            <text:p>pUST</text:p>
          </table:table-cell>
          <table:table-cell office:value-type="string" calcext:value-type="string">
            <text:p>Unstable Promos</text:p>
          </table:table-cell>
          <table:table-cell office:value-type="date" office:date-value="2017-12-08" calcext:value-type="date">
            <text:p>08.12.2017</text:p>
          </table:table-cell>
        </table:table-row>
        <table:table-row table:style-name="ro1">
          <table:table-cell office:value-type="string" calcext:value-type="string">
            <text:p>tUST</text:p>
          </table:table-cell>
          <table:table-cell office:value-type="string" calcext:value-type="string">
            <text:p>Unstable Tokens</text:p>
          </table:table-cell>
          <table:table-cell office:value-type="date" office:date-value="2017-12-08" calcext:value-type="date">
            <text:p>08.12.2017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office:value-type="string" calcext:value-type="string">
            <text:p>From the Vault: Transform</text:p>
          </table:table-cell>
          <table:table-cell office:value-type="date" office:date-value="2017-11-24" calcext:value-type="date">
            <text:p>24.11.2017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Explorers of Ixalan</text:p>
          </table:table-cell>
          <table:table-cell office:value-type="date" office:date-value="2017-11-24" calcext:value-type="date">
            <text:p>24.11.2017</text:p>
          </table:table-cell>
        </table:table-row>
        <table:table-row table:style-name="ro1">
          <table:table-cell office:value-type="string" calcext:value-type="string">
            <text:p>IMA</text:p>
          </table:table-cell>
          <table:table-cell office:value-type="string" calcext:value-type="string">
            <text:p>Iconic Masters</text:p>
          </table:table-cell>
          <table:table-cell office:value-type="date" office:date-value="2017-11-17" calcext:value-type="date">
            <text:p>17.11.2017</text:p>
          </table:table-cell>
        </table:table-row>
        <table:table-row table:style-name="ro1">
          <table:table-cell office:value-type="string" calcext:value-type="string">
            <text:p>tIMA</text:p>
          </table:table-cell>
          <table:table-cell office:value-type="string" calcext:value-type="string">
            <text:p>Iconic Masters Tokens</text:p>
          </table:table-cell>
          <table:table-cell office:value-type="date" office:date-value="2017-11-17" calcext:value-type="date">
            <text:p>17.11.2017</text:p>
          </table:table-cell>
        </table:table-row>
        <table:table-row table:style-name="ro1">
          <table:table-cell office:value-type="string" calcext:value-type="string">
            <text:p>DDT</text:p>
          </table:table-cell>
          <table:table-cell office:value-type="string" calcext:value-type="string">
            <text:p>Duel Decks: Merfolk vs. Goblins</text:p>
          </table:table-cell>
          <table:table-cell office:value-type="date" office:date-value="2017-11-10" calcext:value-type="date">
            <text:p>10.11.2017</text:p>
          </table:table-cell>
        </table:table-row>
        <table:table-row table:style-name="ro1">
          <table:table-cell office:value-type="string" calcext:value-type="string">
            <text:p>tDDT</text:p>
          </table:table-cell>
          <table:table-cell office:value-type="string" calcext:value-type="string">
            <text:p>Duel Decks: Merfolk vs. Goblins Tokens</text:p>
          </table:table-cell>
          <table:table-cell office:value-type="date" office:date-value="2017-11-10" calcext:value-type="date">
            <text:p>10.11.2017</text:p>
          </table:table-cell>
        </table:table-row>
        <table:table-row table:style-name="ro1">
          <table:table-cell office:value-type="string" calcext:value-type="string">
            <text:p>pGP17</text:p>
          </table:table-cell>
          <table:table-cell office:value-type="string" calcext:value-type="string">
            <text:p>2017 Gift Pack</text:p>
          </table:table-cell>
          <table:table-cell office:value-type="date" office:date-value="2017-10-20" calcext:value-type="date">
            <text:p>20.10.2017</text:p>
          </table:table-cell>
        </table:table-row>
        <table:table-row table:style-name="ro1">
          <table:table-cell office:value-type="string" calcext:value-type="string">
            <text:p>XLN</text:p>
          </table:table-cell>
          <table:table-cell office:value-type="string" calcext:value-type="string">
            <text:p>Ixalan</text:p>
          </table:table-cell>
          <table:table-cell office:value-type="date" office:date-value="2017-09-29" calcext:value-type="date">
            <text:p>29.09.2017</text:p>
          </table:table-cell>
        </table:table-row>
        <table:table-row table:style-name="ro1">
          <table:table-cell office:value-type="string" calcext:value-type="string">
            <text:p>tXLN</text:p>
          </table:table-cell>
          <table:table-cell office:value-type="string" calcext:value-type="string">
            <text:p>Ixalan Tokens</text:p>
          </table:table-cell>
          <table:table-cell office:value-type="date" office:date-value="2017-09-29" calcext:value-type="date">
            <text:p>29.09.2017</text:p>
          </table:table-cell>
        </table:table-row>
        <table:table-row table:style-name="ro1">
          <table:table-cell office:value-type="string" calcext:value-type="string">
            <text:p>pXLN</text:p>
          </table:table-cell>
          <table:table-cell office:value-type="string" calcext:value-type="string">
            <text:p>Ixalan Promo</text:p>
          </table:table-cell>
          <table:table-cell office:value-type="date" office:date-value="2017-09-29" calcext:value-type="date">
            <text:p>29.09.2017</text:p>
          </table:table-cell>
        </table:table-row>
        <table:table-row table:style-name="ro1">
          <table:table-cell office:value-type="string" calcext:value-type="string">
            <text:p>PSS2</text:p>
          </table:table-cell>
          <table:table-cell office:value-type="string" calcext:value-type="string">
            <text:p>Ixalan Standard Showdown</text:p>
          </table:table-cell>
          <table:table-cell office:value-type="date" office:date-value="2017-09-29" calcext:value-type="date">
            <text:p>29.09.2017</text:p>
          </table:table-cell>
        </table:table-row>
        <table:table-row table:style-name="ro1">
          <table:table-cell office:value-type="string" calcext:value-type="string">
            <text:p>pXTC</text:p>
          </table:table-cell>
          <table:table-cell office:value-type="string" calcext:value-type="string">
            <text:p>Ixalan Treasure Chest</text:p>
          </table:table-cell>
          <table:table-cell office:value-type="date" office:date-value="2017-09-29" calcext:value-type="date">
            <text:p>29.09.2017</text:p>
          </table:table-cell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HasCon 2017</text:p>
          </table:table-cell>
          <table:table-cell office:value-type="date" office:date-value="2017-09-20" calcext:value-type="date">
            <text:p>20.09.2017</text:p>
          </table:table-cell>
        </table:table-row>
        <table:table-row table:style-name="ro1">
          <table:table-cell office:value-type="string" calcext:value-type="string">
            <text:p>HTR</text:p>
          </table:table-cell>
          <table:table-cell office:value-type="string" calcext:value-type="string">
            <text:p>Heroes of the Realm 2016</text:p>
          </table:table-cell>
          <table:table-cell office:value-type="date" office:date-value="2017-09-20" calcext:value-type="date">
            <text:p>20.09.2017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ommander 2017</text:p>
          </table:table-cell>
          <table:table-cell office:value-type="date" office:date-value="2017-08-25" calcext:value-type="date">
            <text:p>25.08.2017</text:p>
          </table:table-cell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Commander 2017 Tokens</text:p>
          </table:table-cell>
          <table:table-cell office:value-type="date" office:date-value="2017-08-25" calcext:value-type="date">
            <text:p>25.08.2017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Judge Gift Cards 2017</text:p>
          </table:table-cell>
          <table:table-cell office:value-type="date" office:date-value="2017-08-01" calcext:value-type="date">
            <text:p>01.08.2017</text:p>
          </table:table-cell>
        </table:table-row>
        <table:table-row table:style-name="ro1">
          <table:table-cell office:value-type="string" calcext:value-type="string">
            <text:p>PS17</text:p>
          </table:table-cell>
          <table:table-cell office:value-type="string" calcext:value-type="string">
            <text:p>San Diego Comic-Con 2017</text:p>
          </table:table-cell>
          <table:table-cell office:value-type="date" office:date-value="2017-07-20" calcext:value-type="date">
            <text:p>20.07.2017</text:p>
          </table:table-cell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Hour of Devastation</text:p>
          </table:table-cell>
          <table:table-cell office:value-type="date" office:date-value="2017-07-14" calcext:value-type="date">
            <text:p>14.07.2017</text:p>
          </table:table-cell>
        </table:table-row>
        <table:table-row table:style-name="ro1">
          <table:table-cell office:value-type="string" calcext:value-type="string">
            <text:p>pHOU</text:p>
          </table:table-cell>
          <table:table-cell office:value-type="string" calcext:value-type="string">
            <text:p>Hour of Devastation Promo</text:p>
          </table:table-cell>
          <table:table-cell office:value-type="date" office:date-value="2017-07-14" calcext:value-type="date">
            <text:p>14.07.2017</text:p>
          </table:table-cell>
        </table:table-row>
        <table:table-row table:style-name="ro1">
          <table:table-cell office:value-type="string" calcext:value-type="string">
            <text:p>tHOU</text:p>
          </table:table-cell>
          <table:table-cell office:value-type="string" calcext:value-type="string">
            <text:p>Hour of Devastation Tokens</text:p>
          </table:table-cell>
          <table:table-cell office:value-type="date" office:date-value="2017-07-14" calcext:value-type="date">
            <text:p>14.07.2017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Archenemy: Nicol Bolas</text:p>
          </table:table-cell>
          <table:table-cell office:value-type="date" office:date-value="2017-06-16" calcext:value-type="date">
            <text:p>16.06.2017</text:p>
          </table:table-cell>
        </table:table-row>
        <table:table-row table:style-name="ro1">
          <table:table-cell office:value-type="string" calcext:value-type="string">
            <text:p>tE01</text:p>
          </table:table-cell>
          <table:table-cell office:value-type="string" calcext:value-type="string">
            <text:p>Archenemy: Nicol Bolas Tokens</text:p>
          </table:table-cell>
          <table:table-cell office:value-type="date" office:date-value="2017-06-16" calcext:value-type="date">
            <text:p>16.06.2017</text:p>
          </table:table-cell>
        </table:table-row>
        <table:table-row table:style-name="ro1">
          <table:table-cell office:value-type="string" calcext:value-type="string">
            <text:p>CMA</text:p>
          </table:table-cell>
          <table:table-cell office:value-type="string" calcext:value-type="string">
            <text:p>Commander Anthology</text:p>
          </table:table-cell>
          <table:table-cell office:value-type="date" office:date-value="2017-06-09" calcext:value-type="date">
            <text:p>09.06.2017</text:p>
          </table:table-cell>
        </table:table-row>
        <table:table-row table:style-name="ro1">
          <table:table-cell office:value-type="string" calcext:value-type="string">
            <text:p>tCMA</text:p>
          </table:table-cell>
          <table:table-cell office:value-type="string" calcext:value-type="string">
            <text:p>Commander Anthology Tokens</text:p>
          </table:table-cell>
          <table:table-cell office:value-type="date" office:date-value="2017-06-09" calcext:value-type="date">
            <text:p>09.06.2017</text:p>
          </table:table-cell>
        </table:table-row>
        <table:table-row table:style-name="ro1">
          <table:table-cell office:value-type="string" calcext:value-type="string">
            <text:p>MPS_AKH</text:p>
          </table:table-cell>
          <table:table-cell office:value-type="string" calcext:value-type="string">
            <text:p>Masterpiece Series: Amonkhet Invocations</text:p>
          </table:table-cell>
          <table:table-cell office:value-type="date" office:date-value="2017-04-28" calcext:value-type="date">
            <text:p>28.04.2017</text:p>
          </table:table-cell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Amonkhet</text:p>
          </table:table-cell>
          <table:table-cell office:value-type="date" office:date-value="2017-04-28" calcext:value-type="date">
            <text:p>28.04.2017</text:p>
          </table:table-cell>
        </table:table-row>
        <table:table-row table:style-name="ro1">
          <table:table-cell office:value-type="string" calcext:value-type="string">
            <text:p>pAKH</text:p>
          </table:table-cell>
          <table:table-cell office:value-type="string" calcext:value-type="string">
            <text:p>Amonkhet Promo</text:p>
          </table:table-cell>
          <table:table-cell office:value-type="date" office:date-value="2017-04-28" calcext:value-type="date">
            <text:p>28.04.2017</text:p>
          </table:table-cell>
        </table:table-row>
        <table:table-row table:style-name="ro1">
          <table:table-cell office:value-type="string" calcext:value-type="string">
            <text:p>tAKH</text:p>
          </table:table-cell>
          <table:table-cell office:value-type="string" calcext:value-type="string">
            <text:p>Amonkhet Tokens</text:p>
          </table:table-cell>
          <table:table-cell office:value-type="date" office:date-value="2017-04-28" calcext:value-type="date">
            <text:p>28.04.2017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Welcome Deck 2017</text:p>
          </table:table-cell>
          <table:table-cell office:value-type="date" office:date-value="2017-04-15" calcext:value-type="date">
            <text:p>15.04.2017</text:p>
          </table:table-cell>
        </table:table-row>
        <table:table-row table:style-name="ro1">
          <table:table-cell office:value-type="string" calcext:value-type="string">
            <text:p>DDS</text:p>
          </table:table-cell>
          <table:table-cell office:value-type="string" calcext:value-type="string">
            <text:p>Duel Decks: Mind vs. Might</text:p>
          </table:table-cell>
          <table:table-cell office:value-type="date" office:date-value="2017-03-31" calcext:value-type="date">
            <text:p>31.03.2017</text:p>
          </table:table-cell>
        </table:table-row>
        <table:table-row table:style-name="ro1">
          <table:table-cell office:value-type="string" calcext:value-type="string">
            <text:p>tDDS</text:p>
          </table:table-cell>
          <table:table-cell office:value-type="string" calcext:value-type="string">
            <text:p>Duel Decks: Mind vs. Might Tokens</text:p>
          </table:table-cell>
          <table:table-cell office:value-type="date" office:date-value="2017-03-31" calcext:value-type="date">
            <text:p>31.03.2017</text:p>
          </table:table-cell>
        </table:table-row>
        <table:table-row table:style-name="ro1">
          <table:table-cell office:value-type="string" calcext:value-type="string">
            <text:p>MM3</text:p>
          </table:table-cell>
          <table:table-cell office:value-type="string" calcext:value-type="string">
            <text:p>Modern Masters 2017 Edition</text:p>
          </table:table-cell>
          <table:table-cell office:value-type="date" office:date-value="2017-03-17" calcext:value-type="date">
            <text:p>17.03.2017</text:p>
          </table:table-cell>
        </table:table-row>
        <table:table-row table:style-name="ro1">
          <table:table-cell office:value-type="string" calcext:value-type="string">
            <text:p>tMM3</text:p>
          </table:table-cell>
          <table:table-cell office:value-type="string" calcext:value-type="string">
            <text:p>Modern Masters 2017 Tokens</text:p>
          </table:table-cell>
          <table:table-cell office:value-type="date" office:date-value="2017-03-17" calcext:value-type="date">
            <text:p>17.03.2017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Aether Revolt</text:p>
          </table:table-cell>
          <table:table-cell office:value-type="date" office:date-value="2017-01-20" calcext:value-type="date">
            <text:p>20.01.2017</text:p>
          </table:table-cell>
        </table:table-row>
        <table:table-row table:style-name="ro1">
          <table:table-cell office:value-type="string" calcext:value-type="string">
            <text:p>tAER</text:p>
          </table:table-cell>
          <table:table-cell office:value-type="string" calcext:value-type="string">
            <text:p>Aether Revolt Tokens</text:p>
          </table:table-cell>
          <table:table-cell office:value-type="date" office:date-value="2017-01-20" calcext:value-type="date">
            <text:p>20.01.2017</text:p>
          </table:table-cell>
        </table:table-row>
        <table:table-row table:style-name="ro1">
          <table:table-cell office:value-type="string" calcext:value-type="string">
            <text:p>pAER</text:p>
          </table:table-cell>
          <table:table-cell office:value-type="string" calcext:value-type="string">
            <text:p>Aether Revolt Promo</text:p>
          </table:table-cell>
          <table:table-cell office:value-type="date" office:date-value="2017-01-20" calcext:value-type="date">
            <text:p>20.01.2017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Friday Night Magic 2017</text:p>
          </table:table-cell>
          <table:table-cell office:value-type="date" office:date-value="2017-01-06" calcext:value-type="date">
            <text:p>06.01.2017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League Tokens 2017</text:p>
          </table:table-cell>
          <table:table-cell office:value-type="date" office:date-value="2017-01-01" calcext:value-type="date">
            <text:p>01.01.2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Planechase Anthology</text:p>
          </table:table-cell>
          <table:table-cell office:value-type="date" office:date-value="2016-11-25" calcext:value-type="date">
            <text:p>25.11.2016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mmander 2016</text:p>
          </table:table-cell>
          <table:table-cell office:value-type="date" office:date-value="2016-11-11" calcext:value-type="date">
            <text:p>11.11.2016</text:p>
          </table:table-cell>
        </table:table-row>
        <table:table-row table:style-name="ro1">
          <table:table-cell office:value-type="string" calcext:value-type="string">
            <text:p>tC16</text:p>
          </table:table-cell>
          <table:table-cell office:value-type="string" calcext:value-type="string">
            <text:p>Commander 2016 Tokens</text:p>
          </table:table-cell>
          <table:table-cell office:value-type="date" office:date-value="2016-11-11" calcext:value-type="date">
            <text:p>11.11.2016</text:p>
          </table:table-cell>
        </table:table-row>
        <table:table-row table:style-name="ro1">
          <table:table-cell office:value-type="string" calcext:value-type="string">
            <text:p>KLD</text:p>
          </table:table-cell>
          <table:table-cell office:value-type="string" calcext:value-type="string">
            <text:p>Kaladesh</text:p>
          </table:table-cell>
          <table:table-cell office:value-type="date" office:date-value="2016-09-30" calcext:value-type="date">
            <text:p>30.09.2016</text:p>
          </table:table-cell>
        </table:table-row>
        <table:table-row table:style-name="ro1">
          <table:table-cell office:value-type="string" calcext:value-type="string">
            <text:p>tKLD</text:p>
          </table:table-cell>
          <table:table-cell office:value-type="string" calcext:value-type="string">
            <text:p>Kaladesh Tokens</text:p>
          </table:table-cell>
          <table:table-cell office:value-type="date" office:date-value="2016-09-30" calcext:value-type="date">
            <text:p>30.09.2016</text:p>
          </table:table-cell>
        </table:table-row>
        <table:table-row table:style-name="ro1">
          <table:table-cell office:value-type="string" calcext:value-type="string">
            <text:p>MPS</text:p>
          </table:table-cell>
          <table:table-cell office:value-type="string" calcext:value-type="string">
            <text:p>Masterpiece Series: Kaladesh Inventions</text:p>
          </table:table-cell>
          <table:table-cell office:value-type="date" office:date-value="2016-09-30" calcext:value-type="date">
            <text:p>30.09.2016</text:p>
          </table:table-cell>
        </table:table-row>
        <table:table-row table:style-name="ro1">
          <table:table-cell office:value-type="string" calcext:value-type="string">
            <text:p>pKLD</text:p>
          </table:table-cell>
          <table:table-cell office:value-type="string" calcext:value-type="string">
            <text:p>Kaladesh Promo</text:p>
          </table:table-cell>
          <table:table-cell office:value-type="date" office:date-value="2016-09-30" calcext:value-type="date">
            <text:p>30.09.2016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Duel Decks: Nissa vs. Ob Nixilis</text:p>
          </table:table-cell>
          <table:table-cell office:value-type="date" office:date-value="2016-09-02" calcext:value-type="date">
            <text:p>02.09.2016</text:p>
          </table:table-cell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Conspiracy: Take the Crown</text:p>
          </table:table-cell>
          <table:table-cell office:value-type="date" office:date-value="2016-08-26" calcext:value-type="date">
            <text:p>26.08.2016</text:p>
          </table:table-cell>
        </table:table-row>
        <table:table-row table:style-name="ro1">
          <table:table-cell office:value-type="string" calcext:value-type="string">
            <text:p>tCN2</text:p>
          </table:table-cell>
          <table:table-cell office:value-type="string" calcext:value-type="string">
            <text:p>Conspiracy: Take the Crown Tokens</text:p>
          </table:table-cell>
          <table:table-cell office:value-type="date" office:date-value="2016-08-26" calcext:value-type="date">
            <text:p>26.08.2016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From the Vault: Lore</text:p>
          </table:table-cell>
          <table:table-cell office:value-type="date" office:date-value="2016-08-19" calcext:value-type="date">
            <text:p>19.08.2016</text:p>
          </table:table-cell>
        </table:table-row>
        <table:table-row table:style-name="ro1">
          <table:table-cell office:value-type="string" calcext:value-type="string">
            <text:p>EMN</text:p>
          </table:table-cell>
          <table:table-cell office:value-type="string" calcext:value-type="string">
            <text:p>Eldritch Moon</text:p>
          </table:table-cell>
          <table:table-cell office:value-type="date" office:date-value="2016-07-22" calcext:value-type="date">
            <text:p>22.07.2016</text:p>
          </table:table-cell>
        </table:table-row>
        <table:table-row table:style-name="ro1">
          <table:table-cell office:value-type="string" calcext:value-type="string">
            <text:p>pEMN</text:p>
          </table:table-cell>
          <table:table-cell office:value-type="string" calcext:value-type="string">
            <text:p>Eldritch Moon Promo</text:p>
          </table:table-cell>
          <table:table-cell office:value-type="date" office:date-value="2016-07-22" calcext:value-type="date">
            <text:p>22.07.2016</text:p>
          </table:table-cell>
        </table:table-row>
        <table:table-row table:style-name="ro1">
          <table:table-cell office:value-type="string" calcext:value-type="string">
            <text:p>tEMN</text:p>
          </table:table-cell>
          <table:table-cell office:value-type="string" calcext:value-type="string">
            <text:p>Eldritch Moon Tokens</text:p>
          </table:table-cell>
          <table:table-cell office:value-type="date" office:date-value="2016-07-22" calcext:value-type="date">
            <text:p>22.07.2016</text:p>
          </table:table-cell>
        </table:table-row>
        <table:table-row table:style-name="ro1">
          <table:table-cell office:value-type="string" calcext:value-type="string">
            <text:p>PS16</text:p>
          </table:table-cell>
          <table:table-cell office:value-type="string" calcext:value-type="string">
            <text:p>San Diego Comic-Con 2016</text:p>
          </table:table-cell>
          <table:table-cell office:value-type="date" office:date-value="2016-07-21" calcext:value-type="date">
            <text:p>21.07.2016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Eternal Masters</text:p>
          </table:table-cell>
          <table:table-cell office:value-type="date" office:date-value="2016-06-10" calcext:value-type="date">
            <text:p>10.06.2016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Eternal Masters Tokens</text:p>
          </table:table-cell>
          <table:table-cell office:value-type="date" office:date-value="2016-06-10" calcext:value-type="date">
            <text:p>10.06.2016</text:p>
          </table:table-cell>
        </table:table-row>
        <table:table-row table:style-name="ro1">
          <table:table-cell office:value-type="string" calcext:value-type="string">
            <text:p>SOI</text:p>
          </table:table-cell>
          <table:table-cell office:value-type="string" calcext:value-type="string">
            <text:p>Shadows over Innistrad</text:p>
          </table:table-cell>
          <table:table-cell office:value-type="date" office:date-value="2016-04-08" calcext:value-type="date">
            <text:p>08.04.2016</text:p>
          </table:table-cell>
        </table:table-row>
        <table:table-row table:style-name="ro1">
          <table:table-cell office:value-type="string" calcext:value-type="string">
            <text:p>W16</text:p>
          </table:table-cell>
          <table:table-cell office:value-type="string" calcext:value-type="string">
            <text:p>Welcome Deck 2016</text:p>
          </table:table-cell>
          <table:table-cell office:value-type="date" office:date-value="2016-04-08" calcext:value-type="date">
            <text:p>08.04.2016</text:p>
          </table:table-cell>
        </table:table-row>
        <table:table-row table:style-name="ro1">
          <table:table-cell office:value-type="string" calcext:value-type="string">
            <text:p>pSOI</text:p>
          </table:table-cell>
          <table:table-cell office:value-type="string" calcext:value-type="string">
            <text:p>Shadows over Innistrad Promo</text:p>
          </table:table-cell>
          <table:table-cell office:value-type="date" office:date-value="2016-04-08" calcext:value-type="date">
            <text:p>08.04.2016</text:p>
          </table:table-cell>
        </table:table-row>
        <table:table-row table:style-name="ro1">
          <table:table-cell office:value-type="string" calcext:value-type="string">
            <text:p>tSOI</text:p>
          </table:table-cell>
          <table:table-cell office:value-type="string" calcext:value-type="string">
            <text:p>Shadows over Innistrad Tokens</text:p>
          </table:table-cell>
          <table:table-cell office:value-type="date" office:date-value="2016-04-08" calcext:value-type="date">
            <text:p>08.04.2016</text:p>
          </table:table-cell>
        </table:table-row>
        <table:table-row table:style-name="ro1">
          <table:table-cell office:value-type="string" calcext:value-type="string">
            <text:p>DDQ</text:p>
          </table:table-cell>
          <table:table-cell office:value-type="string" calcext:value-type="string">
            <text:p>Duel Decks: Blessed vs. Cursed</text:p>
          </table:table-cell>
          <table:table-cell office:value-type="date" office:date-value="2016-02-26" calcext:value-type="date">
            <text:p>26.02.2016</text:p>
          </table:table-cell>
        </table:table-row>
        <table:table-row table:style-name="ro1">
          <table:table-cell office:value-type="string" calcext:value-type="string">
            <text:p>OGW</text:p>
          </table:table-cell>
          <table:table-cell office:value-type="string" calcext:value-type="string">
            <text:p>Oath of the Gatewatch</text:p>
          </table:table-cell>
          <table:table-cell office:value-type="date" office:date-value="2016-01-22" calcext:value-type="date">
            <text:p>22.01.2016</text:p>
          </table:table-cell>
        </table:table-row>
        <table:table-row table:style-name="ro1">
          <table:table-cell office:value-type="string" calcext:value-type="string">
            <text:p>pOGW</text:p>
          </table:table-cell>
          <table:table-cell office:value-type="string" calcext:value-type="string">
            <text:p>Oath of the Gatewatch Promo</text:p>
          </table:table-cell>
          <table:table-cell office:value-type="date" office:date-value="2016-01-22" calcext:value-type="date">
            <text:p>22.01.2016</text:p>
          </table:table-cell>
        </table:table-row>
        <table:table-row table:style-name="ro1">
          <table:table-cell office:value-type="string" calcext:value-type="string">
            <text:p>tOGW</text:p>
          </table:table-cell>
          <table:table-cell office:value-type="string" calcext:value-type="string">
            <text:p>Oath of the Gatewatch Tokens</text:p>
          </table:table-cell>
          <table:table-cell office:value-type="date" office:date-value="2016-01-22" calcext:value-type="date">
            <text:p>22.01.2016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Friday Night Magic 2016</text:p>
          </table:table-cell>
          <table:table-cell office:value-type="date" office:date-value="2016-01-16" calcext:value-type="date">
            <text:p>16.01.2016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Judge Gift Cards 2016</text:p>
          </table:table-cell>
          <table:table-cell office:value-type="date" office:date-value="2016-01-08" calcext:value-type="date">
            <text:p>08.01.2016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League Tokens 2016</text:p>
          </table:table-cell>
          <table:table-cell office:value-type="date" office:date-value="2016-01-01" calcext:value-type="date">
            <text:p>01.01.2016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ommander 2015</text:p>
          </table:table-cell>
          <table:table-cell office:value-type="date" office:date-value="2015-11-13" calcext:value-type="date">
            <text:p>13.11.2015</text:p>
          </table:table-cell>
        </table:table-row>
        <table:table-row table:style-name="ro1">
          <table:table-cell office:value-type="string" calcext:value-type="string">
            <text:p>tC15</text:p>
          </table:table-cell>
          <table:table-cell office:value-type="string" calcext:value-type="string">
            <text:p>Commander 2015 Tokens</text:p>
          </table:table-cell>
          <table:table-cell office:value-type="date" office:date-value="2015-11-13" calcext:value-type="date">
            <text:p>13.11.2015</text:p>
          </table:table-cell>
        </table:table-row>
        <table:table-row table:style-name="ro1">
          <table:table-cell office:value-type="string" calcext:value-type="string">
            <text:p>BFZ</text:p>
          </table:table-cell>
          <table:table-cell office:value-type="string" calcext:value-type="string">
            <text:p>Battle for Zendikar</text:p>
          </table:table-cell>
          <table:table-cell office:value-type="date" office:date-value="2015-10-02" calcext:value-type="date">
            <text:p>02.10.2015</text:p>
          </table:table-cell>
        </table:table-row>
        <table:table-row table:style-name="ro1">
          <table:table-cell office:value-type="string" calcext:value-type="string">
            <text:p>tBFZ</text:p>
          </table:table-cell>
          <table:table-cell office:value-type="string" calcext:value-type="string">
            <text:p>Battle for Zendikar Tokens</text:p>
          </table:table-cell>
          <table:table-cell office:value-type="date" office:date-value="2015-10-02" calcext:value-type="date">
            <text:p>02.10.2015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Zendikar Expeditions</text:p>
          </table:table-cell>
          <table:table-cell office:value-type="date" office:date-value="2015-10-02" calcext:value-type="date">
            <text:p>02.10.2015</text:p>
          </table:table-cell>
        </table:table-row>
        <table:table-row table:style-name="ro1">
          <table:table-cell office:value-type="string" calcext:value-type="string">
            <text:p>pBFZ</text:p>
          </table:table-cell>
          <table:table-cell office:value-type="string" calcext:value-type="string">
            <text:p>Battle for Zendikar Promo</text:p>
          </table:table-cell>
          <table:table-cell office:value-type="date" office:date-value="2015-10-02" calcext:value-type="date">
            <text:p>02.10.2015</text:p>
          </table:table-cell>
        </table:table-row>
        <table:table-row table:style-name="ro1">
          <table:table-cell office:value-type="string" calcext:value-type="string">
            <text:p>PSS1</text:p>
          </table:table-cell>
          <table:table-cell office:value-type="string" calcext:value-type="string">
            <text:p>Battle for Zendikar Standard Series</text:p>
          </table:table-cell>
          <table:table-cell office:value-type="date" office:date-value="2015-10-02" calcext:value-type="date">
            <text:p>02.10.2015</text:p>
          </table:table-cell>
        </table:table-row>
        <table:table-row table:style-name="ro1">
          <table:table-cell office:value-type="string" calcext:value-type="string">
            <text:p>DDP</text:p>
          </table:table-cell>
          <table:table-cell office:value-type="string" calcext:value-type="string">
            <text:p>Duel Decks: Zendikar vs. Eldrazi</text:p>
          </table:table-cell>
          <table:table-cell office:value-type="date" office:date-value="2015-08-28" calcext:value-type="date">
            <text:p>28.08.2015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From the Vault: Angels</text:p>
          </table:table-cell>
          <table:table-cell office:value-type="date" office:date-value="2015-08-21" calcext:value-type="date">
            <text:p>21.08.2015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Magic Origins</text:p>
          </table:table-cell>
          <table:table-cell office:value-type="date" office:date-value="2015-07-17" calcext:value-type="date">
            <text:p>17.07.2015</text:p>
          </table:table-cell>
        </table:table-row>
        <table:table-row table:style-name="ro1">
          <table:table-cell office:value-type="string" calcext:value-type="string">
            <text:p>tORI</text:p>
          </table:table-cell>
          <table:table-cell office:value-type="string" calcext:value-type="string">
            <text:p>Magic Origins Tokens</text:p>
          </table:table-cell>
          <table:table-cell office:value-type="date" office:date-value="2015-07-17" calcext:value-type="date">
            <text:p>17.07.2015</text:p>
          </table:table-cell>
        </table:table-row>
        <table:table-row table:style-name="ro1">
          <table:table-cell office:value-type="string" calcext:value-type="string">
            <text:p>CP3</text:p>
          </table:table-cell>
          <table:table-cell office:value-type="string" calcext:value-type="string">
            <text:p>Magic Origins Clash Pack</text:p>
          </table:table-cell>
          <table:table-cell office:value-type="date" office:date-value="2015-07-17" calcext:value-type="date">
            <text:p>17.07.2015</text:p>
          </table:table-cell>
        </table:table-row>
        <table:table-row table:style-name="ro1">
          <table:table-cell office:value-type="string" calcext:value-type="string">
            <text:p>pORI</text:p>
          </table:table-cell>
          <table:table-cell office:value-type="string" calcext:value-type="string">
            <text:p>Magic Origins Promo</text:p>
          </table:table-cell>
          <table:table-cell office:value-type="date" office:date-value="2015-07-17" calcext:value-type="date">
            <text:p>17.07.2015</text:p>
          </table:table-cell>
        </table:table-row>
        <table:table-row table:style-name="ro1">
          <table:table-cell office:value-type="string" calcext:value-type="string">
            <text:p>PS15</text:p>
          </table:table-cell>
          <table:table-cell office:value-type="string" calcext:value-type="string">
            <text:p>San Diego Comic-Con 2015</text:p>
          </table:table-cell>
          <table:table-cell office:value-type="date" office:date-value="2015-07-09" calcext:value-type="date">
            <text:p>09.07.2015</text:p>
          </table:table-cell>
        </table:table-row>
        <table:table-row table:style-name="ro1">
          <table:table-cell office:value-type="string" calcext:value-type="string">
            <text:p>MM2</text:p>
          </table:table-cell>
          <table:table-cell office:value-type="string" calcext:value-type="string">
            <text:p>Modern Masters 2015 Edition</text:p>
          </table:table-cell>
          <table:table-cell office:value-type="date" office:date-value="2015-05-22" calcext:value-type="date">
            <text:p>22.05.2015</text:p>
          </table:table-cell>
        </table:table-row>
        <table:table-row table:style-name="ro1">
          <table:table-cell office:value-type="string" calcext:value-type="string">
            <text:p>tMM2</text:p>
          </table:table-cell>
          <table:table-cell office:value-type="string" calcext:value-type="string">
            <text:p>Modern Masters 2015 Tokens</text:p>
          </table:table-cell>
          <table:table-cell office:value-type="date" office:date-value="2015-05-22" calcext:value-type="date">
            <text:p>22.05.2015</text:p>
          </table:table-cell>
        </table:table-row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Tempest Remastered</text:p>
          </table:table-cell>
          <table:table-cell office:value-type="date" office:date-value="2015-05-06" calcext:value-type="date">
            <text:p>06.05.2015</text:p>
          </table:table-cell>
        </table:table-row>
        <table:table-row table:style-name="ro1">
          <table:table-cell office:value-type="string" calcext:value-type="string">
            <text:p>DTK</text:p>
          </table:table-cell>
          <table:table-cell office:value-type="string" calcext:value-type="string">
            <text:p>Dragons of Tarkir</text:p>
          </table:table-cell>
          <table:table-cell office:value-type="date" office:date-value="2015-03-27" calcext:value-type="date">
            <text:p>27.03.2015</text:p>
          </table:table-cell>
        </table:table-row>
        <table:table-row table:style-name="ro1">
          <table:table-cell office:value-type="string" calcext:value-type="string">
            <text:p>pDTK</text:p>
          </table:table-cell>
          <table:table-cell office:value-type="string" calcext:value-type="string">
            <text:p>Dragons of Tarkir Promo</text:p>
          </table:table-cell>
          <table:table-cell office:value-type="date" office:date-value="2015-03-27" calcext:value-type="date">
            <text:p>27.03.2015</text:p>
          </table:table-cell>
        </table:table-row>
        <table:table-row table:style-name="ro1">
          <table:table-cell office:value-type="string" calcext:value-type="string">
            <text:p>pTKDF</text:p>
          </table:table-cell>
          <table:table-cell office:value-type="string" calcext:value-type="string">
            <text:p>Tarkir Dragonfury</text:p>
          </table:table-cell>
          <table:table-cell office:value-type="date" office:date-value="2015-03-27" calcext:value-type="date">
            <text:p>27.03.2015</text:p>
          </table:table-cell>
        </table:table-row>
        <table:table-row table:style-name="ro1">
          <table:table-cell office:value-type="string" calcext:value-type="string">
            <text:p>tDTK</text:p>
          </table:table-cell>
          <table:table-cell office:value-type="string" calcext:value-type="string">
            <text:p>Dragons of Tarkir Tokens</text:p>
          </table:table-cell>
          <table:table-cell office:value-type="date" office:date-value="2015-03-27" calcext:value-type="date">
            <text:p>27.03.2015</text:p>
          </table:table-cell>
        </table:table-row>
        <table:table-row table:style-name="ro1">
          <table:table-cell office:value-type="string" calcext:value-type="string">
            <text:p>DDO</text:p>
          </table:table-cell>
          <table:table-cell office:value-type="string" calcext:value-type="string">
            <text:p>Duel Decks: Elspeth vs. Kiora</text:p>
          </table:table-cell>
          <table:table-cell office:value-type="date" office:date-value="2015-02-27" calcext:value-type="date">
            <text:p>27.02.2015</text:p>
          </table:table-cell>
        </table:table-row>
        <table:table-row table:style-name="ro1">
          <table:table-cell office:value-type="string" calcext:value-type="string">
            <text:p>FRF</text:p>
          </table:table-cell>
          <table:table-cell office:value-type="string" calcext:value-type="string">
            <text:p>Fate Reforged</text:p>
          </table:table-cell>
          <table:table-cell office:value-type="date" office:date-value="2015-01-23" calcext:value-type="date">
            <text:p>23.01.2015</text:p>
          </table:table-cell>
        </table:table-row>
        <table:table-row table:style-name="ro1">
          <table:table-cell office:value-type="string" calcext:value-type="string">
            <text:p>CP2</text:p>
          </table:table-cell>
          <table:table-cell office:value-type="string" calcext:value-type="string">
            <text:p>Fate Reforged Clash Pack</text:p>
          </table:table-cell>
          <table:table-cell office:value-type="date" office:date-value="2015-01-23" calcext:value-type="date">
            <text:p>23.01.2015</text:p>
          </table:table-cell>
        </table:table-row>
        <table:table-row table:style-name="ro1">
          <table:table-cell office:value-type="string" calcext:value-type="string">
            <text:p>pFRF</text:p>
          </table:table-cell>
          <table:table-cell office:value-type="string" calcext:value-type="string">
            <text:p>Fate Reforged Promo</text:p>
          </table:table-cell>
          <table:table-cell office:value-type="date" office:date-value="2015-01-23" calcext:value-type="date">
            <text:p>23.01.2015</text:p>
          </table:table-cell>
        </table:table-row>
        <table:table-row table:style-name="ro1">
          <table:table-cell office:value-type="string" calcext:value-type="string">
            <text:p>tFRF</text:p>
          </table:table-cell>
          <table:table-cell office:value-type="string" calcext:value-type="string">
            <text:p>Fate Reforged Tokens</text:p>
          </table:table-cell>
          <table:table-cell office:value-type="date" office:date-value="2015-01-23" calcext:value-type="date">
            <text:p>23.01.2015</text:p>
          </table:table-cell>
        </table:table-row>
        <table:table-row table:style-name="ro1">
          <table:table-cell office:value-type="string" calcext:value-type="string">
            <text:p>UGIN</text:p>
          </table:table-cell>
          <table:table-cell office:value-type="string" calcext:value-type="string">
            <text:p>Ugin's Fate promos</text:p>
          </table:table-cell>
          <table:table-cell office:value-type="date" office:date-value="2015-01-17" calcext:value-type="date">
            <text:p>17.01.2015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Judge Gift Cards 2015</text:p>
          </table:table-cell>
          <table:table-cell office:value-type="date" office:date-value="2015-01-08" calcext:value-type="date">
            <text:p>08.01.2015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League Tokens 2015</text:p>
          </table:table-cell>
          <table:table-cell office:value-type="date" office:date-value="2015-01-01" calcext:value-type="date">
            <text:p>01.01.2015</text:p>
          </table:table-cell>
        </table:table-row>
        <table:table-row table:style-name="ro1">
          <table:table-cell office:value-type="string" calcext:value-type="string">
            <text:p>JVC</text:p>
          </table:table-cell>
          <table:table-cell office:value-type="string" calcext:value-type="string">
            <text:p>Duel Decks Anthology: Jace vs. Chandra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GVL</text:p>
          </table:table-cell>
          <table:table-cell office:value-type="string" calcext:value-type="string">
            <text:p>Duel Decks Anthology: Garruk vs. Liliana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EVG</text:p>
          </table:table-cell>
          <table:table-cell office:value-type="string" calcext:value-type="string">
            <text:p>Duel Decks Anthology: Elves vs. Goblins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Duel Decks Anthology: Divine vs. Demonic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tDVD</text:p>
          </table:table-cell>
          <table:table-cell office:value-type="string" calcext:value-type="string">
            <text:p>Duel Decks Anthology: Divine vs. Demonic Tokens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tGVL</text:p>
          </table:table-cell>
          <table:table-cell office:value-type="string" calcext:value-type="string">
            <text:p>Duel Decks Anthology: Garruk vs. Liliana Tokens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tJVC</text:p>
          </table:table-cell>
          <table:table-cell office:value-type="string" calcext:value-type="string">
            <text:p>Duel Decks Anthology: Jace vs. Chandra Tokens</text:p>
          </table:table-cell>
          <table:table-cell office:value-type="date" office:date-value="2014-12-05" calcext:value-type="date">
            <text:p>05.12.2014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ommander 2014</text:p>
          </table:table-cell>
          <table:table-cell office:value-type="date" office:date-value="2014-11-07" calcext:value-type="date">
            <text:p>07.11.2014</text:p>
          </table:table-cell>
        </table:table-row>
        <table:table-row table:style-name="ro1">
          <table:table-cell office:value-type="string" calcext:value-type="string">
            <text:p>tC14</text:p>
          </table:table-cell>
          <table:table-cell office:value-type="string" calcext:value-type="string">
            <text:p>Commander 2014 Tokens</text:p>
          </table:table-cell>
          <table:table-cell office:value-type="date" office:date-value="2014-11-07" calcext:value-type="date">
            <text:p>07.11.2014</text:p>
          </table:table-cell>
        </table:table-row>
        <table:table-row table:style-name="ro1">
          <table:table-cell office:value-type="string" calcext:value-type="string">
            <text:p>KTK</text:p>
          </table:table-cell>
          <table:table-cell office:value-type="string" calcext:value-type="string">
            <text:p>Khans of Tarkir</text:p>
          </table:table-cell>
          <table:table-cell office:value-type="date" office:date-value="2014-09-26" calcext:value-type="date">
            <text:p>26.09.2014</text:p>
          </table:table-cell>
        </table:table-row>
        <table:table-row table:style-name="ro1">
          <table:table-cell office:value-type="string" calcext:value-type="string">
            <text:p>tKTK</text:p>
          </table:table-cell>
          <table:table-cell office:value-type="string" calcext:value-type="string">
            <text:p>Khans of Tarkir Tokens</text:p>
          </table:table-cell>
          <table:table-cell office:value-type="date" office:date-value="2014-09-26" calcext:value-type="date">
            <text:p>26.09.2014</text:p>
          </table:table-cell>
        </table:table-row>
        <table:table-row table:style-name="ro1">
          <table:table-cell office:value-type="string" calcext:value-type="string">
            <text:p>pKTK</text:p>
          </table:table-cell>
          <table:table-cell office:value-type="string" calcext:value-type="string">
            <text:p>Khans of Tarkir Promos</text:p>
          </table:table-cell>
          <table:table-cell office:value-type="date" office:date-value="2014-09-26" calcext:value-type="date">
            <text:p>26.09.2014</text:p>
          </table:table-cell>
        </table:table-row>
        <table:table-row table:style-name="ro1">
          <table:table-cell office:value-type="string" calcext:value-type="string">
            <text:p>DDN</text:p>
          </table:table-cell>
          <table:table-cell office:value-type="string" calcext:value-type="string">
            <text:p>Duel Decks: Speed vs. Cunning</text:p>
          </table:table-cell>
          <table:table-cell office:value-type="date" office:date-value="2014-09-05" calcext:value-type="date">
            <text:p>05.09.2014</text:p>
          </table:table-cell>
        </table:table-row>
        <table:table-row table:style-name="ro1">
          <table:table-cell office:value-type="string" calcext:value-type="string">
            <text:p>tDDN</text:p>
          </table:table-cell>
          <table:table-cell office:value-type="string" calcext:value-type="string">
            <text:p>Duel Decks: Speed vs. Cunning Tokens</text:p>
          </table:table-cell>
          <table:table-cell office:value-type="date" office:date-value="2014-09-05" calcext:value-type="date">
            <text:p>05.09.2014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From the Vault: Annihilation (2014)</text:p>
          </table:table-cell>
          <table:table-cell office:value-type="date" office:date-value="2014-08-22" calcext:value-type="date">
            <text:p>22.08.2014</text:p>
          </table:table-cell>
        </table:table-row>
        <table:table-row table:style-name="ro1">
          <table:table-cell office:value-type="string" calcext:value-type="string">
            <text:p>PS14</text:p>
          </table:table-cell>
          <table:table-cell office:value-type="string" calcext:value-type="string">
            <text:p>San Diego Comic-Con 2014</text:p>
          </table:table-cell>
          <table:table-cell office:value-type="date" office:date-value="2014-07-24" calcext:value-type="date">
            <text:p>24.07.2014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Magic 2015 Core Set</text:p>
          </table:table-cell>
          <table:table-cell office:value-type="date" office:date-value="2014-07-18" calcext:value-type="date">
            <text:p>18.07.2014</text:p>
          </table:table-cell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Magic 2015 Tokens</text:p>
          </table:table-cell>
          <table:table-cell office:value-type="date" office:date-value="2014-07-18" calcext:value-type="date">
            <text:p>18.07.2014</text:p>
          </table:table-cell>
        </table:table-row>
        <table:table-row table:style-name="ro1">
          <table:table-cell office:value-type="string" calcext:value-type="string">
            <text:p>CP1</text:p>
          </table:table-cell>
          <table:table-cell office:value-type="string" calcext:value-type="string">
            <text:p>Magic 2015 Clash Pack</text:p>
          </table:table-cell>
          <table:table-cell office:value-type="date" office:date-value="2014-07-18" calcext:value-type="date">
            <text:p>18.07.2014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Friday Night Magic 2015</text:p>
          </table:table-cell>
          <table:table-cell office:value-type="date" office:date-value="2014-07-18" calcext:value-type="date">
            <text:p>18.07.2014</text:p>
          </table:table-cell>
        </table:table-row>
        <table:table-row table:style-name="ro1">
          <table:table-cell office:value-type="string" calcext:value-type="string">
            <text:p>PM15</text:p>
          </table:table-cell>
          <table:table-cell office:value-type="string" calcext:value-type="string">
            <text:p>Magic 2015 Promos</text:p>
          </table:table-cell>
          <table:table-cell office:value-type="date" office:date-value="2014-07-18" calcext:value-type="date">
            <text:p>18.07.2014</text:p>
          </table:table-cell>
        </table:table-row>
        <table:table-row table:style-name="ro1">
          <table:table-cell office:value-type="string" calcext:value-type="string">
            <text:p>VMA</text:p>
          </table:table-cell>
          <table:table-cell office:value-type="string" calcext:value-type="string">
            <text:p>Vintage Masters</text:p>
          </table:table-cell>
          <table:table-cell office:value-type="date" office:date-value="2014-06-16" calcext:value-type="date">
            <text:p>16.06.2014</text:p>
          </table:table-cell>
        </table:table-row>
        <table:table-row table:style-name="ro1">
          <table:table-cell office:value-type="string" calcext:value-type="string">
            <text:p>CNS</text:p>
          </table:table-cell>
          <table:table-cell office:value-type="string" calcext:value-type="string">
            <text:p>Magic: The Gathering—Conspiracy</text:p>
          </table:table-cell>
          <table:table-cell office:value-type="date" office:date-value="2014-06-06" calcext:value-type="date">
            <text:p>06.06.2014</text:p>
          </table:table-cell>
        </table:table-row>
        <table:table-row table:style-name="ro1">
          <table:table-cell office:value-type="string" calcext:value-type="string">
            <text:p>tCNS</text:p>
          </table:table-cell>
          <table:table-cell office:value-type="string" calcext:value-type="string">
            <text:p>Conspiracy Tokens</text:p>
          </table:table-cell>
          <table:table-cell office:value-type="date" office:date-value="2014-06-06" calcext:value-type="date">
            <text:p>06.06.2014</text:p>
          </table:table-cell>
        </table:table-row>
        <table:table-row table:style-name="ro1">
          <table:table-cell office:value-type="string" calcext:value-type="string">
            <text:p>MD1</text:p>
          </table:table-cell>
          <table:table-cell office:value-type="string" calcext:value-type="string">
            <text:p>Modern Event Deck 2014</text:p>
          </table:table-cell>
          <table:table-cell office:value-type="date" office:date-value="2014-05-30" calcext:value-type="date">
            <text:p>30.05.2014</text:p>
          </table:table-cell>
        </table:table-row>
        <table:table-row table:style-name="ro1">
          <table:table-cell office:value-type="string" calcext:value-type="string">
            <text:p>tMD1</text:p>
          </table:table-cell>
          <table:table-cell office:value-type="string" calcext:value-type="string">
            <text:p>Modern Event Deck 2014 Tokens</text:p>
          </table:table-cell>
          <table:table-cell office:value-type="date" office:date-value="2014-05-30" calcext:value-type="date">
            <text:p>30.05.2014</text:p>
          </table:table-cell>
        </table:table-row>
        <table:table-row table:style-name="ro1">
          <table:table-cell office:value-type="string" calcext:value-type="string">
            <text:p>JOU</text:p>
          </table:table-cell>
          <table:table-cell office:value-type="string" calcext:value-type="string">
            <text:p>Journey into Nyx</text:p>
          </table:table-cell>
          <table:table-cell office:value-type="date" office:date-value="2014-05-02" calcext:value-type="date">
            <text:p>02.05.2014</text:p>
          </table:table-cell>
        </table:table-row>
        <table:table-row table:style-name="ro1">
          <table:table-cell office:value-type="string" calcext:value-type="string">
            <text:p>pJOU</text:p>
          </table:table-cell>
          <table:table-cell office:value-type="string" calcext:value-type="string">
            <text:p>Journey into Nyx Promos</text:p>
          </table:table-cell>
          <table:table-cell office:value-type="date" office:date-value="2014-05-02" calcext:value-type="date">
            <text:p>02.05.2014</text:p>
          </table:table-cell>
        </table:table-row>
        <table:table-row table:style-name="ro1">
          <table:table-cell office:value-type="string" calcext:value-type="string">
            <text:p>THP3</text:p>
          </table:table-cell>
          <table:table-cell office:value-type="string" calcext:value-type="string">
            <text:p>Journey into Nyx Hero's Path</text:p>
          </table:table-cell>
          <table:table-cell office:value-type="date" office:date-value="2014-05-02" calcext:value-type="date">
            <text:p>02.05.2014</text:p>
          </table:table-cell>
        </table:table-row>
        <table:table-row table:style-name="ro1">
          <table:table-cell office:value-type="string" calcext:value-type="string">
            <text:p>tJOU</text:p>
          </table:table-cell>
          <table:table-cell office:value-type="string" calcext:value-type="string">
            <text:p>Journey into Nyx Tokens</text:p>
          </table:table-cell>
          <table:table-cell office:value-type="date" office:date-value="2014-05-02" calcext:value-type="date">
            <text:p>02.05.2014</text:p>
          </table:table-cell>
        </table:table-row>
        <table:table-row table:style-name="ro1">
          <table:table-cell office:value-type="string" calcext:value-type="string">
            <text:p>TDAG</text:p>
          </table:table-cell>
          <table:table-cell office:value-type="string" calcext:value-type="string">
            <text:p>Defeat a God</text:p>
          </table:table-cell>
          <table:table-cell office:value-type="date" office:date-value="2014-05-02" calcext:value-type="date">
            <text:p>02.05.2014</text:p>
          </table:table-cell>
        </table:table-row>
        <table:table-row table:style-name="ro1">
          <table:table-cell office:value-type="string" calcext:value-type="string">
            <text:p>DDM</text:p>
          </table:table-cell>
          <table:table-cell office:value-type="string" calcext:value-type="string">
            <text:p>Duel Decks: Jace vs. Vraska</text:p>
          </table:table-cell>
          <table:table-cell office:value-type="date" office:date-value="2014-03-14" calcext:value-type="date">
            <text:p>14.03.2014</text:p>
          </table:table-cell>
        </table:table-row>
        <table:table-row table:style-name="ro1">
          <table:table-cell office:value-type="string" calcext:value-type="string">
            <text:p>tDDM</text:p>
          </table:table-cell>
          <table:table-cell office:value-type="string" calcext:value-type="string">
            <text:p>Duel Decks: Jace vs. Vraska Tokens</text:p>
          </table:table-cell>
          <table:table-cell office:value-type="date" office:date-value="2014-03-14" calcext:value-type="date">
            <text:p>14.03.2014</text:p>
          </table:table-cell>
        </table:table-row>
        <table:table-row table:style-name="ro1">
          <table:table-cell office:value-type="string" calcext:value-type="string">
            <text:p>BNG</text:p>
          </table:table-cell>
          <table:table-cell office:value-type="string" calcext:value-type="string">
            <text:p>Born of the Gods</text:p>
          </table:table-cell>
          <table:table-cell office:value-type="date" office:date-value="2014-02-07" calcext:value-type="date">
            <text:p>07.02.2014</text:p>
          </table:table-cell>
        </table:table-row>
        <table:table-row table:style-name="ro1">
          <table:table-cell office:value-type="string" calcext:value-type="string">
            <text:p>tBNG</text:p>
          </table:table-cell>
          <table:table-cell office:value-type="string" calcext:value-type="string">
            <text:p>Born of the Gods Tokens</text:p>
          </table:table-cell>
          <table:table-cell office:value-type="date" office:date-value="2014-02-07" calcext:value-type="date">
            <text:p>07.02.2014</text:p>
          </table:table-cell>
        </table:table-row>
        <table:table-row table:style-name="ro1">
          <table:table-cell office:value-type="string" calcext:value-type="string">
            <text:p>pBNG</text:p>
          </table:table-cell>
          <table:table-cell office:value-type="string" calcext:value-type="string">
            <text:p>Born of the Gods Promos</text:p>
          </table:table-cell>
          <table:table-cell office:value-type="date" office:date-value="2014-02-07" calcext:value-type="date">
            <text:p>07.02.2014</text:p>
          </table:table-cell>
        </table:table-row>
        <table:table-row table:style-name="ro1">
          <table:table-cell office:value-type="string" calcext:value-type="string">
            <text:p>TBTH</text:p>
          </table:table-cell>
          <table:table-cell office:value-type="string" calcext:value-type="string">
            <text:p>Battle the Horde</text:p>
          </table:table-cell>
          <table:table-cell office:value-type="date" office:date-value="2014-02-07" calcext:value-type="date">
            <text:p>07.02.2014</text:p>
          </table:table-cell>
        </table:table-row>
        <table:table-row table:style-name="ro1">
          <table:table-cell office:value-type="string" calcext:value-type="string">
            <text:p>THP2</text:p>
          </table:table-cell>
          <table:table-cell office:value-type="string" calcext:value-type="string">
            <text:p>Born of the Gods Hero's Path</text:p>
          </table:table-cell>
          <table:table-cell office:value-type="date" office:date-value="2014-02-07" calcext:value-type="date">
            <text:p>07.02.2014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Judge Gift Cards 2014</text:p>
          </table:table-cell>
          <table:table-cell office:value-type="date" office:date-value="2014-01-08" calcext:value-type="date">
            <text:p>08.01.20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Friday Night Magic 2014</text:p>
          </table:table-cell>
          <table:table-cell office:value-type="date" office:date-value="2014-01-03" calcext:value-type="date">
            <text:p>03.01.2014</text:p>
          </table:table-cell>
        </table:table-row>
        <table:table-row table:style-name="ro1">
          <table:table-cell office:value-type="string" calcext:value-type="string">
            <text:p>PI14</text:p>
          </table:table-cell>
          <table:table-cell office:value-type="string" calcext:value-type="string">
            <text:p>IDW Comics 2014</text:p>
          </table:table-cell>
          <table:table-cell office:value-type="date" office:date-value="2014-01-01" calcext:value-type="date">
            <text:p>01.01.2014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League Tokens 2014</text:p>
          </table:table-cell>
          <table:table-cell office:value-type="date" office:date-value="2014-01-01" calcext:value-type="date">
            <text:p>01.01.201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ommander 2013 Edition</text:p>
          </table:table-cell>
          <table:table-cell office:value-type="date" office:date-value="2013-11-01" calcext:value-type="date">
            <text:p>01.11.2013</text:p>
          </table:table-cell>
        </table:table-row>
        <table:table-row table:style-name="ro1">
          <table:table-cell office:value-type="string" calcext:value-type="string">
            <text:p>THS</text:p>
          </table:table-cell>
          <table:table-cell office:value-type="string" calcext:value-type="string">
            <text:p>Theros</text:p>
          </table:table-cell>
          <table:table-cell office:value-type="date" office:date-value="2013-09-27" calcext:value-type="date">
            <text:p>27.09.2013</text:p>
          </table:table-cell>
        </table:table-row>
        <table:table-row table:style-name="ro1">
          <table:table-cell office:value-type="string" calcext:value-type="string">
            <text:p>tTHS</text:p>
          </table:table-cell>
          <table:table-cell office:value-type="string" calcext:value-type="string">
            <text:p>Theros Tokens</text:p>
          </table:table-cell>
          <table:table-cell office:value-type="date" office:date-value="2013-09-27" calcext:value-type="date">
            <text:p>27.09.2013</text:p>
          </table:table-cell>
        </table:table-row>
        <table:table-row table:style-name="ro1">
          <table:table-cell office:value-type="string" calcext:value-type="string">
            <text:p>pTHS</text:p>
          </table:table-cell>
          <table:table-cell office:value-type="string" calcext:value-type="string">
            <text:p>Theros Promos</text:p>
          </table:table-cell>
          <table:table-cell office:value-type="date" office:date-value="2013-09-27" calcext:value-type="date">
            <text:p>27.09.2013</text:p>
          </table:table-cell>
        </table:table-row>
        <table:table-row table:style-name="ro1">
          <table:table-cell office:value-type="string" calcext:value-type="string">
            <text:p>TFTH</text:p>
          </table:table-cell>
          <table:table-cell office:value-type="string" calcext:value-type="string">
            <text:p>Face the Hydra</text:p>
          </table:table-cell>
          <table:table-cell office:value-type="date" office:date-value="2013-09-27" calcext:value-type="date">
            <text:p>27.09.2013</text:p>
          </table:table-cell>
        </table:table-row>
        <table:table-row table:style-name="ro1">
          <table:table-cell office:value-type="string" calcext:value-type="string">
            <text:p>THP1</text:p>
          </table:table-cell>
          <table:table-cell office:value-type="string" calcext:value-type="string">
            <text:p>Theros Hero's Path</text:p>
          </table:table-cell>
          <table:table-cell office:value-type="date" office:date-value="2013-09-27" calcext:value-type="date">
            <text:p>27.09.2013</text:p>
          </table:table-cell>
        </table:table-row>
        <table:table-row table:style-name="ro1">
          <table:table-cell office:value-type="string" calcext:value-type="string">
            <text:p>DDL</text:p>
          </table:table-cell>
          <table:table-cell office:value-type="string" calcext:value-type="string">
            <text:p>Duel Decks: Heroes vs. Monsters</text:p>
          </table:table-cell>
          <table:table-cell office:value-type="date" office:date-value="2013-09-06" calcext:value-type="date">
            <text:p>06.09.2013</text:p>
          </table:table-cell>
        </table:table-row>
        <table:table-row table:style-name="ro1">
          <table:table-cell office:value-type="string" calcext:value-type="string">
            <text:p>tDDL</text:p>
          </table:table-cell>
          <table:table-cell office:value-type="string" calcext:value-type="string">
            <text:p>Duel Decks: Heroes vs. Monsters Tokens</text:p>
          </table:table-cell>
          <table:table-cell office:value-type="date" office:date-value="2013-09-06" calcext:value-type="date">
            <text:p>06.09.2013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From the Vault: Twenty</text:p>
          </table:table-cell>
          <table:table-cell office:value-type="date" office:date-value="2013-08-23" calcext:value-type="date">
            <text:p>23.08.2013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Magic 2014 Core Set</text:p>
          </table:table-cell>
          <table:table-cell office:value-type="date" office:date-value="2013-07-19" calcext:value-type="date">
            <text:p>19.07.2013</text:p>
          </table:table-cell>
        </table:table-row>
        <table:table-row table:style-name="ro1">
          <table:table-cell office:value-type="string" calcext:value-type="string">
            <text:p>pM14</text:p>
          </table:table-cell>
          <table:table-cell office:value-type="string" calcext:value-type="string">
            <text:p>Magic 2014 Promos</text:p>
          </table:table-cell>
          <table:table-cell office:value-type="date" office:date-value="2013-07-19" calcext:value-type="date">
            <text:p>19.07.2013</text:p>
          </table:table-cell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Magic 2014 Tokens</text:p>
          </table:table-cell>
          <table:table-cell office:value-type="date" office:date-value="2013-07-19" calcext:value-type="date">
            <text:p>19.07.2013</text:p>
          </table:table-cell>
        </table:table-row>
        <table:table-row table:style-name="ro1">
          <table:table-cell office:value-type="string" calcext:value-type="string">
            <text:p>PSDC</text:p>
          </table:table-cell>
          <table:table-cell office:value-type="string" calcext:value-type="string">
            <text:p>San Diego Comic-Con 2013</text:p>
          </table:table-cell>
          <table:table-cell office:value-type="date" office:date-value="2013-07-18" calcext:value-type="date">
            <text:p>18.07.2013</text:p>
          </table:table-cell>
        </table:table-row>
        <table:table-row table:style-name="ro1">
          <table:table-cell office:value-type="string" calcext:value-type="string">
            <text:p>PDP14</text:p>
          </table:table-cell>
          <table:table-cell office:value-type="string" calcext:value-type="string">
            <text:p>Duels of the Planeswalkers Promos 2014</text:p>
          </table:table-cell>
          <table:table-cell office:value-type="date" office:date-value="2013-06-26" calcext:value-type="date">
            <text:p>26.06.2013</text:p>
          </table:table-cell>
        </table:table-row>
        <table:table-row table:style-name="ro1">
          <table:table-cell office:value-type="string" calcext:value-type="string">
            <text:p>MMA</text:p>
          </table:table-cell>
          <table:table-cell office:value-type="string" calcext:value-type="string">
            <text:p>Modern Masters</text:p>
          </table:table-cell>
          <table:table-cell office:value-type="date" office:date-value="2013-06-07" calcext:value-type="date">
            <text:p>07.06.2013</text:p>
          </table:table-cell>
        </table:table-row>
        <table:table-row table:style-name="ro1">
          <table:table-cell office:value-type="string" calcext:value-type="string">
            <text:p>tMMA</text:p>
          </table:table-cell>
          <table:table-cell office:value-type="string" calcext:value-type="string">
            <text:p>Modern Masters Tokens</text:p>
          </table:table-cell>
          <table:table-cell office:value-type="date" office:date-value="2013-06-07" calcext:value-type="date">
            <text:p>07.06.2013</text:p>
          </table:table-cell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Dragon's Maze</text:p>
          </table:table-cell>
          <table:table-cell office:value-type="date" office:date-value="2013-05-03" calcext:value-type="date">
            <text:p>03.05.2013</text:p>
          </table:table-cell>
        </table:table-row>
        <table:table-row table:style-name="ro1">
          <table:table-cell office:value-type="string" calcext:value-type="string">
            <text:p>pDGM</text:p>
          </table:table-cell>
          <table:table-cell office:value-type="string" calcext:value-type="string">
            <text:p>Dragon's Maze Promos</text:p>
          </table:table-cell>
          <table:table-cell office:value-type="date" office:date-value="2013-05-03" calcext:value-type="date">
            <text:p>03.05.2013</text:p>
          </table:table-cell>
        </table:table-row>
        <table:table-row table:style-name="ro1">
          <table:table-cell office:value-type="string" calcext:value-type="string">
            <text:p>tDGM</text:p>
          </table:table-cell>
          <table:table-cell office:value-type="string" calcext:value-type="string">
            <text:p>Dragon's Maze Tokens</text:p>
          </table:table-cell>
          <table:table-cell office:value-type="date" office:date-value="2013-05-03" calcext:value-type="date">
            <text:p>03.05.2013</text:p>
          </table:table-cell>
        </table:table-row>
        <table:table-row table:style-name="ro1">
          <table:table-cell office:value-type="string" calcext:value-type="string">
            <text:p>pWCQ</text:p>
          </table:table-cell>
          <table:table-cell office:value-type="string" calcext:value-type="string">
            <text:p>World Magic Cup Qualifiers</text:p>
          </table:table-cell>
          <table:table-cell office:value-type="date" office:date-value="2013-04-06" calcext:value-type="date">
            <text:p>06.04.2013</text:p>
          </table:table-cell>
        </table:table-row>
        <table:table-row table:style-name="ro1">
          <table:table-cell office:value-type="string" calcext:value-type="string">
            <text:p>DDK</text:p>
          </table:table-cell>
          <table:table-cell office:value-type="string" calcext:value-type="string">
            <text:p>Duel Decks: Sorin vs. Tibalt</text:p>
          </table:table-cell>
          <table:table-cell office:value-type="date" office:date-value="2013-03-15" calcext:value-type="date">
            <text:p>15.03.2013</text:p>
          </table:table-cell>
        </table:table-row>
        <table:table-row table:style-name="ro1">
          <table:table-cell office:value-type="string" calcext:value-type="string">
            <text:p>tDDK</text:p>
          </table:table-cell>
          <table:table-cell office:value-type="string" calcext:value-type="string">
            <text:p>Duel Decks: Sorin vs. Tibalt Tokens</text:p>
          </table:table-cell>
          <table:table-cell office:value-type="date" office:date-value="2013-03-15" calcext:value-type="date">
            <text:p>15.03.2013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Gatecrash</text:p>
          </table:table-cell>
          <table:table-cell office:value-type="date" office:date-value="2013-02-01" calcext:value-type="date">
            <text:p>01.02.2013</text:p>
          </table:table-cell>
        </table:table-row>
        <table:table-row table:style-name="ro1">
          <table:table-cell office:value-type="string" calcext:value-type="string">
            <text:p>pGTC</text:p>
          </table:table-cell>
          <table:table-cell office:value-type="string" calcext:value-type="string">
            <text:p>Gatecrash Promos</text:p>
          </table:table-cell>
          <table:table-cell office:value-type="date" office:date-value="2013-02-01" calcext:value-type="date">
            <text:p>01.02.2013</text:p>
          </table:table-cell>
        </table:table-row>
        <table:table-row table:style-name="ro1">
          <table:table-cell office:value-type="string" calcext:value-type="string">
            <text:p>tGTC</text:p>
          </table:table-cell>
          <table:table-cell office:value-type="string" calcext:value-type="string">
            <text:p>Gatecrash Tokens</text:p>
          </table:table-cell>
          <table:table-cell office:value-type="date" office:date-value="2013-02-01" calcext:value-type="date">
            <text:p>01.02.2013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Judge Gift Cards 2013</text:p>
          </table:table-cell>
          <table:table-cell office:value-type="date" office:date-value="2013-01-08" calcext:value-type="date">
            <text:p>08.01.20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Friday Night Magic 2013</text:p>
          </table:table-cell>
          <table:table-cell office:value-type="date" office:date-value="2013-01-04" calcext:value-type="date">
            <text:p>04.01.2013</text:p>
          </table:table-cell>
        </table:table-row>
        <table:table-row table:style-name="ro1">
          <table:table-cell office:value-type="string" calcext:value-type="string">
            <text:p>PI13</text:p>
          </table:table-cell>
          <table:table-cell office:value-type="string" calcext:value-type="string">
            <text:p>IDW Comics 2013</text:p>
          </table:table-cell>
          <table:table-cell office:value-type="date" office:date-value="2013-01-01" calcext:value-type="date">
            <text:p>01.01.2013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League Tokens 2013</text:p>
          </table:table-cell>
          <table:table-cell office:value-type="date" office:date-value="2013-01-01" calcext:value-type="date">
            <text:p>01.01.2013</text:p>
          </table:table-cell>
        </table:table-row>
        <table:table-row table:style-name="ro1">
          <table:table-cell office:value-type="string" calcext:value-type="string">
            <text:p>CM1</text:p>
          </table:table-cell>
          <table:table-cell office:value-type="string" calcext:value-type="string">
            <text:p>Commander's Arsenal</text:p>
          </table:table-cell>
          <table:table-cell office:value-type="date" office:date-value="2012-11-02" calcext:value-type="date">
            <text:p>02.11.2012</text:p>
          </table:table-cell>
        </table:table-row>
        <table:table-row table:style-name="ro1">
          <table:table-cell office:value-type="string" calcext:value-type="string">
            <text:p>RTR</text:p>
          </table:table-cell>
          <table:table-cell office:value-type="string" calcext:value-type="string">
            <text:p>Return to Ravnica</text:p>
          </table:table-cell>
          <table:table-cell office:value-type="date" office:date-value="2012-10-05" calcext:value-type="date">
            <text:p>05.10.2012</text:p>
          </table:table-cell>
        </table:table-row>
        <table:table-row table:style-name="ro1">
          <table:table-cell office:value-type="string" calcext:value-type="string">
            <text:p>pRTR</text:p>
          </table:table-cell>
          <table:table-cell office:value-type="string" calcext:value-type="string">
            <text:p>Return to Ravnica Promos</text:p>
          </table:table-cell>
          <table:table-cell office:value-type="date" office:date-value="2012-10-05" calcext:value-type="date">
            <text:p>05.10.2012</text:p>
          </table:table-cell>
        </table:table-row>
        <table:table-row table:style-name="ro1">
          <table:table-cell office:value-type="string" calcext:value-type="string">
            <text:p>tRTR</text:p>
          </table:table-cell>
          <table:table-cell office:value-type="string" calcext:value-type="string">
            <text:p>Return to Ravnica Tokens</text:p>
          </table:table-cell>
          <table:table-cell office:value-type="date" office:date-value="2012-10-05" calcext:value-type="date">
            <text:p>05.10.2012</text:p>
          </table:table-cell>
        </table:table-row>
        <table:table-row table:style-name="ro1">
          <table:table-cell office:value-type="string" calcext:value-type="string">
            <text:p>DDJ</text:p>
          </table:table-cell>
          <table:table-cell office:value-type="string" calcext:value-type="string">
            <text:p>Duel Decks: Izzet vs. Golgari</text:p>
          </table:table-cell>
          <table:table-cell office:value-type="date" office:date-value="2012-09-07" calcext:value-type="date">
            <text:p>07.09.2012</text:p>
          </table:table-cell>
        </table:table-row>
        <table:table-row table:style-name="ro1">
          <table:table-cell office:value-type="string" calcext:value-type="string">
            <text:p>tDDJ</text:p>
          </table:table-cell>
          <table:table-cell office:value-type="string" calcext:value-type="string">
            <text:p>Duel Decks: Izzet vs. Golgari Tokens</text:p>
          </table:table-cell>
          <table:table-cell office:value-type="date" office:date-value="2012-09-07" calcext:value-type="date">
            <text:p>07.09.2012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From the Vault: Realms</text:p>
          </table:table-cell>
          <table:table-cell office:value-type="date" office:date-value="2012-08-31" calcext:value-type="date">
            <text:p>31.08.2012</text:p>
          </table:table-cell>
        </table:table-row>
        <table:table-row table:style-name="ro1">
          <table:table-cell office:value-type="string" calcext:value-type="string">
            <text:p>pDP13</text:p>
          </table:table-cell>
          <table:table-cell office:value-type="string" calcext:value-type="string">
            <text:p>Duels of the Planeswalkers Promos 2013</text:p>
          </table:table-cell>
          <table:table-cell office:value-type="date" office:date-value="2012-07-14" calcext:value-type="date">
            <text:p>14.07.2012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Magic 2013</text:p>
          </table:table-cell>
          <table:table-cell office:value-type="date" office:date-value="2012-07-13" calcext:value-type="date">
            <text:p>13.07.2012</text:p>
          </table:table-cell>
        </table:table-row>
        <table:table-row table:style-name="ro1">
          <table:table-cell office:value-type="string" calcext:value-type="string">
            <text:p>pM13</text:p>
          </table:table-cell>
          <table:table-cell office:value-type="string" calcext:value-type="string">
            <text:p>Magic 2013 Promos</text:p>
          </table:table-cell>
          <table:table-cell office:value-type="date" office:date-value="2012-07-13" calcext:value-type="date">
            <text:p>13.07.2012</text:p>
          </table:table-cell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Magic 2013 Tokens</text:p>
          </table:table-cell>
          <table:table-cell office:value-type="date" office:date-value="2012-07-13" calcext:value-type="date">
            <text:p>13.07.2012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Planechase 2012 Edition</text:p>
          </table:table-cell>
          <table:table-cell office:value-type="date" office:date-value="2012-06-01" calcext:value-type="date">
            <text:p>01.06.2012</text:p>
          </table:table-cell>
        </table:table-row>
        <table:table-row table:style-name="ro1">
          <table:table-cell office:value-type="string" calcext:value-type="string">
            <text:p>AVR</text:p>
          </table:table-cell>
          <table:table-cell office:value-type="string" calcext:value-type="string">
            <text:p>Avacyn Restored</text:p>
          </table:table-cell>
          <table:table-cell office:value-type="date" office:date-value="2012-05-04" calcext:value-type="date">
            <text:p>04.05.2012</text:p>
          </table:table-cell>
        </table:table-row>
        <table:table-row table:style-name="ro1">
          <table:table-cell office:value-type="string" calcext:value-type="string">
            <text:p>pAVR</text:p>
          </table:table-cell>
          <table:table-cell office:value-type="string" calcext:value-type="string">
            <text:p>Avacyn Restored Promos</text:p>
          </table:table-cell>
          <table:table-cell office:value-type="date" office:date-value="2012-05-04" calcext:value-type="date">
            <text:p>04.05.2012</text:p>
          </table:table-cell>
        </table:table-row>
        <table:table-row table:style-name="ro1">
          <table:table-cell office:value-type="string" calcext:value-type="string">
            <text:p>tAVR</text:p>
          </table:table-cell>
          <table:table-cell office:value-type="string" calcext:value-type="string">
            <text:p>Avacyn Restored Tokens</text:p>
          </table:table-cell>
          <table:table-cell office:value-type="date" office:date-value="2012-05-04" calcext:value-type="date">
            <text:p>04.05.2012</text:p>
          </table:table-cell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Duel Decks: Venser vs. Koth</text:p>
          </table:table-cell>
          <table:table-cell office:value-type="date" office:date-value="2012-03-30" calcext:value-type="date">
            <text:p>30.03.2012</text:p>
          </table:table-cell>
        </table:table-row>
        <table:table-row table:style-name="ro1">
          <table:table-cell office:value-type="string" calcext:value-type="string">
            <text:p>tDDI</text:p>
          </table:table-cell>
          <table:table-cell office:value-type="string" calcext:value-type="string">
            <text:p>Duel Decks: Venser vs. Koth Tokens</text:p>
          </table:table-cell>
          <table:table-cell office:value-type="date" office:date-value="2012-03-30" calcext:value-type="date">
            <text:p>30.03.2012</text:p>
          </table:table-cell>
        </table:table-row>
        <table:table-row table:style-name="ro1">
          <table:table-cell office:value-type="string" calcext:value-type="string">
            <text:p>DKA</text:p>
          </table:table-cell>
          <table:table-cell office:value-type="string" calcext:value-type="string">
            <text:p>Dark Ascension</text:p>
          </table:table-cell>
          <table:table-cell office:value-type="date" office:date-value="2012-02-03" calcext:value-type="date">
            <text:p>03.02.2012</text:p>
          </table:table-cell>
        </table:table-row>
        <table:table-row table:style-name="ro1">
          <table:table-cell office:value-type="string" calcext:value-type="string">
            <text:p>tDKA</text:p>
          </table:table-cell>
          <table:table-cell office:value-type="string" calcext:value-type="string">
            <text:p>Dark Ascension Tokens</text:p>
          </table:table-cell>
          <table:table-cell office:value-type="date" office:date-value="2012-02-03" calcext:value-type="date">
            <text:p>03.02.2012</text:p>
          </table:table-cell>
        </table:table-row>
        <table:table-row table:style-name="ro1">
          <table:table-cell office:value-type="string" calcext:value-type="string">
            <text:p>pDKA</text:p>
          </table:table-cell>
          <table:table-cell office:value-type="string" calcext:value-type="string">
            <text:p>Dark Ascension Promos</text:p>
          </table:table-cell>
          <table:table-cell office:value-type="date" office:date-value="2012-02-03" calcext:value-type="date">
            <text:p>03.02.2012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Judge Gift Cards 2012</text:p>
          </table:table-cell>
          <table:table-cell office:value-type="date" office:date-value="2012-01-08" calcext:value-type="date">
            <text:p>08.01.20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riday Night Magic 2012</text:p>
          </table:table-cell>
          <table:table-cell office:value-type="date" office:date-value="2012-01-06" calcext:value-type="date">
            <text:p>06.01.2012</text:p>
          </table:table-cell>
        </table:table-row>
        <table:table-row table:style-name="ro1">
          <table:table-cell office:value-type="string" calcext:value-type="string">
            <text:p>pWP12</text:p>
          </table:table-cell>
          <table:table-cell office:value-type="string" calcext:value-type="string">
            <text:p>Wizards Play Network 2012</text:p>
          </table:table-cell>
          <table:table-cell office:value-type="date" office:date-value="2012-01-01" calcext:value-type="date">
            <text:p>01.01.2012</text:p>
          </table:table-cell>
        </table:table-row>
        <table:table-row table:style-name="ro1">
          <table:table-cell office:value-type="string" calcext:value-type="string">
            <text:p>pIDW</text:p>
          </table:table-cell>
          <table:table-cell office:value-type="string" calcext:value-type="string">
            <text:p>IDW Comics 2012</text:p>
          </table:table-cell>
          <table:table-cell office:value-type="date" office:date-value="2012-01-01" calcext:value-type="date">
            <text:p>01.01.2012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League Tokens 2012</text:p>
          </table:table-cell>
          <table:table-cell office:value-type="date" office:date-value="2012-01-01" calcext:value-type="date">
            <text:p>01.01.2012</text:p>
          </table:table-cell>
        </table:table-row>
        <table:table-row table:style-name="ro1">
          <table:table-cell office:value-type="string" calcext:value-type="string">
            <text:p>pDP11</text:p>
          </table:table-cell>
          <table:table-cell office:value-type="string" calcext:value-type="string">
            <text:p>Duels of the Planeswalkers Promos 2011</text:p>
          </table:table-cell>
          <table:table-cell office:value-type="date" office:date-value="2011-12-05" calcext:value-type="date">
            <text:p>05.12.2011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Premium Deck Series: Graveborn</text:p>
          </table:table-cell>
          <table:table-cell office:value-type="date" office:date-value="2011-11-18" calcext:value-type="date">
            <text:p>18.11.2011</text:p>
          </table:table-cell>
        </table:table-row>
        <table:table-row table:style-name="ro1">
          <table:table-cell office:value-type="string" calcext:value-type="string">
            <text:p>pDD2</text:p>
          </table:table-cell>
          <table:table-cell office:value-type="string" calcext:value-type="string">
            <text:p>Duel Decks: Jace vs. Chandra Japanese Promos</text:p>
          </table:table-cell>
          <table:table-cell office:value-type="date" office:date-value="2011-11-07" calcext:value-type="date">
            <text:p>07.11.2011</text:p>
          </table:table-cell>
        </table:table-row>
        <table:table-row table:style-name="ro1">
          <table:table-cell office:value-type="string" calcext:value-type="string">
            <text:p>ISD</text:p>
          </table:table-cell>
          <table:table-cell office:value-type="string" calcext:value-type="string">
            <text:p>Innistrad</text:p>
          </table:table-cell>
          <table:table-cell office:value-type="date" office:date-value="2011-09-30" calcext:value-type="date">
            <text:p>30.09.2011</text:p>
          </table:table-cell>
        </table:table-row>
        <table:table-row table:style-name="ro1">
          <table:table-cell office:value-type="string" calcext:value-type="string">
            <text:p>pISD</text:p>
          </table:table-cell>
          <table:table-cell office:value-type="string" calcext:value-type="string">
            <text:p>Innistrad Promos</text:p>
          </table:table-cell>
          <table:table-cell office:value-type="date" office:date-value="2011-09-30" calcext:value-type="date">
            <text:p>30.09.2011</text:p>
          </table:table-cell>
        </table:table-row>
        <table:table-row table:style-name="ro1">
          <table:table-cell office:value-type="string" calcext:value-type="string">
            <text:p>tISD</text:p>
          </table:table-cell>
          <table:table-cell office:value-type="string" calcext:value-type="string">
            <text:p>Innistrad Tokens</text:p>
          </table:table-cell>
          <table:table-cell office:value-type="date" office:date-value="2011-09-30" calcext:value-type="date">
            <text:p>30.09.2011</text:p>
          </table:table-cell>
        </table:table-row>
        <table:table-row table:style-name="ro1">
          <table:table-cell office:value-type="string" calcext:value-type="string">
            <text:p>DDH</text:p>
          </table:table-cell>
          <table:table-cell office:value-type="string" calcext:value-type="string">
            <text:p>Duel Decks: Ajani vs. Nicol Bolas</text:p>
          </table:table-cell>
          <table:table-cell office:value-type="date" office:date-value="2011-09-02" calcext:value-type="date">
            <text:p>02.09.2011</text:p>
          </table:table-cell>
        </table:table-row>
        <table:table-row table:style-name="ro1">
          <table:table-cell office:value-type="string" calcext:value-type="string">
            <text:p>tDDH</text:p>
          </table:table-cell>
          <table:table-cell office:value-type="string" calcext:value-type="string">
            <text:p>Duel Decks: Ajani vs. Nicol Bolas Tokens</text:p>
          </table:table-cell>
          <table:table-cell office:value-type="date" office:date-value="2011-09-02" calcext:value-type="date">
            <text:p>02.09.2011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From the Vault: Legends</text:p>
          </table:table-cell>
          <table:table-cell office:value-type="date" office:date-value="2011-08-26" calcext:value-type="date">
            <text:p>26.08.2011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Magic 2012</text:p>
          </table:table-cell>
          <table:table-cell office:value-type="date" office:date-value="2011-07-15" calcext:value-type="date">
            <text:p>15.07.2011</text:p>
          </table:table-cell>
        </table:table-row>
        <table:table-row table:style-name="ro1">
          <table:table-cell office:value-type="string" calcext:value-type="string">
            <text:p>pM12</text:p>
          </table:table-cell>
          <table:table-cell office:value-type="string" calcext:value-type="string">
            <text:p>Magic 2012 Promos</text:p>
          </table:table-cell>
          <table:table-cell office:value-type="date" office:date-value="2011-07-15" calcext:value-type="date">
            <text:p>15.07.2011</text:p>
          </table:table-cell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Magic 2012 Tokens</text:p>
          </table:table-cell>
          <table:table-cell office:value-type="date" office:date-value="2011-07-15" calcext:value-type="date">
            <text:p>15.07.2011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Magic: The Gathering-Commander</text:p>
          </table:table-cell>
          <table:table-cell office:value-type="date" office:date-value="2011-06-17" calcext:value-type="date">
            <text:p>17.06.2011</text:p>
          </table:table-cell>
        </table:table-row>
        <table:table-row table:style-name="ro1">
          <table:table-cell office:value-type="string" calcext:value-type="string">
            <text:p>pCMD</text:p>
          </table:table-cell>
          <table:table-cell office:value-type="string" calcext:value-type="string">
            <text:p>Commander 2011 Launch Party</text:p>
          </table:table-cell>
          <table:table-cell office:value-type="date" office:date-value="2011-06-17" calcext:value-type="date">
            <text:p>17.06.2011</text:p>
          </table:table-cell>
        </table:table-row>
        <table:table-row table:style-name="ro1">
          <table:table-cell office:value-type="string" calcext:value-type="string">
            <text:p>NPH</text:p>
          </table:table-cell>
          <table:table-cell office:value-type="string" calcext:value-type="string">
            <text:p>New Phyrexia</text:p>
          </table:table-cell>
          <table:table-cell office:value-type="date" office:date-value="2011-05-13" calcext:value-type="date">
            <text:p>13.05.2011</text:p>
          </table:table-cell>
        </table:table-row>
        <table:table-row table:style-name="ro1">
          <table:table-cell office:value-type="string" calcext:value-type="string">
            <text:p>tNPH</text:p>
          </table:table-cell>
          <table:table-cell office:value-type="string" calcext:value-type="string">
            <text:p>New Phyrexia Tokens</text:p>
          </table:table-cell>
          <table:table-cell office:value-type="date" office:date-value="2011-05-13" calcext:value-type="date">
            <text:p>13.05.2011</text:p>
          </table:table-cell>
        </table:table-row>
        <table:table-row table:style-name="ro1">
          <table:table-cell office:value-type="string" calcext:value-type="string">
            <text:p>pNPH</text:p>
          </table:table-cell>
          <table:table-cell office:value-type="string" calcext:value-type="string">
            <text:p>New Phyrexia Promos</text:p>
          </table:table-cell>
          <table:table-cell office:value-type="date" office:date-value="2011-05-13" calcext:value-type="date">
            <text:p>13.05.2011</text:p>
          </table:table-cell>
        </table:table-row>
        <table:table-row table:style-name="ro1">
          <table:table-cell office:value-type="string" calcext:value-type="string">
            <text:p>DDG</text:p>
          </table:table-cell>
          <table:table-cell office:value-type="string" calcext:value-type="string">
            <text:p>Duel Decks: Knights vs. Dragons</text:p>
          </table:table-cell>
          <table:table-cell office:value-type="date" office:date-value="2011-04-01" calcext:value-type="date">
            <text:p>01.04.2011</text:p>
          </table:table-cell>
        </table:table-row>
        <table:table-row table:style-name="ro1">
          <table:table-cell office:value-type="string" calcext:value-type="string">
            <text:p>tDDG</text:p>
          </table:table-cell>
          <table:table-cell office:value-type="string" calcext:value-type="string">
            <text:p>Duel Decks: Knights vs. Dragons Tokens</text:p>
          </table:table-cell>
          <table:table-cell office:value-type="date" office:date-value="2011-04-01" calcext:value-type="date">
            <text:p>01.04.2011</text:p>
          </table:table-cell>
        </table:table-row>
        <table:table-row table:style-name="ro1">
          <table:table-cell office:value-type="string" calcext:value-type="string">
            <text:p>pDP12</text:p>
          </table:table-cell>
          <table:table-cell office:value-type="string" calcext:value-type="string">
            <text:p>Duels of the Planeswalkers Promos 2012</text:p>
          </table:table-cell>
          <table:table-cell office:value-type="date" office:date-value="2011-03-30" calcext:value-type="date">
            <text:p>30.03.2011</text:p>
          </table:table-cell>
        </table:table-row>
        <table:table-row table:style-name="ro1">
          <table:table-cell office:value-type="string" calcext:value-type="string">
            <text:p>MBS</text:p>
          </table:table-cell>
          <table:table-cell office:value-type="string" calcext:value-type="string">
            <text:p>Mirrodin Besieged</text:p>
          </table:table-cell>
          <table:table-cell office:value-type="date" office:date-value="2011-02-04" calcext:value-type="date">
            <text:p>04.02.2011</text:p>
          </table:table-cell>
        </table:table-row>
        <table:table-row table:style-name="ro1">
          <table:table-cell office:value-type="string" calcext:value-type="string">
            <text:p>pMBS</text:p>
          </table:table-cell>
          <table:table-cell office:value-type="string" calcext:value-type="string">
            <text:p>Mirrodin Besieged Promos</text:p>
          </table:table-cell>
          <table:table-cell office:value-type="date" office:date-value="2011-02-04" calcext:value-type="date">
            <text:p>04.02.2011</text:p>
          </table:table-cell>
        </table:table-row>
        <table:table-row table:style-name="ro1">
          <table:table-cell office:value-type="string" calcext:value-type="string">
            <text:p>tMBS</text:p>
          </table:table-cell>
          <table:table-cell office:value-type="string" calcext:value-type="string">
            <text:p>Mirrodin Besieged Tokens</text:p>
          </table:table-cell>
          <table:table-cell office:value-type="date" office:date-value="2011-02-04" calcext:value-type="date">
            <text:p>04.02.2011</text:p>
          </table:table-cell>
        </table:table-row>
        <table:table-row table:style-name="ro1">
          <table:table-cell office:value-type="string" calcext:value-type="string">
            <text:p>ME4</text:p>
          </table:table-cell>
          <table:table-cell office:value-type="string" calcext:value-type="string">
            <text:p>Masters Edition IV</text:p>
          </table:table-cell>
          <table:table-cell office:value-type="date" office:date-value="2011-01-10" calcext:value-type="date">
            <text:p>10.01.2011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riday Night Magic 2011</text:p>
          </table:table-cell>
          <table:table-cell office:value-type="date" office:date-value="2011-01-07" calcext:value-type="date">
            <text:p>07.01.2011</text:p>
          </table:table-cell>
        </table:table-row>
        <table:table-row table:style-name="ro1">
          <table:table-cell office:value-type="string" calcext:value-type="string">
            <text:p>pWP11</text:p>
          </table:table-cell>
          <table:table-cell office:value-type="string" calcext:value-type="string">
            <text:p>Wizards Play Network 2011</text:p>
          </table:table-cell>
          <table:table-cell office:value-type="date" office:date-value="2011-01-01" calcext:value-type="date">
            <text:p>01.01.2011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Magic Player Rewards 2011</text:p>
          </table:table-cell>
          <table:table-cell office:value-type="date" office:date-value="2011-01-01" calcext:value-type="date">
            <text:p>01.01.2011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Judge Gift Cards 2011</text:p>
          </table:table-cell>
          <table:table-cell office:value-type="date" office:date-value="2011-01-01" calcext:value-type="date">
            <text:p>01.01.2011</text:p>
          </table:table-cell>
        </table:table-row>
        <table:table-row table:style-name="ro1">
          <table:table-cell office:value-type="string" calcext:value-type="string">
            <text:p>pMPS11</text:p>
          </table:table-cell>
          <table:table-cell office:value-type="string" calcext:value-type="string">
            <text:p>Magic Premiere Shop 2011</text:p>
          </table:table-cell>
          <table:table-cell office:value-type="date" office:date-value="2011-01-01" calcext:value-type="date">
            <text:p>01.01.2011</text:p>
          </table:table-cell>
        </table:table-row>
        <table:table-row table:style-name="ro1">
          <table:table-cell office:value-type="string" calcext:value-type="string">
            <text:p>pDP10</text:p>
          </table:table-cell>
          <table:table-cell office:value-type="string" calcext:value-type="string">
            <text:p>Duels of the Planeswalkers Promos 2010</text:p>
          </table:table-cell>
          <table:table-cell office:value-type="date" office:date-value="2010-11-23" calcext:value-type="date">
            <text:p>23.11.2010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Premium Deck Series: Fire and Lightning</text:p>
          </table:table-cell>
          <table:table-cell office:value-type="date" office:date-value="2010-11-19" calcext:value-type="date">
            <text:p>19.11.2010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cars of Mirrodin</text:p>
          </table:table-cell>
          <table:table-cell office:value-type="date" office:date-value="2010-10-01" calcext:value-type="date">
            <text:p>01.10.2010</text:p>
          </table:table-cell>
        </table:table-row>
        <table:table-row table:style-name="ro1">
          <table:table-cell office:value-type="string" calcext:value-type="string">
            <text:p>tSOM</text:p>
          </table:table-cell>
          <table:table-cell office:value-type="string" calcext:value-type="string">
            <text:p>Scars of Mirrodin Tokens</text:p>
          </table:table-cell>
          <table:table-cell office:value-type="date" office:date-value="2010-10-01" calcext:value-type="date">
            <text:p>01.10.2010</text:p>
          </table:table-cell>
        </table:table-row>
        <table:table-row table:style-name="ro1">
          <table:table-cell office:value-type="string" calcext:value-type="string">
            <text:p>pSOM</text:p>
          </table:table-cell>
          <table:table-cell office:value-type="string" calcext:value-type="string">
            <text:p>Scars of Mirrodin Promos</text:p>
          </table:table-cell>
          <table:table-cell office:value-type="date" office:date-value="2010-10-01" calcext:value-type="date">
            <text:p>01.10.2010</text:p>
          </table:table-cell>
        </table:table-row>
        <table:table-row table:style-name="ro1">
          <table:table-cell office:value-type="string" calcext:value-type="string">
            <text:p>DDF</text:p>
          </table:table-cell>
          <table:table-cell office:value-type="string" calcext:value-type="string">
            <text:p>Duel Decks: Elspeth vs. Tezzeret</text:p>
          </table:table-cell>
          <table:table-cell office:value-type="date" office:date-value="2010-09-03" calcext:value-type="date">
            <text:p>03.09.2010</text:p>
          </table:table-cell>
        </table:table-row>
        <table:table-row table:style-name="ro1">
          <table:table-cell office:value-type="string" calcext:value-type="string">
            <text:p>tDDF</text:p>
          </table:table-cell>
          <table:table-cell office:value-type="string" calcext:value-type="string">
            <text:p>Duel Decks: Elspeth vs. Tezzeret Tokens</text:p>
          </table:table-cell>
          <table:table-cell office:value-type="date" office:date-value="2010-09-03" calcext:value-type="date">
            <text:p>03.09.2010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From the Vault: Relics</text:p>
          </table:table-cell>
          <table:table-cell office:value-type="date" office:date-value="2010-08-27" calcext:value-type="date">
            <text:p>27.08.2010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Magic 2011</text:p>
          </table:table-cell>
          <table:table-cell office:value-type="date" office:date-value="2010-07-16" calcext:value-type="date">
            <text:p>16.07.2010</text:p>
          </table:table-cell>
        </table:table-row>
        <table:table-row table:style-name="ro1">
          <table:table-cell office:value-type="string" calcext:value-type="string">
            <text:p>tM11</text:p>
          </table:table-cell>
          <table:table-cell office:value-type="string" calcext:value-type="string">
            <text:p>Magic 2011 Tokens</text:p>
          </table:table-cell>
          <table:table-cell office:value-type="date" office:date-value="2010-07-16" calcext:value-type="date">
            <text:p>16.07.2010</text:p>
          </table:table-cell>
        </table:table-row>
        <table:table-row table:style-name="ro1">
          <table:table-cell office:value-type="string" calcext:value-type="string">
            <text:p>pM11</text:p>
          </table:table-cell>
          <table:table-cell office:value-type="string" calcext:value-type="string">
            <text:p>Magic 2011 Promos</text:p>
          </table:table-cell>
          <table:table-cell office:value-type="date" office:date-value="2010-07-16" calcext:value-type="date">
            <text:p>16.07.201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henemy</text:p>
          </table:table-cell>
          <table:table-cell office:value-type="date" office:date-value="2010-06-18" calcext:value-type="date">
            <text:p>18.06.2010</text:p>
          </table:table-cell>
        </table:table-row>
        <table:table-row table:style-name="ro1">
          <table:table-cell office:value-type="string" calcext:value-type="string">
            <text:p>pARC</text:p>
          </table:table-cell>
          <table:table-cell office:value-type="string" calcext:value-type="string">
            <text:p>Promotional Schemes</text:p>
          </table:table-cell>
          <table:table-cell office:value-type="date" office:date-value="2010-06-18" calcext:value-type="date">
            <text:p>18.06.2010</text:p>
          </table:table-cell>
        </table:table-row>
        <table:table-row table:style-name="ro1">
          <table:table-cell office:value-type="string" calcext:value-type="string">
            <text:p>DPA</text:p>
          </table:table-cell>
          <table:table-cell office:value-type="string" calcext:value-type="string">
            <text:p>Duels of the Planeswalkers</text:p>
          </table:table-cell>
          <table:table-cell office:value-type="date" office:date-value="2010-06-04" calcext:value-type="date">
            <text:p>04.06.2010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ise of the Eldrazi</text:p>
          </table:table-cell>
          <table:table-cell office:value-type="date" office:date-value="2010-04-23" calcext:value-type="date">
            <text:p>23.04.2010</text:p>
          </table:table-cell>
        </table:table-row>
        <table:table-row table:style-name="ro1">
          <table:table-cell office:value-type="string" calcext:value-type="string">
            <text:p>tROE</text:p>
          </table:table-cell>
          <table:table-cell office:value-type="string" calcext:value-type="string">
            <text:p>Rise of the Eldrazi Tokens</text:p>
          </table:table-cell>
          <table:table-cell office:value-type="date" office:date-value="2010-04-23" calcext:value-type="date">
            <text:p>23.04.2010</text:p>
          </table:table-cell>
        </table:table-row>
        <table:table-row table:style-name="ro1">
          <table:table-cell office:value-type="string" calcext:value-type="string">
            <text:p>pROE</text:p>
          </table:table-cell>
          <table:table-cell office:value-type="string" calcext:value-type="string">
            <text:p>Rise of the Eldrazi Promos</text:p>
          </table:table-cell>
          <table:table-cell office:value-type="date" office:date-value="2010-04-23" calcext:value-type="date">
            <text:p>23.04.2010</text:p>
          </table:table-cell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Duel Decks: Phyrexia vs. the Coalition</text:p>
          </table:table-cell>
          <table:table-cell office:value-type="date" office:date-value="2010-03-19" calcext:value-type="date">
            <text:p>19.03.2010</text:p>
          </table:table-cell>
        </table:table-row>
        <table:table-row table:style-name="ro1">
          <table:table-cell office:value-type="string" calcext:value-type="string">
            <text:p>tDDE</text:p>
          </table:table-cell>
          <table:table-cell office:value-type="string" calcext:value-type="string">
            <text:p>Duel Decks: Phyrexia vs. the Coalition Tokens</text:p>
          </table:table-cell>
          <table:table-cell office:value-type="date" office:date-value="2010-03-19" calcext:value-type="date">
            <text:p>19.03.2010</text:p>
          </table:table-cell>
        </table:table-row>
        <table:table-row table:style-name="ro1">
          <table:table-cell office:value-type="string" calcext:value-type="string">
            <text:p>WWK</text:p>
          </table:table-cell>
          <table:table-cell office:value-type="string" calcext:value-type="string">
            <text:p>Worldwake</text:p>
          </table:table-cell>
          <table:table-cell office:value-type="date" office:date-value="2010-02-05" calcext:value-type="date">
            <text:p>05.02.2010</text:p>
          </table:table-cell>
        </table:table-row>
        <table:table-row table:style-name="ro1">
          <table:table-cell office:value-type="string" calcext:value-type="string">
            <text:p>tWWK</text:p>
          </table:table-cell>
          <table:table-cell office:value-type="string" calcext:value-type="string">
            <text:p>Worldwake Tokens</text:p>
          </table:table-cell>
          <table:table-cell office:value-type="date" office:date-value="2010-02-05" calcext:value-type="date">
            <text:p>05.02.2010</text:p>
          </table:table-cell>
        </table:table-row>
        <table:table-row table:style-name="ro1">
          <table:table-cell office:value-type="string" calcext:value-type="string">
            <text:p>pWWK</text:p>
          </table:table-cell>
          <table:table-cell office:value-type="string" calcext:value-type="string">
            <text:p>Worldwake Promos</text:p>
          </table:table-cell>
          <table:table-cell office:value-type="date" office:date-value="2010-02-05" calcext:value-type="date">
            <text:p>05.02.2010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Judge Gift Cards 2010</text:p>
          </table:table-cell>
          <table:table-cell office:value-type="date" office:date-value="2010-01-08" calcext:value-type="date">
            <text:p>08.01.2010</text:p>
          </table:table-cell>
        </table:table-row>
        <table:table-row table:style-name="ro1">
          <table:table-cell office:value-type="string" calcext:value-type="string">
            <text:p>pWP10</text:p>
          </table:table-cell>
          <table:table-cell office:value-type="string" calcext:value-type="string">
            <text:p>Wizards Play Network 2010</text:p>
          </table:table-cell>
          <table:table-cell office:value-type="date" office:date-value="2010-01-01" calcext:value-type="date">
            <text:p>01.01.201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Magic Player Rewards 2010</text:p>
          </table:table-cell>
          <table:table-cell office:value-type="date" office:date-value="2010-01-01" calcext:value-type="date">
            <text:p>01.01.2010</text:p>
          </table:table-cell>
        </table:table-row>
        <table:table-row table:style-name="ro1">
          <table:table-cell office:value-type="string" calcext:value-type="string">
            <text:p>pMPS10</text:p>
          </table:table-cell>
          <table:table-cell office:value-type="string" calcext:value-type="string">
            <text:p>Magic Premiere Shop 2010</text:p>
          </table:table-cell>
          <table:table-cell office:value-type="date" office:date-value="2010-01-01" calcext:value-type="date">
            <text:p>01.01.201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riday Night Magic 2010</text:p>
          </table:table-cell>
          <table:table-cell office:value-type="date" office:date-value="2010-01-01" calcext:value-type="date">
            <text:p>01.01.2010</text:p>
          </table:table-cell>
        </table:table-row>
        <table:table-row table:style-name="ro1">
          <table:table-cell office:value-type="string" calcext:value-type="string">
            <text:p>H09</text:p>
          </table:table-cell>
          <table:table-cell office:value-type="string" calcext:value-type="string">
            <text:p>Premium Deck Series: Slivers</text:p>
          </table:table-cell>
          <table:table-cell office:value-type="date" office:date-value="2009-11-20" calcext:value-type="date">
            <text:p>20.11.2009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 office:value-type="string" calcext:value-type="string">
            <text:p>Duel Decks: Garruk vs. Liliana</text:p>
          </table:table-cell>
          <table:table-cell office:value-type="date" office:date-value="2009-10-30" calcext:value-type="date">
            <text:p>30.10.2009</text:p>
          </table:table-cell>
        </table:table-row>
        <table:table-row table:style-name="ro1">
          <table:table-cell office:value-type="string" calcext:value-type="string">
            <text:p>tDDD</text:p>
          </table:table-cell>
          <table:table-cell office:value-type="string" calcext:value-type="string">
            <text:p>Duel Decks: Garruk vs. Liliana Tokens</text:p>
          </table:table-cell>
          <table:table-cell office:value-type="date" office:date-value="2009-10-30" calcext:value-type="date">
            <text:p>30.10.2009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office:value-type="string" calcext:value-type="string">
            <text:p>Zendikar</text:p>
          </table:table-cell>
          <table:table-cell office:value-type="date" office:date-value="2009-10-02" calcext:value-type="date">
            <text:p>02.10.2009</text:p>
          </table:table-cell>
        </table:table-row>
        <table:table-row table:style-name="ro1">
          <table:table-cell office:value-type="string" calcext:value-type="string">
            <text:p>tZEN</text:p>
          </table:table-cell>
          <table:table-cell office:value-type="string" calcext:value-type="string">
            <text:p>Zendikar Tokens</text:p>
          </table:table-cell>
          <table:table-cell office:value-type="date" office:date-value="2009-10-02" calcext:value-type="date">
            <text:p>02.10.2009</text:p>
          </table:table-cell>
        </table:table-row>
        <table:table-row table:style-name="ro1">
          <table:table-cell office:value-type="string" calcext:value-type="string">
            <text:p>pZEN</text:p>
          </table:table-cell>
          <table:table-cell office:value-type="string" calcext:value-type="string">
            <text:p>Zendikar Promos</text:p>
          </table:table-cell>
          <table:table-cell office:value-type="date" office:date-value="2009-10-02" calcext:value-type="date">
            <text:p>02.10.2009</text:p>
          </table:table-cell>
        </table:table-row>
        <table:table-row table:style-name="ro1">
          <table:table-cell office:value-type="string" calcext:value-type="string">
            <text:p>ME3</text:p>
          </table:table-cell>
          <table:table-cell office:value-type="string" calcext:value-type="string">
            <text:p>Masters Edition III</text:p>
          </table:table-cell>
          <table:table-cell office:value-type="date" office:date-value="2009-09-07" calcext:value-type="date">
            <text:p>07.09.2009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Planechase</text:p>
          </table:table-cell>
          <table:table-cell office:value-type="date" office:date-value="2009-09-04" calcext:value-type="date">
            <text:p>04.09.2009</text:p>
          </table:table-cell>
        </table:table-row>
        <table:table-row table:style-name="ro1">
          <table:table-cell office:value-type="string" calcext:value-type="string">
            <text:p>pHOP</text:p>
          </table:table-cell>
          <table:table-cell office:value-type="string" calcext:value-type="string">
            <text:p>Promotional Planes</text:p>
          </table:table-cell>
          <table:table-cell office:value-type="date" office:date-value="2009-09-01" calcext:value-type="date">
            <text:p>01.09.2009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office:value-type="string" calcext:value-type="string">
            <text:p>From the Vault: Exiled</text:p>
          </table:table-cell>
          <table:table-cell office:value-type="date" office:date-value="2009-08-28" calcext:value-type="date">
            <text:p>28.08.2009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Magic 2010</text:p>
          </table:table-cell>
          <table:table-cell office:value-type="date" office:date-value="2009-07-17" calcext:value-type="date">
            <text:p>17.07.2009</text:p>
          </table:table-cell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Magic 2010 Tokens</text:p>
          </table:table-cell>
          <table:table-cell office:value-type="date" office:date-value="2009-07-17" calcext:value-type="date">
            <text:p>17.07.2009</text:p>
          </table:table-cell>
        </table:table-row>
        <table:table-row table:style-name="ro1">
          <table:table-cell office:value-type="string" calcext:value-type="string">
            <text:p>pM10</text:p>
          </table:table-cell>
          <table:table-cell office:value-type="string" calcext:value-type="string">
            <text:p>Magic 2010 Promos</text:p>
          </table:table-cell>
          <table:table-cell office:value-type="date" office:date-value="2009-07-17" calcext:value-type="date">
            <text:p>17.07.2009</text:p>
          </table:table-cell>
        </table:table-row>
        <table:table-row table:style-name="ro1">
          <table:table-cell office:value-type="string" calcext:value-type="string">
            <text:p>pDTP</text:p>
          </table:table-cell>
          <table:table-cell office:value-type="string" calcext:value-type="string">
            <text:p>Duels of the Planeswalkers Promos 2009</text:p>
          </table:table-cell>
          <table:table-cell office:value-type="date" office:date-value="2009-06-17" calcext:value-type="date">
            <text:p>17.06.2009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string" calcext:value-type="string">
            <text:p>Alara Reborn</text:p>
          </table:table-cell>
          <table:table-cell office:value-type="date" office:date-value="2009-04-30" calcext:value-type="date">
            <text:p>30.04.2009</text:p>
          </table:table-cell>
        </table:table-row>
        <table:table-row table:style-name="ro1">
          <table:table-cell office:value-type="string" calcext:value-type="string">
            <text:p>tARB</text:p>
          </table:table-cell>
          <table:table-cell office:value-type="string" calcext:value-type="string">
            <text:p>Alara Reborn Tokens</text:p>
          </table:table-cell>
          <table:table-cell office:value-type="date" office:date-value="2009-04-30" calcext:value-type="date">
            <text:p>30.04.2009</text:p>
          </table:table-cell>
        </table:table-row>
        <table:table-row table:style-name="ro1">
          <table:table-cell office:value-type="string" calcext:value-type="string">
            <text:p>DDC</text:p>
          </table:table-cell>
          <table:table-cell office:value-type="string" calcext:value-type="string">
            <text:p>Duel Decks: Divine vs. Demonic</text:p>
          </table:table-cell>
          <table:table-cell office:value-type="date" office:date-value="2009-04-10" calcext:value-type="date">
            <text:p>10.04.2009</text:p>
          </table:table-cell>
        </table:table-row>
        <table:table-row table:style-name="ro1">
          <table:table-cell office:value-type="string" calcext:value-type="string">
            <text:p>tDDC</text:p>
          </table:table-cell>
          <table:table-cell office:value-type="string" calcext:value-type="string">
            <text:p>Duel Decks: Divine vs. Demonic Tokens</text:p>
          </table:table-cell>
          <table:table-cell office:value-type="date" office:date-value="2009-04-10" calcext:value-type="date">
            <text:p>10.04.2009</text:p>
          </table:table-cell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URL/Convention Promos</text:p>
          </table:table-cell>
          <table:table-cell office:value-type="date" office:date-value="2009-03-01" calcext:value-type="date">
            <text:p>01.03.200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flux</text:p>
          </table:table-cell>
          <table:table-cell office:value-type="date" office:date-value="2009-02-06" calcext:value-type="date">
            <text:p>06.02.2009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office:value-type="string" calcext:value-type="string">
            <text:p>Conflux Tokens</text:p>
          </table:table-cell>
          <table:table-cell office:value-type="date" office:date-value="2009-02-06" calcext:value-type="date">
            <text:p>06.02.2009</text:p>
          </table:table-cell>
        </table:table-row>
        <table:table-row table:style-name="ro1">
          <table:table-cell office:value-type="string" calcext:value-type="string">
            <text:p>pBOK</text:p>
          </table:table-cell>
          <table:table-cell office:value-type="string" calcext:value-type="string">
            <text:p>Miscellaneous Book Promos</text:p>
          </table:table-cell>
          <table:table-cell office:value-type="date" office:date-value="2009-02-01" calcext:value-type="date">
            <text:p>01.02.2009</text:p>
          </table:table-cell>
        </table:table-row>
        <table:table-row table:style-name="ro1">
          <table:table-cell office:value-type="string" calcext:value-type="string">
            <text:p>G09</text:p>
          </table:table-cell>
          <table:table-cell office:value-type="string" calcext:value-type="string">
            <text:p>Judge Gift Cards 2009</text:p>
          </table:table-cell>
          <table:table-cell office:value-type="date" office:date-value="2009-01-08" calcext:value-type="date">
            <text:p>08.01.2009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Friday Night Magic 2009</text:p>
          </table:table-cell>
          <table:table-cell office:value-type="date" office:date-value="2009-01-02" calcext:value-type="date">
            <text:p>02.01.2009</text:p>
          </table:table-cell>
        </table:table-row>
        <table:table-row table:style-name="ro1">
          <table:table-cell office:value-type="string" calcext:value-type="string">
            <text:p>pWP09</text:p>
          </table:table-cell>
          <table:table-cell office:value-type="string" calcext:value-type="string">
            <text:p>Wizards Play Network 2009</text:p>
          </table:table-cell>
          <table:table-cell office:value-type="date" office:date-value="2009-01-01" calcext:value-type="date">
            <text:p>01.01.2009</text:p>
          </table:table-cell>
        </table:table-row>
        <table:table-row table:style-name="ro1">
          <table:table-cell office:value-type="string" calcext:value-type="string">
            <text:p>pMPS09</text:p>
          </table:table-cell>
          <table:table-cell office:value-type="string" calcext:value-type="string">
            <text:p>Magic Premiere Shop 2009</text:p>
          </table:table-cell>
          <table:table-cell office:value-type="date" office:date-value="2009-01-01" calcext:value-type="date">
            <text:p>01.01.2009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Magic Player Rewards 2009</text:p>
          </table:table-cell>
          <table:table-cell office:value-type="date" office:date-value="2009-01-01" calcext:value-type="date">
            <text:p>01.01.2009</text:p>
          </table:table-cell>
        </table:table-row>
        <table:table-row table:style-name="ro1">
          <table:table-cell office:value-type="string" calcext:value-type="string">
            <text:p>DD2</text:p>
          </table:table-cell>
          <table:table-cell office:value-type="string" calcext:value-type="string">
            <text:p>Duel Decks: Jace vs. Chandra</text:p>
          </table:table-cell>
          <table:table-cell office:value-type="date" office:date-value="2008-11-07" calcext:value-type="date">
            <text:p>07.11.2008</text:p>
          </table:table-cell>
        </table:table-row>
        <table:table-row table:style-name="ro1">
          <table:table-cell office:value-type="string" calcext:value-type="string">
            <text:p>tDD2</text:p>
          </table:table-cell>
          <table:table-cell office:value-type="string" calcext:value-type="string">
            <text:p>Duel Decks: Jace vs. Chandra Tokens</text:p>
          </table:table-cell>
          <table:table-cell office:value-type="date" office:date-value="2008-11-07" calcext:value-type="date">
            <text:p>07.11.2008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Shards of Alara</text:p>
          </table:table-cell>
          <table:table-cell office:value-type="date" office:date-value="2008-10-03" calcext:value-type="date">
            <text:p>03.10.2008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string" calcext:value-type="string">
            <text:p>Shards of Alara Tokens</text:p>
          </table:table-cell>
          <table:table-cell office:value-type="date" office:date-value="2008-10-03" calcext:value-type="date">
            <text:p>03.10.2008</text:p>
          </table:table-cell>
        </table:table-row>
        <table:table-row table:style-name="ro1">
          <table:table-cell office:value-type="string" calcext:value-type="string">
            <text:p>pWPN</text:p>
          </table:table-cell>
          <table:table-cell office:value-type="string" calcext:value-type="string">
            <text:p>Wizards Play Network 2008</text:p>
          </table:table-cell>
          <table:table-cell office:value-type="date" office:date-value="2008-10-01" calcext:value-type="date">
            <text:p>01.10.2008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string" calcext:value-type="string">
            <text:p>Masters Edition II</text:p>
          </table:table-cell>
          <table:table-cell office:value-type="date" office:date-value="2008-09-22" calcext:value-type="date">
            <text:p>22.09.2008</text:p>
          </table:table-cell>
        </table:table-row>
        <table:table-row table:style-name="ro1">
          <table:table-cell office:value-type="string" calcext:value-type="string">
            <text:p>DRB</text:p>
          </table:table-cell>
          <table:table-cell office:value-type="string" calcext:value-type="string">
            <text:p>From the Vault: Dragons</text:p>
          </table:table-cell>
          <table:table-cell office:value-type="date" office:date-value="2008-08-29" calcext:value-type="date">
            <text:p>29.08.2008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Eventide</text:p>
          </table:table-cell>
          <table:table-cell office:value-type="date" office:date-value="2008-07-25" calcext:value-type="date">
            <text:p>25.07.2008</text:p>
          </table:table-cell>
        </table:table-row>
        <table:table-row table:style-name="ro1">
          <table:table-cell office:value-type="string" calcext:value-type="string">
            <text:p>tEVE</text:p>
          </table:table-cell>
          <table:table-cell office:value-type="string" calcext:value-type="string">
            <text:p>Eventide Tokens</text:p>
          </table:table-cell>
          <table:table-cell office:value-type="date" office:date-value="2008-07-25" calcext:value-type="date">
            <text:p>25.07.2008</text:p>
          </table:table-cell>
        </table:table-row>
        <table:table-row table:style-name="ro1">
          <table:table-cell office:value-type="string" calcext:value-type="string">
            <text:p>SHM</text:p>
          </table:table-cell>
          <table:table-cell office:value-type="string" calcext:value-type="string">
            <text:p>Shadowmoor</text:p>
          </table:table-cell>
          <table:table-cell office:value-type="date" office:date-value="2008-05-02" calcext:value-type="date">
            <text:p>02.05.2008</text:p>
          </table:table-cell>
        </table:table-row>
        <table:table-row table:style-name="ro1">
          <table:table-cell office:value-type="string" calcext:value-type="string">
            <text:p>tSHM</text:p>
          </table:table-cell>
          <table:table-cell office:value-type="string" calcext:value-type="string">
            <text:p>Shadowmoor Tokens</text:p>
          </table:table-cell>
          <table:table-cell office:value-type="date" office:date-value="2008-05-02" calcext:value-type="date">
            <text:p>02.05.2008</text:p>
          </table:table-cell>
        </table:table-row>
        <table:table-row table:style-name="ro1">
          <table:table-cell office:value-type="string" calcext:value-type="string">
            <text:p>p15A</text:p>
          </table:table-cell>
          <table:table-cell office:value-type="string" calcext:value-type="string">
            <text:p>15th Anniversary</text:p>
          </table:table-cell>
          <table:table-cell office:value-type="date" office:date-value="2008-04-01" calcext:value-type="date">
            <text:p>01.04.2008</text:p>
          </table:table-cell>
        </table:table-row>
        <table:table-row table:style-name="ro1">
          <table:table-cell office:value-type="string" calcext:value-type="string">
            <text:p>pLPA</text:p>
          </table:table-cell>
          <table:table-cell office:value-type="string" calcext:value-type="string">
            <text:p>Launch Parties</text:p>
          </table:table-cell>
          <table:table-cell office:value-type="date" office:date-value="2008-02-01" calcext:value-type="date">
            <text:p>01.02.2008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Morningtide</text:p>
          </table:table-cell>
          <table:table-cell office:value-type="date" office:date-value="2008-02-01" calcext:value-type="date">
            <text:p>01.02.2008</text:p>
          </table:table-cell>
        </table:table-row>
        <table:table-row table:style-name="ro1">
          <table:table-cell office:value-type="string" calcext:value-type="string">
            <text:p>tMOR</text:p>
          </table:table-cell>
          <table:table-cell office:value-type="string" calcext:value-type="string">
            <text:p>Morningtide Tokens</text:p>
          </table:table-cell>
          <table:table-cell office:value-type="date" office:date-value="2008-02-01" calcext:value-type="date">
            <text:p>01.02.2008</text:p>
          </table:table-cell>
        </table:table-row>
        <table:table-row table:style-name="ro1">
          <table:table-cell office:value-type="string" calcext:value-type="string">
            <text:p>G08</text:p>
          </table:table-cell>
          <table:table-cell office:value-type="string" calcext:value-type="string">
            <text:p>Judge Gift Cards 2008</text:p>
          </table:table-cell>
          <table:table-cell office:value-type="date" office:date-value="2008-01-08" calcext:value-type="date">
            <text:p>08.01.2008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string" calcext:value-type="string">
            <text:p>Friday Night Magic 2008</text:p>
          </table:table-cell>
          <table:table-cell office:value-type="date" office:date-value="2008-01-04" calcext:value-type="date">
            <text:p>04.01.2008</text:p>
          </table:table-cell>
        </table:table-row>
        <table:table-row table:style-name="ro1">
          <table:table-cell office:value-type="string" calcext:value-type="string">
            <text:p>pMPS08</text:p>
          </table:table-cell>
          <table:table-cell office:value-type="string" calcext:value-type="string">
            <text:p>Magic Premiere Shop 2008</text:p>
          </table:table-cell>
          <table:table-cell office:value-type="date" office:date-value="2008-01-01" calcext:value-type="date">
            <text:p>01.01.2008</text:p>
          </table:table-cell>
        </table:table-row>
        <table:table-row table:style-name="ro1">
          <table:table-cell office:value-type="string" calcext:value-type="string">
            <text:p>pG08</text:p>
          </table:table-cell>
          <table:table-cell office:value-type="string" calcext:value-type="string">
            <text:p>Gateway 2008</text:p>
          </table:table-cell>
          <table:table-cell office:value-type="date" office:date-value="2008-01-01" calcext:value-type="date">
            <text:p>01.01.200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Magic Player Rewards 2008</text:p>
          </table:table-cell>
          <table:table-cell office:value-type="date" office:date-value="2008-01-01" calcext:value-type="date">
            <text:p>01.01.2008</text:p>
          </table:table-cell>
        </table:table-row>
        <table:table-row table:style-name="ro1">
          <table:table-cell office:value-type="string" calcext:value-type="string">
            <text:p>DD1</text:p>
          </table:table-cell>
          <table:table-cell office:value-type="string" calcext:value-type="string">
            <text:p>Duel Decks: Elves vs. Goblins</text:p>
          </table:table-cell>
          <table:table-cell office:value-type="date" office:date-value="2007-11-16" calcext:value-type="date">
            <text:p>16.11.2007</text:p>
          </table:table-cell>
        </table:table-row>
        <table:table-row table:style-name="ro1">
          <table:table-cell office:value-type="string" calcext:value-type="string">
            <text:p>tEVG</text:p>
          </table:table-cell>
          <table:table-cell office:value-type="string" calcext:value-type="string">
            <text:p>Duel Decks: Elves vs. Goblins Tokens</text:p>
          </table:table-cell>
          <table:table-cell office:value-type="date" office:date-value="2007-11-16" calcext:value-type="date">
            <text:p>16.11.2007</text:p>
          </table:table-cell>
        </table:table-row>
        <table:table-row table:style-name="ro1">
          <table:table-cell office:value-type="string" calcext:value-type="string">
            <text:p>LRW</text:p>
          </table:table-cell>
          <table:table-cell office:value-type="string" calcext:value-type="string">
            <text:p>Lorwyn</text:p>
          </table:table-cell>
          <table:table-cell office:value-type="date" office:date-value="2007-10-12" calcext:value-type="date">
            <text:p>12.10.2007</text:p>
          </table:table-cell>
        </table:table-row>
        <table:table-row table:style-name="ro1">
          <table:table-cell office:value-type="string" calcext:value-type="string">
            <text:p>tLRW</text:p>
          </table:table-cell>
          <table:table-cell office:value-type="string" calcext:value-type="string">
            <text:p>Lorwyn Tokens</text:p>
          </table:table-cell>
          <table:table-cell office:value-type="date" office:date-value="2007-10-12" calcext:value-type="date">
            <text:p>12.10.2007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string" calcext:value-type="string">
            <text:p>Masters Edition</text:p>
          </table:table-cell>
          <table:table-cell office:value-type="date" office:date-value="2007-09-10" calcext:value-type="date">
            <text:p>10.09.2007</text:p>
          </table:table-cell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Summer of Magic</text:p>
          </table:table-cell>
          <table:table-cell office:value-type="date" office:date-value="2007-07-21" calcext:value-type="date">
            <text:p>21.07.2007</text:p>
          </table:table-cell>
        </table:table-row>
        <table:table-row table:style-name="ro1">
          <table:table-cell office:value-type="string" calcext:value-type="string">
            <text:p>10E</text:p>
          </table:table-cell>
          <table:table-cell office:value-type="string" calcext:value-type="string">
            <text:p>Tenth Edition</text:p>
          </table:table-cell>
          <table:table-cell office:value-type="date" office:date-value="2007-07-13" calcext:value-type="date">
            <text:p>13.07.2007</text:p>
          </table:table-cell>
        </table:table-row>
        <table:table-row table:style-name="ro1">
          <table:table-cell office:value-type="string" calcext:value-type="string">
            <text:p>t10E</text:p>
          </table:table-cell>
          <table:table-cell office:value-type="string" calcext:value-type="string">
            <text:p>Tenth Edition Tokens</text:p>
          </table:table-cell>
          <table:table-cell office:value-type="date" office:date-value="2007-07-13" calcext:value-type="date">
            <text:p>13.07.2007</text:p>
          </table:table-cell>
        </table:table-row>
        <table:table-row table:style-name="ro1">
          <table:table-cell office:value-type="string" calcext:value-type="string">
            <text:p>p10E</text:p>
          </table:table-cell>
          <table:table-cell office:value-type="string" calcext:value-type="string">
            <text:p>Tenth Edition Promos</text:p>
          </table:table-cell>
          <table:table-cell office:value-type="date" office:date-value="2007-07-13" calcext:value-type="date">
            <text:p>13.07.2007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Future Sight</text:p>
          </table:table-cell>
          <table:table-cell office:value-type="date" office:date-value="2007-05-04" calcext:value-type="date">
            <text:p>04.05.2007</text:p>
          </table:table-cell>
        </table:table-row>
        <table:table-row table:style-name="ro1">
          <table:table-cell office:value-type="string" calcext:value-type="string">
            <text:p>pGPX</text:p>
          </table:table-cell>
          <table:table-cell office:value-type="string" calcext:value-type="string">
            <text:p>Grand Prix</text:p>
          </table:table-cell>
          <table:table-cell office:value-type="date" office:date-value="2007-02-24" calcext:value-type="date">
            <text:p>24.02.2007</text:p>
          </table:table-cell>
        </table:table-row>
        <table:table-row table:style-name="ro1">
          <table:table-cell office:value-type="string" calcext:value-type="string">
            <text:p>pPRO</text:p>
          </table:table-cell>
          <table:table-cell office:value-type="string" calcext:value-type="string">
            <text:p>Pro Tour</text:p>
          </table:table-cell>
          <table:table-cell office:value-type="date" office:date-value="2007-02-09" calcext:value-type="date">
            <text:p>09.02.2007</text:p>
          </table:table-cell>
        </table:table-row>
        <table:table-row table:style-name="ro1">
          <table:table-cell office:value-type="string" calcext:value-type="string">
            <text:p>PLC</text:p>
          </table:table-cell>
          <table:table-cell office:value-type="string" calcext:value-type="string">
            <text:p>Planar Chaos</text:p>
          </table:table-cell>
          <table:table-cell office:value-type="date" office:date-value="2007-02-02" calcext:value-type="date">
            <text:p>02.02.2007</text:p>
          </table:table-cell>
        </table:table-row>
        <table:table-row table:style-name="ro1">
          <table:table-cell office:value-type="string" calcext:value-type="string">
            <text:p>G07</text:p>
          </table:table-cell>
          <table:table-cell office:value-type="string" calcext:value-type="string">
            <text:p>Judge Gift Cards 2007</text:p>
          </table:table-cell>
          <table:table-cell office:value-type="date" office:date-value="2007-01-08" calcext:value-type="date">
            <text:p>08.01.2007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office:value-type="string" calcext:value-type="string">
            <text:p>Friday Night Magic 2007</text:p>
          </table:table-cell>
          <table:table-cell office:value-type="date" office:date-value="2007-01-05" calcext:value-type="date">
            <text:p>05.01.2007</text:p>
          </table:table-cell>
        </table:table-row>
        <table:table-row table:style-name="ro1">
          <table:table-cell office:value-type="string" calcext:value-type="string">
            <text:p>pMPS07</text:p>
          </table:table-cell>
          <table:table-cell office:value-type="string" calcext:value-type="string">
            <text:p>Magic Premiere Shop 2007</text:p>
          </table:table-cell>
          <table:table-cell office:value-type="date" office:date-value="2007-01-01" calcext:value-type="date">
            <text:p>01.01.2007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Resale Promos</text:p>
          </table:table-cell>
          <table:table-cell office:value-type="date" office:date-value="2007-01-01" calcext:value-type="date">
            <text:p>01.01.2007</text:p>
          </table:table-cell>
        </table:table-row>
        <table:table-row table:style-name="ro1">
          <table:table-cell office:value-type="string" calcext:value-type="string">
            <text:p>pG07</text:p>
          </table:table-cell>
          <table:table-cell office:value-type="string" calcext:value-type="string">
            <text:p>Gateway 2007</text:p>
          </table:table-cell>
          <table:table-cell office:value-type="date" office:date-value="2007-01-01" calcext:value-type="date">
            <text:p>01.01.2007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Magic Player Rewards 2007</text:p>
          </table:table-cell>
          <table:table-cell office:value-type="date" office:date-value="2007-01-01" calcext:value-type="date">
            <text:p>01.01.2007</text:p>
          </table:table-cell>
        </table:table-row>
        <table:table-row table:style-name="ro1">
          <table:table-cell office:value-type="string" calcext:value-type="string">
            <text:p>HHO</text:p>
          </table:table-cell>
          <table:table-cell office:value-type="string" calcext:value-type="string">
            <text:p>Happy Holidays</text:p>
          </table:table-cell>
          <table:table-cell office:value-type="date" office:date-value="2006-12-31" calcext:value-type="date">
            <text:p>31.12.2006</text:p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ime Spiral</text:p>
          </table:table-cell>
          <table:table-cell office:value-type="date" office:date-value="2006-10-06" calcext:value-type="date">
            <text:p>06.10.2006</text:p>
          </table:table-cell>
        </table:table-row>
        <table:table-row table:style-name="ro1">
          <table:table-cell office:value-type="string" calcext:value-type="string">
            <text:p>TSB</text:p>
          </table:table-cell>
          <table:table-cell office:value-type="string" calcext:value-type="string">
            <text:p>Time Spiral "Timeshifted"</text:p>
          </table:table-cell>
          <table:table-cell office:value-type="date" office:date-value="2006-10-06" calcext:value-type="date">
            <text:p>06.10.2006</text:p>
          </table:table-cell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Coldsnap Theme Decks</text:p>
          </table:table-cell>
          <table:table-cell office:value-type="date" office:date-value="2006-07-21" calcext:value-type="date">
            <text:p>21.07.2006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oldsnap</text:p>
          </table:table-cell>
          <table:table-cell office:value-type="date" office:date-value="2006-07-21" calcext:value-type="date">
            <text:p>21.07.2006</text:p>
          </table:table-cell>
        </table:table-row>
        <table:table-row table:style-name="ro1">
          <table:table-cell office:value-type="string" calcext:value-type="string">
            <text:p>tCSP</text:p>
          </table:table-cell>
          <table:table-cell office:value-type="string" calcext:value-type="string">
            <text:p>Coldsnap Tokens</text:p>
          </table:table-cell>
          <table:table-cell office:value-type="date" office:date-value="2006-07-21" calcext:value-type="date">
            <text:p>21.07.2006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ssension</text:p>
          </table:table-cell>
          <table:table-cell office:value-type="date" office:date-value="2006-05-05" calcext:value-type="date">
            <text:p>05.05.2006</text:p>
          </table:table-cell>
        </table:table-row>
        <table:table-row table:style-name="ro1">
          <table:table-cell office:value-type="string" calcext:value-type="string">
            <text:p>pCMP</text:p>
          </table:table-cell>
          <table:table-cell office:value-type="string" calcext:value-type="string">
            <text:p>Champs and States</text:p>
          </table:table-cell>
          <table:table-cell office:value-type="date" office:date-value="2006-03-18" calcext:value-type="date">
            <text:p>18.03.2006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Guildpact</text:p>
          </table:table-cell>
          <table:table-cell office:value-type="date" office:date-value="2006-02-03" calcext:value-type="date">
            <text:p>03.02.2006</text:p>
          </table:table-cell>
        </table:table-row>
        <table:table-row table:style-name="ro1">
          <table:table-cell office:value-type="string" calcext:value-type="string">
            <text:p>G06</text:p>
          </table:table-cell>
          <table:table-cell office:value-type="string" calcext:value-type="string">
            <text:p>Judge Gift Cards 2006</text:p>
          </table:table-cell>
          <table:table-cell office:value-type="date" office:date-value="2006-01-08" calcext:value-type="date">
            <text:p>08.01.2006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office:value-type="string" calcext:value-type="string">
            <text:p>Friday Night Magic 2006</text:p>
          </table:table-cell>
          <table:table-cell office:value-type="date" office:date-value="2006-01-06" calcext:value-type="date">
            <text:p>06.01.2006</text:p>
          </table:table-cell>
        </table:table-row>
        <table:table-row table:style-name="ro1">
          <table:table-cell office:value-type="string" calcext:value-type="string">
            <text:p>pMPS06</text:p>
          </table:table-cell>
          <table:table-cell office:value-type="string" calcext:value-type="string">
            <text:p>Magic Premiere Shop 2006</text:p>
          </table:table-cell>
          <table:table-cell office:value-type="date" office:date-value="2006-01-01" calcext:value-type="date">
            <text:p>01.01.2006</text:p>
          </table:table-cell>
        </table:table-row>
        <table:table-row table:style-name="ro1">
          <table:table-cell office:value-type="string" calcext:value-type="string">
            <text:p>pAL06</text:p>
          </table:table-cell>
          <table:table-cell office:value-type="string" calcext:value-type="string">
            <text:p>Arena League 2006</text:p>
          </table:table-cell>
          <table:table-cell office:value-type="date" office:date-value="2006-01-01" calcext:value-type="date">
            <text:p>01.01.2006</text:p>
          </table:table-cell>
        </table:table-row>
        <table:table-row table:style-name="ro1">
          <table:table-cell office:value-type="string" calcext:value-type="string">
            <text:p>pGTW</text:p>
          </table:table-cell>
          <table:table-cell office:value-type="string" calcext:value-type="string">
            <text:p>Gateway 2006</text:p>
          </table:table-cell>
          <table:table-cell office:value-type="date" office:date-value="2006-01-01" calcext:value-type="date">
            <text:p>01.01.200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Magic Player Rewards 2006</text:p>
          </table:table-cell>
          <table:table-cell office:value-type="date" office:date-value="2006-01-01" calcext:value-type="date">
            <text:p>01.01.2006</text:p>
          </table:table-cell>
        </table:table-row>
        <table:table-row table:style-name="ro1">
          <table:table-cell office:value-type="string" calcext:value-type="string">
            <text:p>p2HG</text:p>
          </table:table-cell>
          <table:table-cell office:value-type="string" calcext:value-type="string">
            <text:p>Two-Headed Giant Tournament</text:p>
          </table:table-cell>
          <table:table-cell office:value-type="date" office:date-value="2005-12-09" calcext:value-type="date">
            <text:p>09.12.2005</text:p>
          </table:table-cell>
        </table:table-row>
        <table:table-row table:style-name="ro1">
          <table:table-cell office:value-type="string" calcext:value-type="string">
            <text:p>RAV</text:p>
          </table:table-cell>
          <table:table-cell office:value-type="string" calcext:value-type="string">
            <text:p>Ravnica: City of Guilds</text:p>
          </table:table-cell>
          <table:table-cell office:value-type="date" office:date-value="2005-10-07" calcext:value-type="date">
            <text:p>07.10.2005</text:p>
          </table:table-cell>
        </table:table-row>
        <table:table-row table:style-name="ro1">
          <table:table-cell office:value-type="string" calcext:value-type="string">
            <text:p>9ED</text:p>
          </table:table-cell>
          <table:table-cell office:value-type="string" calcext:value-type="string">
            <text:p>Ninth Edition</text:p>
          </table:table-cell>
          <table:table-cell office:value-type="date" office:date-value="2005-07-29" calcext:value-type="date">
            <text:p>29.07.2005</text:p>
          </table:table-cell>
        </table:table-row>
        <table:table-row table:style-name="ro1">
          <table:table-cell office:value-type="string" calcext:value-type="string">
            <text:p>SOK</text:p>
          </table:table-cell>
          <table:table-cell office:value-type="string" calcext:value-type="string">
            <text:p>Saviors of Kamigawa</text:p>
          </table:table-cell>
          <table:table-cell office:value-type="date" office:date-value="2005-06-03" calcext:value-type="date">
            <text:p>03.06.2005</text:p>
          </table:table-cell>
        </table:table-row>
        <table:table-row table:style-name="ro1">
          <table:table-cell office:value-type="string" calcext:value-type="string">
            <text:p>BOK</text:p>
          </table:table-cell>
          <table:table-cell office:value-type="string" calcext:value-type="string">
            <text:p>Betrayers of Kamigawa</text:p>
          </table:table-cell>
          <table:table-cell office:value-type="date" office:date-value="2005-02-04" calcext:value-type="date">
            <text:p>04.02.2005</text:p>
          </table:table-cell>
        </table:table-row>
        <table:table-row table:style-name="ro1">
          <table:table-cell office:value-type="string" calcext:value-type="string">
            <text:p>G05</text:p>
          </table:table-cell>
          <table:table-cell office:value-type="string" calcext:value-type="string">
            <text:p>Judge Gift Cards 2005</text:p>
          </table:table-cell>
          <table:table-cell office:value-type="date" office:date-value="2005-01-08" calcext:value-type="date">
            <text:p>08.01.2005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Friday Night Magic 2005</text:p>
          </table:table-cell>
          <table:table-cell office:value-type="date" office:date-value="2005-01-07" calcext:value-type="date">
            <text:p>07.01.2005</text:p>
          </table:table-cell>
        </table:table-row>
        <table:table-row table:style-name="ro1">
          <table:table-cell office:value-type="string" calcext:value-type="string">
            <text:p>pAL05</text:p>
          </table:table-cell>
          <table:table-cell office:value-type="string" calcext:value-type="string">
            <text:p>Arena League 2005</text:p>
          </table:table-cell>
          <table:table-cell office:value-type="date" office:date-value="2005-01-01" calcext:value-type="date">
            <text:p>01.01.200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Magic Player Rewards 2005</text:p>
          </table:table-cell>
          <table:table-cell office:value-type="date" office:date-value="2005-01-01" calcext:value-type="date">
            <text:p>01.01.2005</text:p>
          </table:table-cell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Unhinged</text:p>
          </table:table-cell>
          <table:table-cell office:value-type="date" office:date-value="2004-11-20" calcext:value-type="date">
            <text:p>20.11.2004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Champions of Kamigawa</text:p>
          </table:table-cell>
          <table:table-cell office:value-type="date" office:date-value="2004-10-01" calcext:value-type="date">
            <text:p>01.10.2004</text:p>
          </table:table-cell>
        </table:table-row>
        <table:table-row table:style-name="ro1">
          <table:table-cell office:value-type="string" calcext:value-type="string">
            <text:p>5DN</text:p>
          </table:table-cell>
          <table:table-cell office:value-type="string" calcext:value-type="string">
            <text:p>Fifth Dawn</text:p>
          </table:table-cell>
          <table:table-cell office:value-type="date" office:date-value="2004-06-04" calcext:value-type="date">
            <text:p>04.06.2004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Darksteel</text:p>
          </table:table-cell>
          <table:table-cell office:value-type="date" office:date-value="2004-02-06" calcext:value-type="date">
            <text:p>06.02.2004</text:p>
          </table:table-cell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Judge Gift Cards 2004</text:p>
          </table:table-cell>
          <table:table-cell office:value-type="date" office:date-value="2004-01-08" calcext:value-type="date">
            <text:p>08.01.2004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Friday Night Magic 2004</text:p>
          </table:table-cell>
          <table:table-cell office:value-type="date" office:date-value="2004-01-02" calcext:value-type="date">
            <text:p>02.01.2004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Magic Player Rewards 2004</text:p>
          </table:table-cell>
          <table:table-cell office:value-type="date" office:date-value="2004-01-01" calcext:value-type="date">
            <text:p>01.01.2004</text:p>
          </table:table-cell>
        </table:table-row>
        <table:table-row table:style-name="ro1">
          <table:table-cell office:value-type="string" calcext:value-type="string">
            <text:p>pAL04</text:p>
          </table:table-cell>
          <table:table-cell office:value-type="string" calcext:value-type="string">
            <text:p>Arena League 2004</text:p>
          </table:table-cell>
          <table:table-cell office:value-type="date" office:date-value="2004-01-01" calcext:value-type="date">
            <text:p>01.01.2004</text:p>
          </table:table-cell>
        </table:table-row>
        <table:table-row table:style-name="ro1">
          <table:table-cell office:value-type="string" calcext:value-type="string">
            <text:p>MRD</text:p>
          </table:table-cell>
          <table:table-cell office:value-type="string" calcext:value-type="string">
            <text:p>Mirrodin</text:p>
          </table:table-cell>
          <table:table-cell office:value-type="date" office:date-value="2003-10-02" calcext:value-type="date">
            <text:p>02.10.2003</text:p>
          </table:table-cell>
        </table:table-row>
        <table:table-row table:style-name="ro1">
          <table:table-cell office:value-type="string" calcext:value-type="string">
            <text:p>8ED</text:p>
          </table:table-cell>
          <table:table-cell office:value-type="string" calcext:value-type="string">
            <text:p>Eighth Edition</text:p>
          </table:table-cell>
          <table:table-cell office:value-type="date" office:date-value="2003-07-28" calcext:value-type="date">
            <text:p>28.07.2003</text:p>
          </table:table-cell>
        </table:table-row>
        <table:table-row table:style-name="ro1">
          <table:table-cell office:value-type="string" calcext:value-type="string">
            <text:p>pREL</text:p>
          </table:table-cell>
          <table:table-cell office:value-type="string" calcext:value-type="string">
            <text:p>Release Events</text:p>
          </table:table-cell>
          <table:table-cell office:value-type="date" office:date-value="2003-07-26" calcext:value-type="date">
            <text:p>26.07.2003</text:p>
          </table:table-cell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courge</text:p>
          </table:table-cell>
          <table:table-cell office:value-type="date" office:date-value="2003-05-26" calcext:value-type="date">
            <text:p>26.05.2003</text:p>
          </table:table-cell>
        </table:table-row>
        <table:table-row table:style-name="ro1">
          <table:table-cell office:value-type="string" calcext:value-type="string">
            <text:p>LGN</text:p>
          </table:table-cell>
          <table:table-cell office:value-type="string" calcext:value-type="string">
            <text:p>Legions</text:p>
          </table:table-cell>
          <table:table-cell office:value-type="date" office:date-value="2003-02-03" calcext:value-type="date">
            <text:p>03.02.2003</text:p>
          </table:table-cell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Judge Gift Cards 2003</text:p>
          </table:table-cell>
          <table:table-cell office:value-type="date" office:date-value="2003-01-08" calcext:value-type="date">
            <text:p>08.01.2003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office:value-type="string" calcext:value-type="string">
            <text:p>Friday Night Magic 2003</text:p>
          </table:table-cell>
          <table:table-cell office:value-type="date" office:date-value="2003-01-03" calcext:value-type="date">
            <text:p>03.01.2003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>
            <text:p>Magic Player Rewards 2003</text:p>
          </table:table-cell>
          <table:table-cell office:value-type="date" office:date-value="2003-01-01" calcext:value-type="date">
            <text:p>01.01.2003</text:p>
          </table:table-cell>
        </table:table-row>
        <table:table-row table:style-name="ro1">
          <table:table-cell office:value-type="string" calcext:value-type="string">
            <text:p>pAL03</text:p>
          </table:table-cell>
          <table:table-cell office:value-type="string" calcext:value-type="string">
            <text:p>Arena League 2003</text:p>
          </table:table-cell>
          <table:table-cell office:value-type="date" office:date-value="2003-01-01" calcext:value-type="date">
            <text:p>01.01.2003</text:p>
          </table:table-cell>
        </table:table-row>
        <table:table-row table:style-name="ro1">
          <table:table-cell office:value-type="string" calcext:value-type="string">
            <text:p>ONS</text:p>
          </table:table-cell>
          <table:table-cell office:value-type="string" calcext:value-type="string">
            <text:p>Onslaught</text:p>
          </table:table-cell>
          <table:table-cell office:value-type="date" office:date-value="2002-10-07" calcext:value-type="date">
            <text:p>07.10.2002</text:p>
          </table:table-cell>
        </table:table-row>
        <table:table-row table:style-name="ro1">
          <table:table-cell office:value-type="string" calcext:value-type="string">
            <text:p>JUD</text:p>
          </table:table-cell>
          <table:table-cell office:value-type="string" calcext:value-type="string">
            <text:p>Judgment</text:p>
          </table:table-cell>
          <table:table-cell office:value-type="date" office:date-value="2002-05-27" calcext:value-type="date">
            <text:p>27.05.2002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Torment</text:p>
          </table:table-cell>
          <table:table-cell office:value-type="date" office:date-value="2002-02-08" calcext:value-type="date">
            <text:p>08.02.2002</text:p>
          </table:table-cell>
        </table:table-row>
        <table:table-row table:style-name="ro1">
          <table:table-cell office:value-type="string" calcext:value-type="string">
            <text:p>G02</text:p>
          </table:table-cell>
          <table:table-cell office:value-type="string" calcext:value-type="string">
            <text:p>Judge Gift Cards 2002</text:p>
          </table:table-cell>
          <table:table-cell office:value-type="date" office:date-value="2002-01-08" calcext:value-type="date">
            <text:p>08.01.2002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string" calcext:value-type="string">
            <text:p>Friday Night Magic 2002</text:p>
          </table:table-cell>
          <table:table-cell office:value-type="date" office:date-value="2002-01-04" calcext:value-type="date">
            <text:p>04.01.2002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Magic Player Rewards 2002</text:p>
          </table:table-cell>
          <table:table-cell office:value-type="date" office:date-value="2002-01-01" calcext:value-type="date">
            <text:p>01.01.2002</text:p>
          </table:table-cell>
        </table:table-row>
        <table:table-row table:style-name="ro1">
          <table:table-cell office:value-type="string" calcext:value-type="string">
            <text:p>pAL02</text:p>
          </table:table-cell>
          <table:table-cell office:value-type="string" calcext:value-type="string">
            <text:p>Arena League 2002</text:p>
          </table:table-cell>
          <table:table-cell office:value-type="date" office:date-value="2002-01-01" calcext:value-type="date">
            <text:p>01.01.2002</text:p>
          </table:table-cell>
        </table:table-row>
        <table:table-row table:style-name="ro1">
          <table:table-cell office:value-type="string" calcext:value-type="string">
            <text:p>DKM</text:p>
          </table:table-cell>
          <table:table-cell office:value-type="string" calcext:value-type="string">
            <text:p>Deckmasters</text:p>
          </table:table-cell>
          <table:table-cell office:value-type="date" office:date-value="2001-12-01" calcext:value-type="date">
            <text:p>01.12.2001</text:p>
          </table:table-cell>
        </table:table-row>
        <table:table-row table:style-name="ro1">
          <table:table-cell office:value-type="string" calcext:value-type="string">
            <text:p>ODY</text:p>
          </table:table-cell>
          <table:table-cell office:value-type="string" calcext:value-type="string">
            <text:p>Odyssey</text:p>
          </table:table-cell>
          <table:table-cell office:value-type="date" office:date-value="2001-10-01" calcext:value-type="date">
            <text:p>01.10.2001</text:p>
          </table:table-cell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Apocalypse</text:p>
          </table:table-cell>
          <table:table-cell office:value-type="date" office:date-value="2001-06-04" calcext:value-type="date">
            <text:p>04.06.2001</text:p>
          </table:table-cell>
        </table:table-row>
        <table:table-row table:style-name="ro1">
          <table:table-cell office:value-type="string" calcext:value-type="string">
            <text:p>7ED</text:p>
          </table:table-cell>
          <table:table-cell office:value-type="string" calcext:value-type="string">
            <text:p>Seventh Edition</text:p>
          </table:table-cell>
          <table:table-cell office:value-type="date" office:date-value="2001-04-11" calcext:value-type="date">
            <text:p>11.04.2001</text:p>
          </table:table-cell>
        </table:table-row>
        <table:table-row table:style-name="ro1">
          <table:table-cell office:value-type="string" calcext:value-type="string">
            <text:p>PLS</text:p>
          </table:table-cell>
          <table:table-cell office:value-type="string" calcext:value-type="string">
            <text:p>Planeshift</text:p>
          </table:table-cell>
          <table:table-cell office:value-type="date" office:date-value="2001-02-05" calcext:value-type="date">
            <text:p>05.02.200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Judge Gift Cards 2001</text:p>
          </table:table-cell>
          <table:table-cell office:value-type="date" office:date-value="2001-01-08" calcext:value-type="date">
            <text:p>08.01.2001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Friday Night Magic 2001</text:p>
          </table:table-cell>
          <table:table-cell office:value-type="date" office:date-value="2001-01-05" calcext:value-type="date">
            <text:p>05.01.2001</text:p>
          </table:table-cell>
        </table:table-row>
        <table:table-row table:style-name="ro1">
          <table:table-cell office:value-type="string" calcext:value-type="string">
            <text:p>MPR</text:p>
          </table:table-cell>
          <table:table-cell office:value-type="string" calcext:value-type="string">
            <text:p>Magic Player Rewards 2001</text:p>
          </table:table-cell>
          <table:table-cell office:value-type="date" office:date-value="2001-01-01" calcext:value-type="date">
            <text:p>01.01.2001</text:p>
          </table:table-cell>
        </table:table-row>
        <table:table-row table:style-name="ro1">
          <table:table-cell office:value-type="string" calcext:value-type="string">
            <text:p>pAL01</text:p>
          </table:table-cell>
          <table:table-cell office:value-type="string" calcext:value-type="string">
            <text:p>Arena League 2001</text:p>
          </table:table-cell>
          <table:table-cell office:value-type="date" office:date-value="2001-01-01" calcext:value-type="date">
            <text:p>01.01.2001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Invasion</text:p>
          </table:table-cell>
          <table:table-cell office:value-type="date" office:date-value="2000-10-02" calcext:value-type="date">
            <text:p>02.10.2000</text:p>
          </table:table-cell>
        </table:table-row>
        <table:table-row table:style-name="ro1">
          <table:table-cell office:value-type="string" calcext:value-type="string">
            <text:p>BTD</text:p>
          </table:table-cell>
          <table:table-cell office:value-type="string" calcext:value-type="string">
            <text:p>Beatdown Box Set</text:p>
          </table:table-cell>
          <table:table-cell office:value-type="date" office:date-value="2000-10-01" calcext:value-type="date">
            <text:p>01.10.2000</text:p>
          </table:table-cell>
        </table:table-row>
        <table:table-row table:style-name="ro1">
          <table:table-cell office:value-type="string" calcext:value-type="string">
            <text:p>WC00</text:p>
          </table:table-cell>
          <table:table-cell office:value-type="string" calcext:value-type="string">
            <text:p>World Championship Decks 2000</text:p>
          </table:table-cell>
          <table:table-cell office:value-type="date" office:date-value="2000-08-02" calcext:value-type="date">
            <text:p>02.08.2000</text:p>
          </table:table-cell>
        </table:table-row>
        <table:table-row table:style-name="ro1">
          <table:table-cell office:value-type="string" calcext:value-type="string">
            <text:p>PCY</text:p>
          </table:table-cell>
          <table:table-cell office:value-type="string" calcext:value-type="string">
            <text:p>Prophecy</text:p>
          </table:table-cell>
          <table:table-cell office:value-type="date" office:date-value="2000-06-05" calcext:value-type="date">
            <text:p>05.06.2000</text:p>
          </table:table-cell>
        </table:table-row>
        <table:table-row table:style-name="ro1">
          <table:table-cell office:value-type="string" calcext:value-type="string">
            <text:p>S00</text:p>
          </table:table-cell>
          <table:table-cell office:value-type="string" calcext:value-type="string">
            <text:p>Starter 2000</text:p>
          </table:table-cell>
          <table:table-cell office:value-type="date" office:date-value="2000-04-24" calcext:value-type="date">
            <text:p>24.04.2000</text:p>
          </table:table-cell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Nemesis</text:p>
          </table:table-cell>
          <table:table-cell office:value-type="date" office:date-value="2000-02-14" calcext:value-type="date">
            <text:p>14.02.2000</text:p>
          </table:table-cell>
        </table:table-row>
        <table:table-row table:style-name="ro1">
          <table:table-cell office:value-type="string" calcext:value-type="string">
            <text:p>pELP</text:p>
          </table:table-cell>
          <table:table-cell office:value-type="string" calcext:value-type="string">
            <text:p>European Land Program</text:p>
          </table:table-cell>
          <table:table-cell office:value-type="date" office:date-value="2000-02-05" calcext:value-type="date">
            <text:p>05.02.2000</text:p>
          </table:table-cell>
        </table:table-row>
        <table:table-row table:style-name="ro1">
          <table:table-cell office:value-type="string" calcext:value-type="string">
            <text:p>FNM</text:p>
          </table:table-cell>
          <table:table-cell office:value-type="string" calcext:value-type="string">
            <text:p>Friday Night Magic 2000</text:p>
          </table:table-cell>
          <table:table-cell office:value-type="date" office:date-value="2000-02-01" calcext:value-type="date">
            <text:p>01.02.2000</text:p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Judge Gift Cards 2000</text:p>
          </table:table-cell>
          <table:table-cell office:value-type="date" office:date-value="2000-01-08" calcext:value-type="date">
            <text:p>08.01.2000</text:p>
          </table:table-cell>
        </table:table-row>
        <table:table-row table:style-name="ro1">
          <table:table-cell office:value-type="string" calcext:value-type="string">
            <text:p>pAL00</text:p>
          </table:table-cell>
          <table:table-cell office:value-type="string" calcext:value-type="string">
            <text:p>Arena League 2000</text:p>
          </table:table-cell>
          <table:table-cell office:value-type="date" office:date-value="2000-01-01" calcext:value-type="date">
            <text:p>01.01.2000</text:p>
          </table:table-cell>
        </table:table-row>
        <table:table-row table:style-name="ro1">
          <table:table-cell office:value-type="string" calcext:value-type="string">
            <text:p>pSUS</text:p>
          </table:table-cell>
          <table:table-cell office:value-type="string" calcext:value-type="string">
            <text:p>Super Series</text:p>
          </table:table-cell>
          <table:table-cell office:value-type="date" office:date-value="1999-12-01" calcext:value-type="date">
            <text:p>01.12.1999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attle Royale Box Set</text:p>
          </table:table-cell>
          <table:table-cell office:value-type="date" office:date-value="1999-11-12" calcext:value-type="date">
            <text:p>12.11.1999</text:p>
          </table:table-cell>
        </table:table-row>
        <table:table-row table:style-name="ro1">
          <table:table-cell office:value-type="string" calcext:value-type="string">
            <text:p>MMQ</text:p>
          </table:table-cell>
          <table:table-cell office:value-type="string" calcext:value-type="string">
            <text:p>Mercadian Masques</text:p>
          </table:table-cell>
          <table:table-cell office:value-type="date" office:date-value="1999-10-04" calcext:value-type="date">
            <text:p>04.10.1999</text:p>
          </table:table-cell>
        </table:table-row>
        <table:table-row table:style-name="ro1">
          <table:table-cell office:value-type="string" calcext:value-type="string">
            <text:p>pWOS</text:p>
          </table:table-cell>
          <table:table-cell office:value-type="string" calcext:value-type="string">
            <text:p>Wizards of the Coast Online Store</text:p>
          </table:table-cell>
          <table:table-cell office:value-type="date" office:date-value="1999-09-04" calcext:value-type="date">
            <text:p>04.09.1999</text:p>
          </table:table-cell>
        </table:table-row>
        <table:table-row table:style-name="ro1">
          <table:table-cell office:value-type="string" calcext:value-type="string">
            <text:p>pWOR</text:p>
          </table:table-cell>
          <table:table-cell office:value-type="string" calcext:value-type="string">
            <text:p>Worlds</text:p>
          </table:table-cell>
          <table:table-cell office:value-type="date" office:date-value="1999-08-04" calcext:value-type="date">
            <text:p>04.08.1999</text:p>
          </table:table-cell>
        </table:table-row>
        <table:table-row table:style-name="ro1">
          <table:table-cell office:value-type="string" calcext:value-type="string">
            <text:p>pGRU</text:p>
          </table:table-cell>
          <table:table-cell office:value-type="string" calcext:value-type="string">
            <text:p>Guru</text:p>
          </table:table-cell>
          <table:table-cell office:value-type="date" office:date-value="1999-07-12" calcext:value-type="date">
            <text:p>12.07.1999</text:p>
          </table:table-cell>
        </table:table-row>
        <table:table-row table:style-name="ro1">
          <table:table-cell office:value-type="string" calcext:value-type="string">
            <text:p>S99</text:p>
          </table:table-cell>
          <table:table-cell office:value-type="string" calcext:value-type="string">
            <text:p>Starter 1999</text:p>
          </table:table-cell>
          <table:table-cell office:value-type="date" office:date-value="1999-07-12" calcext:value-type="date">
            <text:p>12.07.1999</text:p>
          </table:table-cell>
        </table:table-row>
        <table:table-row table:style-name="ro1">
          <table:table-cell office:value-type="string" calcext:value-type="string">
            <text:p>UDS</text:p>
          </table:table-cell>
          <table:table-cell office:value-type="string" calcext:value-type="string">
            <text:p>Urza's Destiny</text:p>
          </table:table-cell>
          <table:table-cell office:value-type="date" office:date-value="1999-06-07" calcext:value-type="date">
            <text:p>07.06.1999</text:p>
          </table:table-cell>
        </table:table-row>
        <table:table-row table:style-name="ro1">
          <table:table-cell office:value-type="string" calcext:value-type="string">
            <text:p>PTK</text:p>
          </table:table-cell>
          <table:table-cell office:value-type="string" calcext:value-type="string">
            <text:p>Portal Three Kingdoms</text:p>
          </table:table-cell>
          <table:table-cell office:value-type="date" office:date-value="1999-05-01" calcext:value-type="date">
            <text:p>01.05.1999</text:p>
          </table:table-cell>
        </table:table-row>
        <table:table-row table:style-name="ro1">
          <table:table-cell office:value-type="string" calcext:value-type="string">
            <text:p>6ED</text:p>
          </table:table-cell>
          <table:table-cell office:value-type="string" calcext:value-type="string">
            <text:p>Classic Sixth Edition</text:p>
          </table:table-cell>
          <table:table-cell office:value-type="date" office:date-value="1999-04-21" calcext:value-type="date">
            <text:p>21.04.1999</text:p>
          </table:table-cell>
        </table:table-row>
        <table:table-row table:style-name="ro1">
          <table:table-cell office:value-type="string" calcext:value-type="string">
            <text:p>ULG</text:p>
          </table:table-cell>
          <table:table-cell office:value-type="string" calcext:value-type="string">
            <text:p>Urza's Legacy</text:p>
          </table:table-cell>
          <table:table-cell office:value-type="date" office:date-value="1999-02-15" calcext:value-type="date">
            <text:p>15.02.1999</text:p>
          </table:table-cell>
        </table:table-row>
        <table:table-row table:style-name="ro1">
          <table:table-cell office:value-type="string" calcext:value-type="string">
            <text:p>G99</text:p>
          </table:table-cell>
          <table:table-cell office:value-type="string" calcext:value-type="string">
            <text:p>Judge Gift Cards 1999</text:p>
          </table:table-cell>
          <table:table-cell office:value-type="date" office:date-value="1999-01-08" calcext:value-type="date">
            <text:p>08.01.1999</text:p>
          </table:table-cell>
        </table:table-row>
        <table:table-row table:style-name="ro1">
          <table:table-cell office:value-type="string" calcext:value-type="string">
            <text:p>pAL99</text:p>
          </table:table-cell>
          <table:table-cell office:value-type="string" calcext:value-type="string">
            <text:p>Arena League 1999</text:p>
          </table:table-cell>
          <table:table-cell office:value-type="date" office:date-value="1999-01-01" calcext:value-type="date">
            <text:p>01.01.1999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string" calcext:value-type="string">
            <text:p>Anthologies</text:p>
          </table:table-cell>
          <table:table-cell office:value-type="date" office:date-value="1998-11-01" calcext:value-type="date">
            <text:p>01.11.1998</text:p>
          </table:table-cell>
        </table:table-row>
        <table:table-row table:style-name="ro1">
          <table:table-cell office:value-type="string" calcext:value-type="string">
            <text:p>USG</text:p>
          </table:table-cell>
          <table:table-cell office:value-type="string" calcext:value-type="string">
            <text:p>Urza's Saga</text:p>
          </table:table-cell>
          <table:table-cell office:value-type="date" office:date-value="1998-10-12" calcext:value-type="date">
            <text:p>12.10.1998</text:p>
          </table:table-cell>
        </table:table-row>
        <table:table-row table:style-name="ro1">
          <table:table-cell office:value-type="string" calcext:value-type="string">
            <text:p>pALP</text:p>
          </table:table-cell>
          <table:table-cell office:value-type="string" calcext:value-type="string">
            <text:p>Asia Pacific Land Program</text:p>
          </table:table-cell>
          <table:table-cell office:value-type="date" office:date-value="1998-09-01" calcext:value-type="date">
            <text:p>01.09.1998</text:p>
          </table:table-cell>
        </table:table-row>
        <table:table-row table:style-name="ro1">
          <table:table-cell office:value-type="string" calcext:value-type="string">
            <text:p>UGL</text:p>
          </table:table-cell>
          <table:table-cell office:value-type="string" calcext:value-type="string">
            <text:p>Unglued</text:p>
          </table:table-cell>
          <table:table-cell office:value-type="date" office:date-value="1998-08-11" calcext:value-type="date">
            <text:p>11.08.1998</text:p>
          </table:table-cell>
        </table:table-row>
        <table:table-row table:style-name="ro1">
          <table:table-cell office:value-type="string" calcext:value-type="string">
            <text:p>tUGL</text:p>
          </table:table-cell>
          <table:table-cell office:value-type="string" calcext:value-type="string">
            <text:p>Unglued Tokens</text:p>
          </table:table-cell>
          <table:table-cell office:value-type="date" office:date-value="1998-08-11" calcext:value-type="date">
            <text:p>11.08.1998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Portal Second Age</text:p>
          </table:table-cell>
          <table:table-cell office:value-type="date" office:date-value="1998-06-24" calcext:value-type="date">
            <text:p>24.06.1998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string" calcext:value-type="string">
            <text:p>Exodus</text:p>
          </table:table-cell>
          <table:table-cell office:value-type="date" office:date-value="1998-06-15" calcext:value-type="date">
            <text:p>15.06.1998</text:p>
          </table:table-cell>
        </table:table-row>
        <table:table-row table:style-name="ro1">
          <table:table-cell office:value-type="string" calcext:value-type="string">
            <text:p>JGP</text:p>
          </table:table-cell>
          <table:table-cell office:value-type="string" calcext:value-type="string">
            <text:p>Judge Gift Cards 1998</text:p>
          </table:table-cell>
          <table:table-cell office:value-type="date" office:date-value="1998-06-01" calcext:value-type="date">
            <text:p>01.06.1998</text:p>
          </table:table-cell>
        </table:table-row>
        <table:table-row table:style-name="ro1">
          <table:table-cell office:value-type="string" calcext:value-type="string">
            <text:p>STH</text:p>
          </table:table-cell>
          <table:table-cell office:value-type="string" calcext:value-type="string">
            <text:p>Stronghold</text:p>
          </table:table-cell>
          <table:table-cell office:value-type="date" office:date-value="1998-03-02" calcext:value-type="date">
            <text:p>02.03.1998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office:value-type="string" calcext:value-type="string">
            <text:p>Tempest</text:p>
          </table:table-cell>
          <table:table-cell office:value-type="date" office:date-value="1997-10-14" calcext:value-type="date">
            <text:p>14.10.1997</text:p>
          </table:table-cell>
        </table:table-row>
        <table:table-row table:style-name="ro1">
          <table:table-cell office:value-type="string" calcext:value-type="string">
            <text:p>pPRE</text:p>
          </table:table-cell>
          <table:table-cell office:value-type="string" calcext:value-type="string">
            <text:p>Prerelease Events</text:p>
          </table:table-cell>
          <table:table-cell office:value-type="date" office:date-value="1997-10-04" calcext:value-type="date">
            <text:p>04.10.1997</text:p>
          </table:table-cell>
        </table:table-row>
        <table:table-row table:style-name="ro1">
          <table:table-cell office:value-type="string" calcext:value-type="string">
            <text:p>WTH</text:p>
          </table:table-cell>
          <table:table-cell office:value-type="string" calcext:value-type="string">
            <text:p>Weatherlight</text:p>
          </table:table-cell>
          <table:table-cell office:value-type="date" office:date-value="1997-06-09" calcext:value-type="date">
            <text:p>09.06.1997</text:p>
          </table:table-cell>
        </table:table-row>
        <table:table-row table:style-name="ro1">
          <table:table-cell office:value-type="string" calcext:value-type="string">
            <text:p>pPOD</text:p>
          </table:table-cell>
          <table:table-cell office:value-type="string" calcext:value-type="string">
            <text:p>Portal Demo Game</text:p>
          </table:table-cell>
          <table:table-cell office:value-type="date" office:date-value="1997-05-01" calcext:value-type="date">
            <text:p>01.05.1997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ortal</text:p>
          </table:table-cell>
          <table:table-cell office:value-type="date" office:date-value="1997-05-01" calcext:value-type="date">
            <text:p>01.05.1997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Vanguard</text:p>
          </table:table-cell>
          <table:table-cell office:value-type="date" office:date-value="1997-05-01" calcext:value-type="date">
            <text:p>01.05.1997</text:p>
          </table:table-cell>
        </table:table-row>
        <table:table-row table:style-name="ro1">
          <table:table-cell office:value-type="string" calcext:value-type="string">
            <text:p>5ED</text:p>
          </table:table-cell>
          <table:table-cell office:value-type="string" calcext:value-type="string">
            <text:p>Fifth Edition</text:p>
          </table:table-cell>
          <table:table-cell office:value-type="date" office:date-value="1997-03-24" calcext:value-type="date">
            <text:p>24.03.1997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Visions</text:p>
          </table:table-cell>
          <table:table-cell office:value-type="date" office:date-value="1997-02-03" calcext:value-type="date">
            <text:p>03.02.1997</text:p>
          </table:table-cell>
        </table:table-row>
        <table:table-row table:style-name="ro1">
          <table:table-cell office:value-type="string" calcext:value-type="string">
            <text:p>ITP</text:p>
          </table:table-cell>
          <table:table-cell office:value-type="string" calcext:value-type="string">
            <text:p>Introductory Two-Player Set</text:p>
          </table:table-cell>
          <table:table-cell office:value-type="date" office:date-value="1996-12-31" calcext:value-type="date">
            <text:p>31.12.1996</text:p>
          </table:table-cell>
        </table:table-row>
        <table:table-row table:style-name="ro1">
          <table:table-cell office:value-type="string" calcext:value-type="string">
            <text:p>MGB</text:p>
          </table:table-cell>
          <table:table-cell office:value-type="string" calcext:value-type="string">
            <text:p>Multiverse Gift Box</text:p>
          </table:table-cell>
          <table:table-cell office:value-type="date" office:date-value="1996-11-01" calcext:value-type="date">
            <text:p>01.11.1996</text:p>
          </table:table-cell>
        </table:table-row>
        <table:table-row table:style-name="ro1">
          <table:table-cell office:value-type="string" calcext:value-type="string">
            <text:p>MIR</text:p>
          </table:table-cell>
          <table:table-cell office:value-type="string" calcext:value-type="string">
            <text:p>Mirage</text:p>
          </table:table-cell>
          <table:table-cell office:value-type="date" office:date-value="1996-10-08" calcext:value-type="date">
            <text:p>08.10.1996</text:p>
          </table:table-cell>
        </table:table-row>
        <table:table-row table:style-name="ro1">
          <table:table-cell office:value-type="string" calcext:value-type="string">
            <text:p>pCEL</text:p>
          </table:table-cell>
          <table:table-cell office:value-type="string" calcext:value-type="string">
            <text:p>Celebration</text:p>
          </table:table-cell>
          <table:table-cell office:value-type="date" office:date-value="1996-08-14" calcext:value-type="date">
            <text:p>14.08.1996</text:p>
          </table:table-cell>
        </table:table-row>
        <table:table-row table:style-name="ro1">
          <table:table-cell office:value-type="string" calcext:value-type="string">
            <text:p>pARL</text:p>
          </table:table-cell>
          <table:table-cell office:value-type="string" calcext:value-type="string">
            <text:p>Arena League 1996</text:p>
          </table:table-cell>
          <table:table-cell office:value-type="date" office:date-value="1996-08-02" calcext:value-type="date">
            <text:p>02.08.1996</text:p>
          </table:table-cell>
        </table:table-row>
        <table:table-row table:style-name="ro1">
          <table:table-cell office:value-type="string" calcext:value-type="string">
            <text:p>RQS</text:p>
          </table:table-cell>
          <table:table-cell office:value-type="string" calcext:value-type="string">
            <text:p>Rivals Quick Start Set</text:p>
          </table:table-cell>
          <table:table-cell office:value-type="date" office:date-value="1996-06-10" calcext:value-type="date">
            <text:p>10.06.199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iances</text:p>
          </table:table-cell>
          <table:table-cell office:value-type="date" office:date-value="1996-06-10" calcext:value-type="date">
            <text:p>10.06.1996</text:p>
          </table:table-cell>
        </table:table-row>
        <table:table-row table:style-name="ro1">
          <table:table-cell office:value-type="string" calcext:value-type="string">
            <text:p>HML</text:p>
          </table:table-cell>
          <table:table-cell office:value-type="string" calcext:value-type="string">
            <text:p>Homelands</text:p>
          </table:table-cell>
          <table:table-cell office:value-type="date" office:date-value="1995-10-14" calcext:value-type="date">
            <text:p>14.10.1995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Chronicles</text:p>
          </table:table-cell>
          <table:table-cell office:value-type="date" office:date-value="1995-07-01" calcext:value-type="date">
            <text:p>01.07.1995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ce Age</text:p>
          </table:table-cell>
          <table:table-cell office:value-type="date" office:date-value="1995-06-01" calcext:value-type="date">
            <text:p>01.06.1995</text:p>
          </table:table-cell>
        </table:table-row>
        <table:table-row table:style-name="ro1">
          <table:table-cell office:value-type="string" calcext:value-type="string">
            <text:p>4ED</text:p>
          </table:table-cell>
          <table:table-cell office:value-type="string" calcext:value-type="string">
            <text:p>Fourth Edition</text:p>
          </table:table-cell>
          <table:table-cell office:value-type="date" office:date-value="1995-04-01" calcext:value-type="date">
            <text:p>01.04.1995</text:p>
          </table:table-cell>
        </table:table-row>
        <table:table-row table:style-name="ro1">
          <table:table-cell office:value-type="string" calcext:value-type="string">
            <text:p>pMEI</text:p>
          </table:table-cell>
          <table:table-cell office:value-type="string" calcext:value-type="string">
            <text:p>Magazine Inserts</text:p>
          </table:table-cell>
          <table:table-cell office:value-type="date" office:date-value="1995-01-01" calcext:value-type="date">
            <text:p>01.01.1995</text:p>
          </table:table-cell>
        </table:table-row>
        <table:table-row table:style-name="ro1">
          <table:table-cell office:value-type="string" calcext:value-type="string">
            <text:p>pLGM</text:p>
          </table:table-cell>
          <table:table-cell office:value-type="string" calcext:value-type="string">
            <text:p>Legend Membership</text:p>
          </table:table-cell>
          <table:table-cell office:value-type="date" office:date-value="1995-01-01" calcext:value-type="date">
            <text:p>01.01.1995</text:p>
          </table:table-cell>
        </table:table-row>
        <table:table-row table:style-name="ro1">
          <table:table-cell office:value-type="string" calcext:value-type="string">
            <text:p>FEM</text:p>
          </table:table-cell>
          <table:table-cell office:value-type="string" calcext:value-type="string">
            <text:p>Fallen Empires</text:p>
          </table:table-cell>
          <table:table-cell office:value-type="date" office:date-value="1994-11-15" calcext:value-type="date">
            <text:p>15.11.1994</text:p>
          </table:table-cell>
        </table:table-row>
        <table:table-row table:style-name="ro1">
          <table:table-cell office:value-type="string" calcext:value-type="string">
            <text:p>DRK</text:p>
          </table:table-cell>
          <table:table-cell office:value-type="string" calcext:value-type="string">
            <text:p>The Dark</text:p>
          </table:table-cell>
          <table:table-cell office:value-type="date" office:date-value="1994-08-08" calcext:value-type="date">
            <text:p>08.08.1994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Legends</text:p>
          </table:table-cell>
          <table:table-cell office:value-type="date" office:date-value="1994-06-10" calcext:value-type="date">
            <text:p>10.06.1994</text:p>
          </table:table-cell>
        </table:table-row>
        <table:table-row table:style-name="ro1">
          <table:table-cell office:value-type="string" calcext:value-type="string">
            <text:p>3ED</text:p>
          </table:table-cell>
          <table:table-cell office:value-type="string" calcext:value-type="string">
            <text:p>Revised Edition</text:p>
          </table:table-cell>
          <table:table-cell office:value-type="date" office:date-value="1994-04-01" calcext:value-type="date">
            <text:p>01.04.1994</text:p>
          </table:table-cell>
        </table:table-row>
        <table:table-row table:style-name="ro1">
          <table:table-cell office:value-type="string" calcext:value-type="string">
            <text:p>ATQ</text:p>
          </table:table-cell>
          <table:table-cell office:value-type="string" calcext:value-type="string">
            <text:p>Antiquities</text:p>
          </table:table-cell>
          <table:table-cell office:value-type="date" office:date-value="1994-03-04" calcext:value-type="date">
            <text:p>04.03.1994</text:p>
          </table:table-cell>
        </table:table-row>
        <table:table-row table:style-name="ro1">
          <table:table-cell office:value-type="string" calcext:value-type="string">
            <text:p>pDRC</text:p>
          </table:table-cell>
          <table:table-cell office:value-type="string" calcext:value-type="string">
            <text:p>Dragon Con</text:p>
          </table:table-cell>
          <table:table-cell office:value-type="date" office:date-value="1994-01-01" calcext:value-type="date">
            <text:p>01.01.1994</text:p>
          </table:table-cell>
        </table:table-row>
        <table:table-row table:style-name="ro1">
          <table:table-cell office:value-type="string" calcext:value-type="string">
            <text:p>pHPR</text:p>
          </table:table-cell>
          <table:table-cell office:value-type="string" calcext:value-type="string">
            <text:p>HarperPrism Book Promos</text:p>
          </table:table-cell>
          <table:table-cell office:value-type="date" office:date-value="1994-01-01" calcext:value-type="date">
            <text:p>01.01.1994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Arabian Nights</text:p>
          </table:table-cell>
          <table:table-cell office:value-type="date" office:date-value="1993-12-17" calcext:value-type="date">
            <text:p>17.12.1993</text:p>
          </table:table-cell>
        </table:table-row>
        <table:table-row table:style-name="ro1">
          <table:table-cell office:value-type="string" calcext:value-type="string">
            <text:p>CEI</text:p>
          </table:table-cell>
          <table:table-cell office:value-type="string" calcext:value-type="string">
            <text:p>International Collector's Edition</text:p>
          </table:table-cell>
          <table:table-cell office:value-type="date" office:date-value="1993-12-01" calcext:value-type="date">
            <text:p>01.12.1993</text:p>
          </table:table-cell>
        </table:table-row>
        <table:table-row table:style-name="ro1">
          <table:table-cell office:value-type="string" calcext:value-type="string">
            <text:p>CED</text:p>
          </table:table-cell>
          <table:table-cell office:value-type="string" calcext:value-type="string">
            <text:p>Collector's Edition</text:p>
          </table:table-cell>
          <table:table-cell office:value-type="date" office:date-value="1993-12-01" calcext:value-type="date">
            <text:p>01.12.1993</text:p>
          </table:table-cell>
        </table:table-row>
        <table:table-row table:style-name="ro1">
          <table:table-cell office:value-type="string" calcext:value-type="string">
            <text:p>2ED</text:p>
          </table:table-cell>
          <table:table-cell office:value-type="string" calcext:value-type="string">
            <text:p>Unlimited Edition</text:p>
          </table:table-cell>
          <table:table-cell office:value-type="date" office:date-value="1993-12-01" calcext:value-type="date">
            <text:p>01.12.1993</text:p>
          </table:table-cell>
        </table:table-row>
        <table:table-row table:style-name="ro1">
          <table:table-cell office:value-type="string" calcext:value-type="string">
            <text:p>LEB</text:p>
          </table:table-cell>
          <table:table-cell office:value-type="string" calcext:value-type="string">
            <text:p>Limited Edition Beta</text:p>
          </table:table-cell>
          <table:table-cell office:value-type="date" office:date-value="1993-10-01" calcext:value-type="date">
            <text:p>01.10.1993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Limited Edition Alpha</text:p>
          </table:table-cell>
          <table:table-cell office:value-type="date" office:date-value="1993-08-05" calcext:value-type="date">
            <text:p>05.08.1993</text:p>
          </table:table-cell>
        </table:table-row>
        <table:table-row table:style-name="ro1" table:number-rows-repeated="10479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36:40.315517131</meta:creation-date>
    <dc:date>2022-09-14T13:17:29.225807940</dc:date>
    <meta:editing-duration>PT1H36M19S</meta:editing-duration>
    <meta:editing-cycles>18</meta:editing-cycles>
    <meta:generator>LibreOffice/7.3.5.2$Linux_X86_64 LibreOffice_project/30$Build-2</meta:generator>
    <meta:document-statistic meta:table-count="1" meta:cell-count="1812" meta:object-count="0"/>
  </office:meta>
</office:document-meta>
</file>